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4701in"/>
    </style:style>
    <style:style style:name="co2" style:family="table-column">
      <style:table-column-properties fo:break-before="auto" style:column-width="0.5457in"/>
    </style:style>
    <style:style style:name="co3" style:family="table-column">
      <style:table-column-properties fo:break-before="auto" style:column-width="0.52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41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7.576in" svg:height="7.6866in" svg:x="2.7283in" svg:y="0.5335in">
            <draw:object draw:notify-on-update-of-ranges="Sheet1.A1:Sheet1.A1 Sheet1.A2:Sheet1.A497 Sheet1.B1:Sheet1.B1 Sheet1.B2:Sheet1.B497 Sheet1.C1:Sheet1.C1 Sheet1.C2:Sheet1.C497 Sheet1.D1:Sheet1.D1 Sheet1.D2:Sheet1.D497 Sheet1.E1:Sheet1.E1 Sheet1.E2:Sheet1.E49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red</text:p>
          </table:table-cell>
          <table:table-cell table:style-name="ce2" office:value-type="string" calcext:value-type="string">
            <text:p>delta green</text:p>
          </table:table-cell>
          <table:table-cell table:style-name="ce2" office:value-type="string" calcext:value-type="string">
            <text:p>delta red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.33333333333" calcext:value-type="float">
            <text:p>1.33</text:p>
          </table:table-cell>
          <table:table-cell office:value-type="float" office:value="5" calcext:value-type="float">
            <text:p>5.00</text:p>
          </table:table-cell>
          <table:table-cell table:number-columns-repeated="2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.33333333333" calcext:value-type="float">
            <text:p>1.33</text:p>
          </table:table-cell>
          <table:table-cell office:value-type="float" office:value="5" calcext:value-type="float">
            <text:p>5.00</text:p>
          </table:table-cell>
          <table:table-cell table:formula="of:=[.B3]-[.B2]" office:value-type="float" office:value="0" calcext:value-type="float">
            <text:p>0.00</text:p>
          </table:table-cell>
          <table:table-cell table:formula="of:=[.C3]-[.C2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6.66666666667" calcext:value-type="float">
            <text:p>6.67</text:p>
          </table:table-cell>
          <table:table-cell office:value-type="float" office:value="7.5" calcext:value-type="float">
            <text:p>7.50</text:p>
          </table:table-cell>
          <table:table-cell table:formula="of:=[.B4]-[.B3]" office:value-type="float" office:value="5.33333333334" calcext:value-type="float">
            <text:p>5.33</text:p>
          </table:table-cell>
          <table:table-cell table:formula="of:=[.C4]-[.C3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10.6666666667" calcext:value-type="float">
            <text:p>10.67</text:p>
          </table:table-cell>
          <table:table-cell office:value-type="float" office:value="7.5" calcext:value-type="float">
            <text:p>7.50</text:p>
          </table:table-cell>
          <table:table-cell table:formula="of:=[.B5]-[.B4]" office:value-type="float" office:value="4.00000000003" calcext:value-type="float">
            <text:p>4.00</text:p>
          </table:table-cell>
          <table:table-cell table:formula="of:=[.C5]-[.C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9.33333333333" calcext:value-type="float">
            <text:p>9.33</text:p>
          </table:table-cell>
          <table:table-cell office:value-type="float" office:value="7.5" calcext:value-type="float">
            <text:p>7.50</text:p>
          </table:table-cell>
          <table:table-cell table:formula="of:=[.B6]-[.B5]" office:value-type="float" office:value="-1.33333333337" calcext:value-type="float">
            <text:p>-1.33</text:p>
          </table:table-cell>
          <table:table-cell table:formula="of:=[.C6]-[.C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10.6666666667" calcext:value-type="float">
            <text:p>10.67</text:p>
          </table:table-cell>
          <table:table-cell office:value-type="float" office:value="7.5" calcext:value-type="float">
            <text:p>7.50</text:p>
          </table:table-cell>
          <table:table-cell table:formula="of:=[.B7]-[.B6]" office:value-type="float" office:value="1.33333333337" calcext:value-type="float">
            <text:p>1.33</text:p>
          </table:table-cell>
          <table:table-cell table:formula="of:=[.C7]-[.C6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8.75" calcext:value-type="float">
            <text:p>8.75</text:p>
          </table:table-cell>
          <table:table-cell table:formula="of:=[.B8]-[.B7]" office:value-type="float" office:value="-5.33333333337" calcext:value-type="float">
            <text:p>-5.33</text:p>
          </table:table-cell>
          <table:table-cell table:formula="of:=[.C8]-[.C7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.00</text:p>
          </table:table-cell>
          <table:table-cell office:value-type="float" office:value="8.75" calcext:value-type="float">
            <text:p>8.75</text:p>
          </table:table-cell>
          <table:table-cell table:formula="of:=[.B9]-[.B8]" office:value-type="float" office:value="-5.33333333333" calcext:value-type="float">
            <text:p>-5.33</text:p>
          </table:table-cell>
          <table:table-cell table:formula="of:=[.C9]-[.C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.00</text:p>
          </table:table-cell>
          <table:table-cell office:value-type="float" office:value="6.25" calcext:value-type="float">
            <text:p>6.25</text:p>
          </table:table-cell>
          <table:table-cell table:formula="of:=[.B10]-[.B9]" office:value-type="float" office:value="0" calcext:value-type="float">
            <text:p>0.00</text:p>
          </table:table-cell>
          <table:table-cell table:formula="of:=[.C10]-[.C9]" office:value-type="float" office:value="-2.5" calcext:value-type="float">
            <text:p>-2.50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.33333333333" calcext:value-type="float">
            <text:p>1.33</text:p>
          </table:table-cell>
          <table:table-cell office:value-type="float" office:value="6.25" calcext:value-type="float">
            <text:p>6.25</text:p>
          </table:table-cell>
          <table:table-cell table:formula="of:=[.B11]-[.B10]" office:value-type="float" office:value="1.33333333333" calcext:value-type="float">
            <text:p>1.33</text:p>
          </table:table-cell>
          <table:table-cell table:formula="of:=[.C11]-[.C1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.33333333333" calcext:value-type="float">
            <text:p>1.33</text:p>
          </table:table-cell>
          <table:table-cell office:value-type="float" office:value="6.25" calcext:value-type="float">
            <text:p>6.25</text:p>
          </table:table-cell>
          <table:table-cell table:formula="of:=[.B12]-[.B11]" office:value-type="float" office:value="0" calcext:value-type="float">
            <text:p>0.00</text:p>
          </table:table-cell>
          <table:table-cell table:formula="of:=[.C12]-[.C1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5" calcext:value-type="float">
            <text:p>5.00</text:p>
          </table:table-cell>
          <table:table-cell table:formula="of:=[.B13]-[.B12]" office:value-type="float" office:value="1.33333333334" calcext:value-type="float">
            <text:p>1.33</text:p>
          </table:table-cell>
          <table:table-cell table:formula="of:=[.C13]-[.C12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1.33333333333" calcext:value-type="float">
            <text:p>1.33</text:p>
          </table:table-cell>
          <table:table-cell office:value-type="float" office:value="6.25" calcext:value-type="float">
            <text:p>6.25</text:p>
          </table:table-cell>
          <table:table-cell table:formula="of:=[.B14]-[.B13]" office:value-type="float" office:value="-1.33333333334" calcext:value-type="float">
            <text:p>-1.33</text:p>
          </table:table-cell>
          <table:table-cell table:formula="of:=[.C14]-[.C13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1.33333333333" calcext:value-type="float">
            <text:p>1.33</text:p>
          </table:table-cell>
          <table:table-cell office:value-type="float" office:value="3.75" calcext:value-type="float">
            <text:p>3.75</text:p>
          </table:table-cell>
          <table:table-cell table:formula="of:=[.B15]-[.B14]" office:value-type="float" office:value="0" calcext:value-type="float">
            <text:p>0.00</text:p>
          </table:table-cell>
          <table:table-cell table:formula="of:=[.C15]-[.C14]" office:value-type="float" office:value="-2.5" calcext:value-type="float">
            <text:p>-2.50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1.33333333333" calcext:value-type="float">
            <text:p>1.33</text:p>
          </table:table-cell>
          <table:table-cell office:value-type="float" office:value="1.25" calcext:value-type="float">
            <text:p>1.25</text:p>
          </table:table-cell>
          <table:table-cell table:formula="of:=[.B16]-[.B15]" office:value-type="float" office:value="0" calcext:value-type="float">
            <text:p>0.00</text:p>
          </table:table-cell>
          <table:table-cell table:formula="of:=[.C16]-[.C15]" office:value-type="float" office:value="-2.5" calcext:value-type="float">
            <text:p>-2.50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1.33333333333" calcext:value-type="float">
            <text:p>1.33</text:p>
          </table:table-cell>
          <table:table-cell office:value-type="float" office:value="6.25" calcext:value-type="float">
            <text:p>6.25</text:p>
          </table:table-cell>
          <table:table-cell table:formula="of:=[.B17]-[.B16]" office:value-type="float" office:value="0" calcext:value-type="float">
            <text:p>0.00</text:p>
          </table:table-cell>
          <table:table-cell table:formula="of:=[.C17]-[.C16]" office:value-type="float" office:value="5" calcext:value-type="float">
            <text:p>5.00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1.33333333333" calcext:value-type="float">
            <text:p>1.33</text:p>
          </table:table-cell>
          <table:table-cell office:value-type="float" office:value="1.25" calcext:value-type="float">
            <text:p>1.25</text:p>
          </table:table-cell>
          <table:table-cell table:formula="of:=[.B18]-[.B17]" office:value-type="float" office:value="0" calcext:value-type="float">
            <text:p>0.00</text:p>
          </table:table-cell>
          <table:table-cell table:formula="of:=[.C18]-[.C17]" office:value-type="float" office:value="-5" calcext:value-type="float">
            <text:p>-5.00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.00</text:p>
          </table:table-cell>
          <table:table-cell office:value-type="float" office:value="1.25" calcext:value-type="float">
            <text:p>1.25</text:p>
          </table:table-cell>
          <table:table-cell table:formula="of:=[.B19]-[.B18]" office:value-type="float" office:value="-1.33333333333" calcext:value-type="float">
            <text:p>-1.33</text:p>
          </table:table-cell>
          <table:table-cell table:formula="of:=[.C19]-[.C1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.00</text:p>
          </table:table-cell>
          <table:table-cell office:value-type="float" office:value="1.25" calcext:value-type="float">
            <text:p>1.25</text:p>
          </table:table-cell>
          <table:table-cell table:formula="of:=[.B20]-[.B19]" office:value-type="float" office:value="0" calcext:value-type="float">
            <text:p>0.00</text:p>
          </table:table-cell>
          <table:table-cell table:formula="of:=[.C20]-[.C1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.00</text:p>
          </table:table-cell>
          <table:table-cell office:value-type="float" office:value="1.25" calcext:value-type="float">
            <text:p>1.25</text:p>
          </table:table-cell>
          <table:table-cell table:formula="of:=[.B21]-[.B20]" office:value-type="float" office:value="0" calcext:value-type="float">
            <text:p>0.00</text:p>
          </table:table-cell>
          <table:table-cell table:formula="of:=[.C21]-[.C2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.00</text:p>
          </table:table-cell>
          <table:table-cell office:value-type="float" office:value="1.25" calcext:value-type="float">
            <text:p>1.25</text:p>
          </table:table-cell>
          <table:table-cell table:formula="of:=[.B22]-[.B21]" office:value-type="float" office:value="0" calcext:value-type="float">
            <text:p>0.00</text:p>
          </table:table-cell>
          <table:table-cell table:formula="of:=[.C22]-[.C2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.00</text:p>
          </table:table-cell>
          <table:table-cell office:value-type="float" office:value="1.25" calcext:value-type="float">
            <text:p>1.25</text:p>
          </table:table-cell>
          <table:table-cell table:formula="of:=[.B23]-[.B22]" office:value-type="float" office:value="0" calcext:value-type="float">
            <text:p>0.00</text:p>
          </table:table-cell>
          <table:table-cell table:formula="of:=[.C23]-[.C22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.00</text:p>
          </table:table-cell>
          <table:table-cell office:value-type="float" office:value="1.25" calcext:value-type="float">
            <text:p>1.25</text:p>
          </table:table-cell>
          <table:table-cell table:formula="of:=[.B24]-[.B23]" office:value-type="float" office:value="0" calcext:value-type="float">
            <text:p>0.00</text:p>
          </table:table-cell>
          <table:table-cell table:formula="of:=[.C24]-[.C23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.00</text:p>
          </table:table-cell>
          <table:table-cell office:value-type="float" office:value="1.25" calcext:value-type="float">
            <text:p>1.25</text:p>
          </table:table-cell>
          <table:table-cell table:formula="of:=[.B25]-[.B24]" office:value-type="float" office:value="0" calcext:value-type="float">
            <text:p>0.00</text:p>
          </table:table-cell>
          <table:table-cell table:formula="of:=[.C25]-[.C2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26]-[.B25]" office:value-type="float" office:value="0" calcext:value-type="float">
            <text:p>0.00</text:p>
          </table:table-cell>
          <table:table-cell table:formula="of:=[.C26]-[.C25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27]-[.B26]" office:value-type="float" office:value="0" calcext:value-type="float">
            <text:p>0.00</text:p>
          </table:table-cell>
          <table:table-cell table:formula="of:=[.C27]-[.C26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28]-[.B27]" office:value-type="float" office:value="0" calcext:value-type="float">
            <text:p>0.00</text:p>
          </table:table-cell>
          <table:table-cell table:formula="of:=[.C28]-[.C27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29]-[.B28]" office:value-type="float" office:value="0" calcext:value-type="float">
            <text:p>0.00</text:p>
          </table:table-cell>
          <table:table-cell table:formula="of:=[.C29]-[.C2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30]-[.B29]" office:value-type="float" office:value="0" calcext:value-type="float">
            <text:p>0.00</text:p>
          </table:table-cell>
          <table:table-cell table:formula="of:=[.C30]-[.C2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31]-[.B30]" office:value-type="float" office:value="0" calcext:value-type="float">
            <text:p>0.00</text:p>
          </table:table-cell>
          <table:table-cell table:formula="of:=[.C31]-[.C3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32]-[.B31]" office:value-type="float" office:value="0" calcext:value-type="float">
            <text:p>0.00</text:p>
          </table:table-cell>
          <table:table-cell table:formula="of:=[.C32]-[.C3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33]-[.B32]" office:value-type="float" office:value="0" calcext:value-type="float">
            <text:p>0.00</text:p>
          </table:table-cell>
          <table:table-cell table:formula="of:=[.C33]-[.C32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34]-[.B33]" office:value-type="float" office:value="0" calcext:value-type="float">
            <text:p>0.00</text:p>
          </table:table-cell>
          <table:table-cell table:formula="of:=[.C34]-[.C33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35]-[.B34]" office:value-type="float" office:value="0" calcext:value-type="float">
            <text:p>0.00</text:p>
          </table:table-cell>
          <table:table-cell table:formula="of:=[.C35]-[.C3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36]-[.B35]" office:value-type="float" office:value="0" calcext:value-type="float">
            <text:p>0.00</text:p>
          </table:table-cell>
          <table:table-cell table:formula="of:=[.C36]-[.C3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37]-[.B36]" office:value-type="float" office:value="0" calcext:value-type="float">
            <text:p>0.00</text:p>
          </table:table-cell>
          <table:table-cell table:formula="of:=[.C37]-[.C36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38]-[.B37]" office:value-type="float" office:value="0" calcext:value-type="float">
            <text:p>0.00</text:p>
          </table:table-cell>
          <table:table-cell table:formula="of:=[.C38]-[.C37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39]-[.B38]" office:value-type="float" office:value="0" calcext:value-type="float">
            <text:p>0.00</text:p>
          </table:table-cell>
          <table:table-cell table:formula="of:=[.C39]-[.C3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40]-[.B39]" office:value-type="float" office:value="0" calcext:value-type="float">
            <text:p>0.00</text:p>
          </table:table-cell>
          <table:table-cell table:formula="of:=[.C40]-[.C3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.00</text:p>
          </table:table-cell>
          <table:table-cell office:value-type="float" office:value="1.25" calcext:value-type="float">
            <text:p>1.25</text:p>
          </table:table-cell>
          <table:table-cell table:formula="of:=[.B41]-[.B40]" office:value-type="float" office:value="0" calcext:value-type="float">
            <text:p>0.00</text:p>
          </table:table-cell>
          <table:table-cell table:formula="of:=[.C41]-[.C40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42]-[.B41]" office:value-type="float" office:value="0" calcext:value-type="float">
            <text:p>0.00</text:p>
          </table:table-cell>
          <table:table-cell table:formula="of:=[.C42]-[.C41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43]-[.B42]" office:value-type="float" office:value="0" calcext:value-type="float">
            <text:p>0.00</text:p>
          </table:table-cell>
          <table:table-cell table:formula="of:=[.C43]-[.C42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44]-[.B43]" office:value-type="float" office:value="0" calcext:value-type="float">
            <text:p>0.00</text:p>
          </table:table-cell>
          <table:table-cell table:formula="of:=[.C44]-[.C43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45]-[.B44]" office:value-type="float" office:value="0" calcext:value-type="float">
            <text:p>0.00</text:p>
          </table:table-cell>
          <table:table-cell table:formula="of:=[.C45]-[.C4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46]-[.B45]" office:value-type="float" office:value="0" calcext:value-type="float">
            <text:p>0.00</text:p>
          </table:table-cell>
          <table:table-cell table:formula="of:=[.C46]-[.C4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47]-[.B46]" office:value-type="float" office:value="0" calcext:value-type="float">
            <text:p>0.00</text:p>
          </table:table-cell>
          <table:table-cell table:formula="of:=[.C47]-[.C46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48]-[.B47]" office:value-type="float" office:value="0" calcext:value-type="float">
            <text:p>0.00</text:p>
          </table:table-cell>
          <table:table-cell table:formula="of:=[.C48]-[.C47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49]-[.B48]" office:value-type="float" office:value="0" calcext:value-type="float">
            <text:p>0.00</text:p>
          </table:table-cell>
          <table:table-cell table:formula="of:=[.C49]-[.C4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50]-[.B49]" office:value-type="float" office:value="0" calcext:value-type="float">
            <text:p>0.00</text:p>
          </table:table-cell>
          <table:table-cell table:formula="of:=[.C50]-[.C4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51]-[.B50]" office:value-type="float" office:value="0" calcext:value-type="float">
            <text:p>0.00</text:p>
          </table:table-cell>
          <table:table-cell table:formula="of:=[.C51]-[.C5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52]-[.B51]" office:value-type="float" office:value="0" calcext:value-type="float">
            <text:p>0.00</text:p>
          </table:table-cell>
          <table:table-cell table:formula="of:=[.C52]-[.C5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53]-[.B52]" office:value-type="float" office:value="0" calcext:value-type="float">
            <text:p>0.00</text:p>
          </table:table-cell>
          <table:table-cell table:formula="of:=[.C53]-[.C52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54]-[.B53]" office:value-type="float" office:value="0" calcext:value-type="float">
            <text:p>0.00</text:p>
          </table:table-cell>
          <table:table-cell table:formula="of:=[.C54]-[.C53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55]-[.B54]" office:value-type="float" office:value="0" calcext:value-type="float">
            <text:p>0.00</text:p>
          </table:table-cell>
          <table:table-cell table:formula="of:=[.C55]-[.C5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.00</text:p>
          </table:table-cell>
          <table:table-cell office:value-type="float" office:value="1.25" calcext:value-type="float">
            <text:p>1.25</text:p>
          </table:table-cell>
          <table:table-cell table:formula="of:=[.B56]-[.B55]" office:value-type="float" office:value="0" calcext:value-type="float">
            <text:p>0.00</text:p>
          </table:table-cell>
          <table:table-cell table:formula="of:=[.C56]-[.C55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.00</text:p>
          </table:table-cell>
          <table:table-cell office:value-type="float" office:value="1.25" calcext:value-type="float">
            <text:p>1.25</text:p>
          </table:table-cell>
          <table:table-cell table:formula="of:=[.B57]-[.B56]" office:value-type="float" office:value="0" calcext:value-type="float">
            <text:p>0.00</text:p>
          </table:table-cell>
          <table:table-cell table:formula="of:=[.C57]-[.C56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.00</text:p>
          </table:table-cell>
          <table:table-cell office:value-type="float" office:value="1.25" calcext:value-type="float">
            <text:p>1.25</text:p>
          </table:table-cell>
          <table:table-cell table:formula="of:=[.B58]-[.B57]" office:value-type="float" office:value="0" calcext:value-type="float">
            <text:p>0.00</text:p>
          </table:table-cell>
          <table:table-cell table:formula="of:=[.C58]-[.C57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59]-[.B58]" office:value-type="float" office:value="0" calcext:value-type="float">
            <text:p>0.00</text:p>
          </table:table-cell>
          <table:table-cell table:formula="of:=[.C59]-[.C58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60]-[.B59]" office:value-type="float" office:value="0" calcext:value-type="float">
            <text:p>0.00</text:p>
          </table:table-cell>
          <table:table-cell table:formula="of:=[.C60]-[.C5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.00</text:p>
          </table:table-cell>
          <table:table-cell office:value-type="float" office:value="1.25" calcext:value-type="float">
            <text:p>1.25</text:p>
          </table:table-cell>
          <table:table-cell table:formula="of:=[.B61]-[.B60]" office:value-type="float" office:value="0" calcext:value-type="float">
            <text:p>0.00</text:p>
          </table:table-cell>
          <table:table-cell table:formula="of:=[.C61]-[.C60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.00</text:p>
          </table:table-cell>
          <table:table-cell office:value-type="float" office:value="1.25" calcext:value-type="float">
            <text:p>1.25</text:p>
          </table:table-cell>
          <table:table-cell table:formula="of:=[.B62]-[.B61]" office:value-type="float" office:value="0" calcext:value-type="float">
            <text:p>0.00</text:p>
          </table:table-cell>
          <table:table-cell table:formula="of:=[.C62]-[.C6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63]-[.B62]" office:value-type="float" office:value="0" calcext:value-type="float">
            <text:p>0.00</text:p>
          </table:table-cell>
          <table:table-cell table:formula="of:=[.C63]-[.C62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64]-[.B63]" office:value-type="float" office:value="0" calcext:value-type="float">
            <text:p>0.00</text:p>
          </table:table-cell>
          <table:table-cell table:formula="of:=[.C64]-[.C63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65]-[.B64]" office:value-type="float" office:value="0" calcext:value-type="float">
            <text:p>0.00</text:p>
          </table:table-cell>
          <table:table-cell table:formula="of:=[.C65]-[.C6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66]-[.B65]" office:value-type="float" office:value="0" calcext:value-type="float">
            <text:p>0.00</text:p>
          </table:table-cell>
          <table:table-cell table:formula="of:=[.C66]-[.C6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67]-[.B66]" office:value-type="float" office:value="0" calcext:value-type="float">
            <text:p>0.00</text:p>
          </table:table-cell>
          <table:table-cell table:formula="of:=[.C67]-[.C66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68]-[.B67]" office:value-type="float" office:value="0" calcext:value-type="float">
            <text:p>0.00</text:p>
          </table:table-cell>
          <table:table-cell table:formula="of:=[.C68]-[.C67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69]-[.B68]" office:value-type="float" office:value="0" calcext:value-type="float">
            <text:p>0.00</text:p>
          </table:table-cell>
          <table:table-cell table:formula="of:=[.C69]-[.C6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70]-[.B69]" office:value-type="float" office:value="0" calcext:value-type="float">
            <text:p>0.00</text:p>
          </table:table-cell>
          <table:table-cell table:formula="of:=[.C70]-[.C6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71]-[.B70]" office:value-type="float" office:value="0" calcext:value-type="float">
            <text:p>0.00</text:p>
          </table:table-cell>
          <table:table-cell table:formula="of:=[.C71]-[.C7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72]-[.B71]" office:value-type="float" office:value="0" calcext:value-type="float">
            <text:p>0.00</text:p>
          </table:table-cell>
          <table:table-cell table:formula="of:=[.C72]-[.C7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73]-[.B72]" office:value-type="float" office:value="0" calcext:value-type="float">
            <text:p>0.00</text:p>
          </table:table-cell>
          <table:table-cell table:formula="of:=[.C73]-[.C72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74]-[.B73]" office:value-type="float" office:value="0" calcext:value-type="float">
            <text:p>0.00</text:p>
          </table:table-cell>
          <table:table-cell table:formula="of:=[.C74]-[.C73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75]-[.B74]" office:value-type="float" office:value="0" calcext:value-type="float">
            <text:p>0.00</text:p>
          </table:table-cell>
          <table:table-cell table:formula="of:=[.C75]-[.C7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76]-[.B75]" office:value-type="float" office:value="0" calcext:value-type="float">
            <text:p>0.00</text:p>
          </table:table-cell>
          <table:table-cell table:formula="of:=[.C76]-[.C7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77]-[.B76]" office:value-type="float" office:value="0" calcext:value-type="float">
            <text:p>0.00</text:p>
          </table:table-cell>
          <table:table-cell table:formula="of:=[.C77]-[.C76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78]-[.B77]" office:value-type="float" office:value="0" calcext:value-type="float">
            <text:p>0.00</text:p>
          </table:table-cell>
          <table:table-cell table:formula="of:=[.C78]-[.C77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79]-[.B78]" office:value-type="float" office:value="0" calcext:value-type="float">
            <text:p>0.00</text:p>
          </table:table-cell>
          <table:table-cell table:formula="of:=[.C79]-[.C7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80]-[.B79]" office:value-type="float" office:value="0" calcext:value-type="float">
            <text:p>0.00</text:p>
          </table:table-cell>
          <table:table-cell table:formula="of:=[.C80]-[.C7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81]-[.B80]" office:value-type="float" office:value="0" calcext:value-type="float">
            <text:p>0.00</text:p>
          </table:table-cell>
          <table:table-cell table:formula="of:=[.C81]-[.C8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82]-[.B81]" office:value-type="float" office:value="0" calcext:value-type="float">
            <text:p>0.00</text:p>
          </table:table-cell>
          <table:table-cell table:formula="of:=[.C82]-[.C8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83]-[.B82]" office:value-type="float" office:value="0" calcext:value-type="float">
            <text:p>0.00</text:p>
          </table:table-cell>
          <table:table-cell table:formula="of:=[.C83]-[.C82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84]-[.B83]" office:value-type="float" office:value="0" calcext:value-type="float">
            <text:p>0.00</text:p>
          </table:table-cell>
          <table:table-cell table:formula="of:=[.C84]-[.C83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85]-[.B84]" office:value-type="float" office:value="0" calcext:value-type="float">
            <text:p>0.00</text:p>
          </table:table-cell>
          <table:table-cell table:formula="of:=[.C85]-[.C8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.00</text:p>
          </table:table-cell>
          <table:table-cell table:formula="of:=[.B86]-[.B85]" office:value-type="float" office:value="0" calcext:value-type="float">
            <text:p>0.00</text:p>
          </table:table-cell>
          <table:table-cell table:formula="of:=[.C86]-[.C8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.00</text:p>
          </table:table-cell>
          <table:table-cell office:value-type="float" office:value="1.25" calcext:value-type="float">
            <text:p>1.25</text:p>
          </table:table-cell>
          <table:table-cell table:formula="of:=[.B87]-[.B86]" office:value-type="float" office:value="0" calcext:value-type="float">
            <text:p>0.00</text:p>
          </table:table-cell>
          <table:table-cell table:formula="of:=[.C87]-[.C86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1.33333333333" calcext:value-type="float">
            <text:p>1.33</text:p>
          </table:table-cell>
          <table:table-cell office:value-type="float" office:value="1.25" calcext:value-type="float">
            <text:p>1.25</text:p>
          </table:table-cell>
          <table:table-cell table:formula="of:=[.B88]-[.B87]" office:value-type="float" office:value="1.33333333333" calcext:value-type="float">
            <text:p>1.33</text:p>
          </table:table-cell>
          <table:table-cell table:formula="of:=[.C88]-[.C87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1.25" calcext:value-type="float">
            <text:p>1.25</text:p>
          </table:table-cell>
          <table:table-cell table:formula="of:=[.B89]-[.B88]" office:value-type="float" office:value="1.33333333334" calcext:value-type="float">
            <text:p>1.33</text:p>
          </table:table-cell>
          <table:table-cell table:formula="of:=[.C89]-[.C8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.00</text:p>
          </table:table-cell>
          <table:table-cell office:value-type="float" office:value="1.25" calcext:value-type="float">
            <text:p>1.25</text:p>
          </table:table-cell>
          <table:table-cell table:formula="of:=[.B90]-[.B89]" office:value-type="float" office:value="9.33333333333" calcext:value-type="float">
            <text:p>9.33</text:p>
          </table:table-cell>
          <table:table-cell table:formula="of:=[.C90]-[.C8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14.6666666667" calcext:value-type="float">
            <text:p>14.67</text:p>
          </table:table-cell>
          <table:table-cell office:value-type="float" office:value="1.25" calcext:value-type="float">
            <text:p>1.25</text:p>
          </table:table-cell>
          <table:table-cell table:formula="of:=[.B91]-[.B90]" office:value-type="float" office:value="2.6666666667" calcext:value-type="float">
            <text:p>2.67</text:p>
          </table:table-cell>
          <table:table-cell table:formula="of:=[.C91]-[.C9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7.3333333333" calcext:value-type="float">
            <text:p>17.33</text:p>
          </table:table-cell>
          <table:table-cell office:value-type="float" office:value="1.25" calcext:value-type="float">
            <text:p>1.25</text:p>
          </table:table-cell>
          <table:table-cell table:formula="of:=[.B92]-[.B91]" office:value-type="float" office:value="2.6666666666" calcext:value-type="float">
            <text:p>2.67</text:p>
          </table:table-cell>
          <table:table-cell table:formula="of:=[.C92]-[.C9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16" calcext:value-type="float">
            <text:p>16.00</text:p>
          </table:table-cell>
          <table:table-cell office:value-type="float" office:value="1.25" calcext:value-type="float">
            <text:p>1.25</text:p>
          </table:table-cell>
          <table:table-cell table:formula="of:=[.B93]-[.B92]" office:value-type="float" office:value="-1.3333333333" calcext:value-type="float">
            <text:p>-1.33</text:p>
          </table:table-cell>
          <table:table-cell table:formula="of:=[.C93]-[.C92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25.3333333333" calcext:value-type="float">
            <text:p>25.33</text:p>
          </table:table-cell>
          <table:table-cell office:value-type="float" office:value="1.25" calcext:value-type="float">
            <text:p>1.25</text:p>
          </table:table-cell>
          <table:table-cell table:formula="of:=[.B94]-[.B93]" office:value-type="float" office:value="9.3333333333" calcext:value-type="float">
            <text:p>9.33</text:p>
          </table:table-cell>
          <table:table-cell table:formula="of:=[.C94]-[.C93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45.3333333333" calcext:value-type="float">
            <text:p>45.33</text:p>
          </table:table-cell>
          <table:table-cell office:value-type="float" office:value="1.25" calcext:value-type="float">
            <text:p>1.25</text:p>
          </table:table-cell>
          <table:table-cell table:formula="of:=[.B95]-[.B94]" office:value-type="float" office:value="20" calcext:value-type="float">
            <text:p>20.00</text:p>
          </table:table-cell>
          <table:table-cell table:formula="of:=[.C95]-[.C9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50.6666666667" calcext:value-type="float">
            <text:p>50.67</text:p>
          </table:table-cell>
          <table:table-cell office:value-type="float" office:value="2.5" calcext:value-type="float">
            <text:p>2.50</text:p>
          </table:table-cell>
          <table:table-cell table:formula="of:=[.B96]-[.B95]" office:value-type="float" office:value="5.33333333340001" calcext:value-type="float">
            <text:p>5.33</text:p>
          </table:table-cell>
          <table:table-cell table:formula="of:=[.C96]-[.C95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52" calcext:value-type="float">
            <text:p>52.00</text:p>
          </table:table-cell>
          <table:table-cell office:value-type="float" office:value="13.75" calcext:value-type="float">
            <text:p>13.75</text:p>
          </table:table-cell>
          <table:table-cell table:formula="of:=[.B97]-[.B96]" office:value-type="float" office:value="1.3333333333" calcext:value-type="float">
            <text:p>1.33</text:p>
          </table:table-cell>
          <table:table-cell table:formula="of:=[.C97]-[.C96]" office:value-type="float" office:value="11.25" calcext:value-type="float">
            <text:p>11.25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50.6666666667" calcext:value-type="float">
            <text:p>50.67</text:p>
          </table:table-cell>
          <table:table-cell office:value-type="float" office:value="17.5" calcext:value-type="float">
            <text:p>17.50</text:p>
          </table:table-cell>
          <table:table-cell table:formula="of:=[.B98]-[.B97]" office:value-type="float" office:value="-1.3333333333" calcext:value-type="float">
            <text:p>-1.33</text:p>
          </table:table-cell>
          <table:table-cell table:formula="of:=[.C98]-[.C97]" office:value-type="float" office:value="3.75" calcext:value-type="float">
            <text:p>3.75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60" calcext:value-type="float">
            <text:p>60.00</text:p>
          </table:table-cell>
          <table:table-cell office:value-type="float" office:value="18.75" calcext:value-type="float">
            <text:p>18.75</text:p>
          </table:table-cell>
          <table:table-cell table:formula="of:=[.B99]-[.B98]" office:value-type="float" office:value="9.3333333333" calcext:value-type="float">
            <text:p>9.33</text:p>
          </table:table-cell>
          <table:table-cell table:formula="of:=[.C99]-[.C98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69.3333333333" calcext:value-type="float">
            <text:p>69.33</text:p>
          </table:table-cell>
          <table:table-cell office:value-type="float" office:value="22.5" calcext:value-type="float">
            <text:p>22.50</text:p>
          </table:table-cell>
          <table:table-cell table:formula="of:=[.B100]-[.B99]" office:value-type="float" office:value="9.3333333333" calcext:value-type="float">
            <text:p>9.33</text:p>
          </table:table-cell>
          <table:table-cell table:formula="of:=[.C100]-[.C99]" office:value-type="float" office:value="3.75" calcext:value-type="float">
            <text:p>3.75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76" calcext:value-type="float">
            <text:p>76.00</text:p>
          </table:table-cell>
          <table:table-cell office:value-type="float" office:value="23.75" calcext:value-type="float">
            <text:p>23.75</text:p>
          </table:table-cell>
          <table:table-cell table:formula="of:=[.B101]-[.B100]" office:value-type="float" office:value="6.6666666667" calcext:value-type="float">
            <text:p>6.67</text:p>
          </table:table-cell>
          <table:table-cell table:formula="of:=[.C101]-[.C100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0" calcext:value-type="float">
            <text:p>80.00</text:p>
          </table:table-cell>
          <table:table-cell office:value-type="float" office:value="40" calcext:value-type="float">
            <text:p>40.00</text:p>
          </table:table-cell>
          <table:table-cell table:formula="of:=[.B102]-[.B101]" office:value-type="float" office:value="4" calcext:value-type="float">
            <text:p>4.00</text:p>
          </table:table-cell>
          <table:table-cell table:formula="of:=[.C102]-[.C101]" office:value-type="float" office:value="16.25" calcext:value-type="float">
            <text:p>16.25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80" calcext:value-type="float">
            <text:p>80.00</text:p>
          </table:table-cell>
          <table:table-cell office:value-type="float" office:value="47.5" calcext:value-type="float">
            <text:p>47.50</text:p>
          </table:table-cell>
          <table:table-cell table:formula="of:=[.B103]-[.B102]" office:value-type="float" office:value="0" calcext:value-type="float">
            <text:p>0.00</text:p>
          </table:table-cell>
          <table:table-cell table:formula="of:=[.C103]-[.C102]" office:value-type="float" office:value="7.5" calcext:value-type="float">
            <text:p>7.50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94.6666666667" calcext:value-type="float">
            <text:p>94.67</text:p>
          </table:table-cell>
          <table:table-cell office:value-type="float" office:value="68.75" calcext:value-type="float">
            <text:p>68.75</text:p>
          </table:table-cell>
          <table:table-cell table:formula="of:=[.B104]-[.B103]" office:value-type="float" office:value="14.6666666667" calcext:value-type="float">
            <text:p>14.67</text:p>
          </table:table-cell>
          <table:table-cell table:formula="of:=[.C104]-[.C103]" office:value-type="float" office:value="21.25" calcext:value-type="float">
            <text:p>21.25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94.6666666667" calcext:value-type="float">
            <text:p>94.67</text:p>
          </table:table-cell>
          <table:table-cell office:value-type="float" office:value="77.5" calcext:value-type="float">
            <text:p>77.50</text:p>
          </table:table-cell>
          <table:table-cell table:formula="of:=[.B105]-[.B104]" office:value-type="float" office:value="0" calcext:value-type="float">
            <text:p>0.00</text:p>
          </table:table-cell>
          <table:table-cell table:formula="of:=[.C105]-[.C104]" office:value-type="float" office:value="8.75" calcext:value-type="float">
            <text:p>8.75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93.3333333333" calcext:value-type="float">
            <text:p>93.33</text:p>
          </table:table-cell>
          <table:table-cell office:value-type="float" office:value="85" calcext:value-type="float">
            <text:p>85.00</text:p>
          </table:table-cell>
          <table:table-cell table:formula="of:=[.B106]-[.B105]" office:value-type="float" office:value="-1.33333333339999" calcext:value-type="float">
            <text:p>-1.33</text:p>
          </table:table-cell>
          <table:table-cell table:formula="of:=[.C106]-[.C105]" office:value-type="float" office:value="7.5" calcext:value-type="float">
            <text:p>7.50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89.3333333333" calcext:value-type="float">
            <text:p>89.33</text:p>
          </table:table-cell>
          <table:table-cell office:value-type="float" office:value="98.75" calcext:value-type="float">
            <text:p>98.75</text:p>
          </table:table-cell>
          <table:table-cell table:formula="of:=[.B107]-[.B106]" office:value-type="float" office:value="-4" calcext:value-type="float">
            <text:p>-4.00</text:p>
          </table:table-cell>
          <table:table-cell table:formula="of:=[.C107]-[.C106]" office:value-type="float" office:value="13.75" calcext:value-type="float">
            <text:p>13.75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100" calcext:value-type="float">
            <text:p>100.00</text:p>
          </table:table-cell>
          <table:table-cell office:value-type="float" office:value="95" calcext:value-type="float">
            <text:p>95.00</text:p>
          </table:table-cell>
          <table:table-cell table:formula="of:=[.B108]-[.B107]" office:value-type="float" office:value="10.6666666667" calcext:value-type="float">
            <text:p>10.67</text:p>
          </table:table-cell>
          <table:table-cell table:formula="of:=[.C108]-[.C107]" office:value-type="float" office:value="-3.75" calcext:value-type="float">
            <text:p>-3.75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100" calcext:value-type="float">
            <text:p>100.00</text:p>
          </table:table-cell>
          <table:table-cell office:value-type="float" office:value="95" calcext:value-type="float">
            <text:p>95.00</text:p>
          </table:table-cell>
          <table:table-cell table:formula="of:=[.B109]-[.B108]" office:value-type="float" office:value="0" calcext:value-type="float">
            <text:p>0.00</text:p>
          </table:table-cell>
          <table:table-cell table:formula="of:=[.C109]-[.C10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[.B110]-[.B109]" office:value-type="float" office:value="0" calcext:value-type="float">
            <text:p>0.00</text:p>
          </table:table-cell>
          <table:table-cell table:formula="of:=[.C110]-[.C109]" office:value-type="float" office:value="5" calcext:value-type="float">
            <text:p>5.00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[.B111]-[.B110]" office:value-type="float" office:value="0" calcext:value-type="float">
            <text:p>0.00</text:p>
          </table:table-cell>
          <table:table-cell table:formula="of:=[.C111]-[.C11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.00</text:p>
          </table:table-cell>
          <table:table-cell office:value-type="float" office:value="97.5" calcext:value-type="float">
            <text:p>97.50</text:p>
          </table:table-cell>
          <table:table-cell table:formula="of:=[.B112]-[.B111]" office:value-type="float" office:value="0" calcext:value-type="float">
            <text:p>0.00</text:p>
          </table:table-cell>
          <table:table-cell table:formula="of:=[.C112]-[.C111]" office:value-type="float" office:value="-2.5" calcext:value-type="float">
            <text:p>-2.50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98.6666666667" calcext:value-type="float">
            <text:p>98.67</text:p>
          </table:table-cell>
          <table:table-cell office:value-type="float" office:value="93.75" calcext:value-type="float">
            <text:p>93.75</text:p>
          </table:table-cell>
          <table:table-cell table:formula="of:=[.B113]-[.B112]" office:value-type="float" office:value="-1.3333333333" calcext:value-type="float">
            <text:p>-1.33</text:p>
          </table:table-cell>
          <table:table-cell table:formula="of:=[.C113]-[.C112]" office:value-type="float" office:value="-3.75" calcext:value-type="float">
            <text:p>-3.75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81.3333333333" calcext:value-type="float">
            <text:p>81.33</text:p>
          </table:table-cell>
          <table:table-cell office:value-type="float" office:value="100" calcext:value-type="float">
            <text:p>100.00</text:p>
          </table:table-cell>
          <table:table-cell table:formula="of:=[.B114]-[.B113]" office:value-type="float" office:value="-17.3333333334" calcext:value-type="float">
            <text:p>-17.33</text:p>
          </table:table-cell>
          <table:table-cell table:formula="of:=[.C114]-[.C113]" office:value-type="float" office:value="6.25" calcext:value-type="float">
            <text:p>6.25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66.6666666667" calcext:value-type="float">
            <text:p>66.67</text:p>
          </table:table-cell>
          <table:table-cell office:value-type="float" office:value="100" calcext:value-type="float">
            <text:p>100.00</text:p>
          </table:table-cell>
          <table:table-cell table:formula="of:=[.B115]-[.B114]" office:value-type="float" office:value="-14.6666666666" calcext:value-type="float">
            <text:p>-14.67</text:p>
          </table:table-cell>
          <table:table-cell table:formula="of:=[.C115]-[.C11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44" calcext:value-type="float">
            <text:p>44.00</text:p>
          </table:table-cell>
          <table:table-cell office:value-type="float" office:value="100" calcext:value-type="float">
            <text:p>100.00</text:p>
          </table:table-cell>
          <table:table-cell table:formula="of:=[.B116]-[.B115]" office:value-type="float" office:value="-22.6666666667" calcext:value-type="float">
            <text:p>-22.67</text:p>
          </table:table-cell>
          <table:table-cell table:formula="of:=[.C116]-[.C11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44" calcext:value-type="float">
            <text:p>44.00</text:p>
          </table:table-cell>
          <table:table-cell office:value-type="float" office:value="100" calcext:value-type="float">
            <text:p>100.00</text:p>
          </table:table-cell>
          <table:table-cell table:formula="of:=[.B117]-[.B116]" office:value-type="float" office:value="0" calcext:value-type="float">
            <text:p>0.00</text:p>
          </table:table-cell>
          <table:table-cell table:formula="of:=[.C117]-[.C116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42.6666666667" calcext:value-type="float">
            <text:p>42.67</text:p>
          </table:table-cell>
          <table:table-cell office:value-type="float" office:value="98.75" calcext:value-type="float">
            <text:p>98.75</text:p>
          </table:table-cell>
          <table:table-cell table:formula="of:=[.B118]-[.B117]" office:value-type="float" office:value="-1.3333333333" calcext:value-type="float">
            <text:p>-1.33</text:p>
          </table:table-cell>
          <table:table-cell table:formula="of:=[.C118]-[.C117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41.3333333333" calcext:value-type="float">
            <text:p>41.33</text:p>
          </table:table-cell>
          <table:table-cell office:value-type="float" office:value="97.5" calcext:value-type="float">
            <text:p>97.50</text:p>
          </table:table-cell>
          <table:table-cell table:formula="of:=[.B119]-[.B118]" office:value-type="float" office:value="-1.33333333340001" calcext:value-type="float">
            <text:p>-1.33</text:p>
          </table:table-cell>
          <table:table-cell table:formula="of:=[.C119]-[.C118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40" calcext:value-type="float">
            <text:p>40.00</text:p>
          </table:table-cell>
          <table:table-cell office:value-type="float" office:value="91.25" calcext:value-type="float">
            <text:p>91.25</text:p>
          </table:table-cell>
          <table:table-cell table:formula="of:=[.B120]-[.B119]" office:value-type="float" office:value="-1.3333333333" calcext:value-type="float">
            <text:p>-1.33</text:p>
          </table:table-cell>
          <table:table-cell table:formula="of:=[.C120]-[.C119]" office:value-type="float" office:value="-6.25" calcext:value-type="float">
            <text:p>-6.25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40" calcext:value-type="float">
            <text:p>40.00</text:p>
          </table:table-cell>
          <table:table-cell office:value-type="float" office:value="71.25" calcext:value-type="float">
            <text:p>71.25</text:p>
          </table:table-cell>
          <table:table-cell table:formula="of:=[.B121]-[.B120]" office:value-type="float" office:value="0" calcext:value-type="float">
            <text:p>0.00</text:p>
          </table:table-cell>
          <table:table-cell table:formula="of:=[.C121]-[.C120]" office:value-type="float" office:value="-20" calcext:value-type="float">
            <text:p>-20.00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.00</text:p>
          </table:table-cell>
          <table:table-cell office:value-type="float" office:value="67.5" calcext:value-type="float">
            <text:p>67.50</text:p>
          </table:table-cell>
          <table:table-cell table:formula="of:=[.B122]-[.B121]" office:value-type="float" office:value="0" calcext:value-type="float">
            <text:p>0.00</text:p>
          </table:table-cell>
          <table:table-cell table:formula="of:=[.C122]-[.C121]" office:value-type="float" office:value="-3.75" calcext:value-type="float">
            <text:p>-3.75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38.6666666667" calcext:value-type="float">
            <text:p>38.67</text:p>
          </table:table-cell>
          <table:table-cell office:value-type="float" office:value="67.5" calcext:value-type="float">
            <text:p>67.50</text:p>
          </table:table-cell>
          <table:table-cell table:formula="of:=[.B123]-[.B122]" office:value-type="float" office:value="-1.3333333333" calcext:value-type="float">
            <text:p>-1.33</text:p>
          </table:table-cell>
          <table:table-cell table:formula="of:=[.C123]-[.C122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33.3333333333" calcext:value-type="float">
            <text:p>33.33</text:p>
          </table:table-cell>
          <table:table-cell office:value-type="float" office:value="66.25" calcext:value-type="float">
            <text:p>66.25</text:p>
          </table:table-cell>
          <table:table-cell table:formula="of:=[.B124]-[.B123]" office:value-type="float" office:value="-5.33333333340001" calcext:value-type="float">
            <text:p>-5.33</text:p>
          </table:table-cell>
          <table:table-cell table:formula="of:=[.C124]-[.C123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41.3333333333" calcext:value-type="float">
            <text:p>41.33</text:p>
          </table:table-cell>
          <table:table-cell office:value-type="float" office:value="61.25" calcext:value-type="float">
            <text:p>61.25</text:p>
          </table:table-cell>
          <table:table-cell table:formula="of:=[.B125]-[.B124]" office:value-type="float" office:value="8" calcext:value-type="float">
            <text:p>8.00</text:p>
          </table:table-cell>
          <table:table-cell table:formula="of:=[.C125]-[.C124]" office:value-type="float" office:value="-5" calcext:value-type="float">
            <text:p>-5.00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56" calcext:value-type="float">
            <text:p>56.00</text:p>
          </table:table-cell>
          <table:table-cell office:value-type="float" office:value="57.5" calcext:value-type="float">
            <text:p>57.50</text:p>
          </table:table-cell>
          <table:table-cell table:formula="of:=[.B126]-[.B125]" office:value-type="float" office:value="14.6666666667" calcext:value-type="float">
            <text:p>14.67</text:p>
          </table:table-cell>
          <table:table-cell table:formula="of:=[.C126]-[.C125]" office:value-type="float" office:value="-3.75" calcext:value-type="float">
            <text:p>-3.75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73.3333333333" calcext:value-type="float">
            <text:p>73.33</text:p>
          </table:table-cell>
          <table:table-cell office:value-type="float" office:value="55" calcext:value-type="float">
            <text:p>55.00</text:p>
          </table:table-cell>
          <table:table-cell table:formula="of:=[.B127]-[.B126]" office:value-type="float" office:value="17.3333333333" calcext:value-type="float">
            <text:p>17.33</text:p>
          </table:table-cell>
          <table:table-cell table:formula="of:=[.C127]-[.C126]" office:value-type="float" office:value="-2.5" calcext:value-type="float">
            <text:p>-2.50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74.6666666667" calcext:value-type="float">
            <text:p>74.67</text:p>
          </table:table-cell>
          <table:table-cell office:value-type="float" office:value="33.75" calcext:value-type="float">
            <text:p>33.75</text:p>
          </table:table-cell>
          <table:table-cell table:formula="of:=[.B128]-[.B127]" office:value-type="float" office:value="1.33333333339999" calcext:value-type="float">
            <text:p>1.33</text:p>
          </table:table-cell>
          <table:table-cell table:formula="of:=[.C128]-[.C127]" office:value-type="float" office:value="-21.25" calcext:value-type="float">
            <text:p>-21.25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76" calcext:value-type="float">
            <text:p>76.00</text:p>
          </table:table-cell>
          <table:table-cell office:value-type="float" office:value="16.25" calcext:value-type="float">
            <text:p>16.25</text:p>
          </table:table-cell>
          <table:table-cell table:formula="of:=[.B129]-[.B128]" office:value-type="float" office:value="1.3333333333" calcext:value-type="float">
            <text:p>1.33</text:p>
          </table:table-cell>
          <table:table-cell table:formula="of:=[.C129]-[.C128]" office:value-type="float" office:value="-17.5" calcext:value-type="float">
            <text:p>-17.50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77.3333333333" calcext:value-type="float">
            <text:p>77.33</text:p>
          </table:table-cell>
          <table:table-cell office:value-type="float" office:value="18.75" calcext:value-type="float">
            <text:p>18.75</text:p>
          </table:table-cell>
          <table:table-cell table:formula="of:=[.B130]-[.B129]" office:value-type="float" office:value="1.3333333333" calcext:value-type="float">
            <text:p>1.33</text:p>
          </table:table-cell>
          <table:table-cell table:formula="of:=[.C130]-[.C129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74.6666666667" calcext:value-type="float">
            <text:p>74.67</text:p>
          </table:table-cell>
          <table:table-cell office:value-type="float" office:value="23.75" calcext:value-type="float">
            <text:p>23.75</text:p>
          </table:table-cell>
          <table:table-cell table:formula="of:=[.B131]-[.B130]" office:value-type="float" office:value="-2.66666666660001" calcext:value-type="float">
            <text:p>-2.67</text:p>
          </table:table-cell>
          <table:table-cell table:formula="of:=[.C131]-[.C130]" office:value-type="float" office:value="5" calcext:value-type="float">
            <text:p>5.00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74.6666666667" calcext:value-type="float">
            <text:p>74.67</text:p>
          </table:table-cell>
          <table:table-cell office:value-type="float" office:value="17.5" calcext:value-type="float">
            <text:p>17.50</text:p>
          </table:table-cell>
          <table:table-cell table:formula="of:=[.B132]-[.B131]" office:value-type="float" office:value="0" calcext:value-type="float">
            <text:p>0.00</text:p>
          </table:table-cell>
          <table:table-cell table:formula="of:=[.C132]-[.C131]" office:value-type="float" office:value="-6.25" calcext:value-type="float">
            <text:p>-6.25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73.3333333333" calcext:value-type="float">
            <text:p>73.33</text:p>
          </table:table-cell>
          <table:table-cell office:value-type="float" office:value="25" calcext:value-type="float">
            <text:p>25.00</text:p>
          </table:table-cell>
          <table:table-cell table:formula="of:=[.B133]-[.B132]" office:value-type="float" office:value="-1.33333333339999" calcext:value-type="float">
            <text:p>-1.33</text:p>
          </table:table-cell>
          <table:table-cell table:formula="of:=[.C133]-[.C132]" office:value-type="float" office:value="7.5" calcext:value-type="float">
            <text:p>7.50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73.3333333333" calcext:value-type="float">
            <text:p>73.33</text:p>
          </table:table-cell>
          <table:table-cell office:value-type="float" office:value="27.5" calcext:value-type="float">
            <text:p>27.50</text:p>
          </table:table-cell>
          <table:table-cell table:formula="of:=[.B134]-[.B133]" office:value-type="float" office:value="0" calcext:value-type="float">
            <text:p>0.00</text:p>
          </table:table-cell>
          <table:table-cell table:formula="of:=[.C134]-[.C133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70.6666666667" calcext:value-type="float">
            <text:p>70.67</text:p>
          </table:table-cell>
          <table:table-cell office:value-type="float" office:value="35" calcext:value-type="float">
            <text:p>35.00</text:p>
          </table:table-cell>
          <table:table-cell table:formula="of:=[.B135]-[.B134]" office:value-type="float" office:value="-2.66666666660001" calcext:value-type="float">
            <text:p>-2.67</text:p>
          </table:table-cell>
          <table:table-cell table:formula="of:=[.C135]-[.C134]" office:value-type="float" office:value="7.5" calcext:value-type="float">
            <text:p>7.50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72" calcext:value-type="float">
            <text:p>72.00</text:p>
          </table:table-cell>
          <table:table-cell office:value-type="float" office:value="38.75" calcext:value-type="float">
            <text:p>38.75</text:p>
          </table:table-cell>
          <table:table-cell table:formula="of:=[.B136]-[.B135]" office:value-type="float" office:value="1.3333333333" calcext:value-type="float">
            <text:p>1.33</text:p>
          </table:table-cell>
          <table:table-cell table:formula="of:=[.C136]-[.C135]" office:value-type="float" office:value="3.75" calcext:value-type="float">
            <text:p>3.75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70.6666666667" calcext:value-type="float">
            <text:p>70.67</text:p>
          </table:table-cell>
          <table:table-cell office:value-type="float" office:value="30" calcext:value-type="float">
            <text:p>30.00</text:p>
          </table:table-cell>
          <table:table-cell table:formula="of:=[.B137]-[.B136]" office:value-type="float" office:value="-1.3333333333" calcext:value-type="float">
            <text:p>-1.33</text:p>
          </table:table-cell>
          <table:table-cell table:formula="of:=[.C137]-[.C136]" office:value-type="float" office:value="-8.75" calcext:value-type="float">
            <text:p>-8.75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69.3333333333" calcext:value-type="float">
            <text:p>69.33</text:p>
          </table:table-cell>
          <table:table-cell office:value-type="float" office:value="32.5" calcext:value-type="float">
            <text:p>32.50</text:p>
          </table:table-cell>
          <table:table-cell table:formula="of:=[.B138]-[.B137]" office:value-type="float" office:value="-1.33333333339999" calcext:value-type="float">
            <text:p>-1.33</text:p>
          </table:table-cell>
          <table:table-cell table:formula="of:=[.C138]-[.C137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68" calcext:value-type="float">
            <text:p>68.00</text:p>
          </table:table-cell>
          <table:table-cell office:value-type="float" office:value="51.25" calcext:value-type="float">
            <text:p>51.25</text:p>
          </table:table-cell>
          <table:table-cell table:formula="of:=[.B139]-[.B138]" office:value-type="float" office:value="-1.3333333333" calcext:value-type="float">
            <text:p>-1.33</text:p>
          </table:table-cell>
          <table:table-cell table:formula="of:=[.C139]-[.C138]" office:value-type="float" office:value="18.75" calcext:value-type="float">
            <text:p>18.75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72" calcext:value-type="float">
            <text:p>72.00</text:p>
          </table:table-cell>
          <table:table-cell office:value-type="float" office:value="53.75" calcext:value-type="float">
            <text:p>53.75</text:p>
          </table:table-cell>
          <table:table-cell table:formula="of:=[.B140]-[.B139]" office:value-type="float" office:value="4" calcext:value-type="float">
            <text:p>4.00</text:p>
          </table:table-cell>
          <table:table-cell table:formula="of:=[.C140]-[.C139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70.6666666667" calcext:value-type="float">
            <text:p>70.67</text:p>
          </table:table-cell>
          <table:table-cell office:value-type="float" office:value="58.75" calcext:value-type="float">
            <text:p>58.75</text:p>
          </table:table-cell>
          <table:table-cell table:formula="of:=[.B141]-[.B140]" office:value-type="float" office:value="-1.3333333333" calcext:value-type="float">
            <text:p>-1.33</text:p>
          </table:table-cell>
          <table:table-cell table:formula="of:=[.C141]-[.C140]" office:value-type="float" office:value="5" calcext:value-type="float">
            <text:p>5.00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70.6666666667" calcext:value-type="float">
            <text:p>70.67</text:p>
          </table:table-cell>
          <table:table-cell office:value-type="float" office:value="58.75" calcext:value-type="float">
            <text:p>58.75</text:p>
          </table:table-cell>
          <table:table-cell table:formula="of:=[.B142]-[.B141]" office:value-type="float" office:value="0" calcext:value-type="float">
            <text:p>0.00</text:p>
          </table:table-cell>
          <table:table-cell table:formula="of:=[.C142]-[.C14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69.3333333333" calcext:value-type="float">
            <text:p>69.33</text:p>
          </table:table-cell>
          <table:table-cell office:value-type="float" office:value="53.75" calcext:value-type="float">
            <text:p>53.75</text:p>
          </table:table-cell>
          <table:table-cell table:formula="of:=[.B143]-[.B142]" office:value-type="float" office:value="-1.33333333339999" calcext:value-type="float">
            <text:p>-1.33</text:p>
          </table:table-cell>
          <table:table-cell table:formula="of:=[.C143]-[.C142]" office:value-type="float" office:value="-5" calcext:value-type="float">
            <text:p>-5.00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68" calcext:value-type="float">
            <text:p>68.00</text:p>
          </table:table-cell>
          <table:table-cell office:value-type="float" office:value="58.75" calcext:value-type="float">
            <text:p>58.75</text:p>
          </table:table-cell>
          <table:table-cell table:formula="of:=[.B144]-[.B143]" office:value-type="float" office:value="-1.3333333333" calcext:value-type="float">
            <text:p>-1.33</text:p>
          </table:table-cell>
          <table:table-cell table:formula="of:=[.C144]-[.C143]" office:value-type="float" office:value="5" calcext:value-type="float">
            <text:p>5.00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72" calcext:value-type="float">
            <text:p>72.00</text:p>
          </table:table-cell>
          <table:table-cell office:value-type="float" office:value="53.75" calcext:value-type="float">
            <text:p>53.75</text:p>
          </table:table-cell>
          <table:table-cell table:formula="of:=[.B145]-[.B144]" office:value-type="float" office:value="4" calcext:value-type="float">
            <text:p>4.00</text:p>
          </table:table-cell>
          <table:table-cell table:formula="of:=[.C145]-[.C144]" office:value-type="float" office:value="-5" calcext:value-type="float">
            <text:p>-5.00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69.3333333333" calcext:value-type="float">
            <text:p>69.33</text:p>
          </table:table-cell>
          <table:table-cell office:value-type="float" office:value="53.75" calcext:value-type="float">
            <text:p>53.75</text:p>
          </table:table-cell>
          <table:table-cell table:formula="of:=[.B146]-[.B145]" office:value-type="float" office:value="-2.6666666667" calcext:value-type="float">
            <text:p>-2.67</text:p>
          </table:table-cell>
          <table:table-cell table:formula="of:=[.C146]-[.C14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69.3333333333" calcext:value-type="float">
            <text:p>69.33</text:p>
          </table:table-cell>
          <table:table-cell office:value-type="float" office:value="48.75" calcext:value-type="float">
            <text:p>48.75</text:p>
          </table:table-cell>
          <table:table-cell table:formula="of:=[.B147]-[.B146]" office:value-type="float" office:value="0" calcext:value-type="float">
            <text:p>0.00</text:p>
          </table:table-cell>
          <table:table-cell table:formula="of:=[.C147]-[.C146]" office:value-type="float" office:value="-5" calcext:value-type="float">
            <text:p>-5.00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69.3333333333" calcext:value-type="float">
            <text:p>69.33</text:p>
          </table:table-cell>
          <table:table-cell office:value-type="float" office:value="47.5" calcext:value-type="float">
            <text:p>47.50</text:p>
          </table:table-cell>
          <table:table-cell table:formula="of:=[.B148]-[.B147]" office:value-type="float" office:value="0" calcext:value-type="float">
            <text:p>0.00</text:p>
          </table:table-cell>
          <table:table-cell table:formula="of:=[.C148]-[.C147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73.3333333333" calcext:value-type="float">
            <text:p>73.33</text:p>
          </table:table-cell>
          <table:table-cell office:value-type="float" office:value="46.25" calcext:value-type="float">
            <text:p>46.25</text:p>
          </table:table-cell>
          <table:table-cell table:formula="of:=[.B149]-[.B148]" office:value-type="float" office:value="4" calcext:value-type="float">
            <text:p>4.00</text:p>
          </table:table-cell>
          <table:table-cell table:formula="of:=[.C149]-[.C148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72" calcext:value-type="float">
            <text:p>72.00</text:p>
          </table:table-cell>
          <table:table-cell office:value-type="float" office:value="45" calcext:value-type="float">
            <text:p>45.00</text:p>
          </table:table-cell>
          <table:table-cell table:formula="of:=[.B150]-[.B149]" office:value-type="float" office:value="-1.3333333333" calcext:value-type="float">
            <text:p>-1.33</text:p>
          </table:table-cell>
          <table:table-cell table:formula="of:=[.C150]-[.C149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72" calcext:value-type="float">
            <text:p>72.00</text:p>
          </table:table-cell>
          <table:table-cell office:value-type="float" office:value="43.75" calcext:value-type="float">
            <text:p>43.75</text:p>
          </table:table-cell>
          <table:table-cell table:formula="of:=[.B151]-[.B150]" office:value-type="float" office:value="0" calcext:value-type="float">
            <text:p>0.00</text:p>
          </table:table-cell>
          <table:table-cell table:formula="of:=[.C151]-[.C150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69.3333333333" calcext:value-type="float">
            <text:p>69.33</text:p>
          </table:table-cell>
          <table:table-cell office:value-type="float" office:value="43.75" calcext:value-type="float">
            <text:p>43.75</text:p>
          </table:table-cell>
          <table:table-cell table:formula="of:=[.B152]-[.B151]" office:value-type="float" office:value="-2.6666666667" calcext:value-type="float">
            <text:p>-2.67</text:p>
          </table:table-cell>
          <table:table-cell table:formula="of:=[.C152]-[.C15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61.3333333333" calcext:value-type="float">
            <text:p>61.33</text:p>
          </table:table-cell>
          <table:table-cell office:value-type="float" office:value="45" calcext:value-type="float">
            <text:p>45.00</text:p>
          </table:table-cell>
          <table:table-cell table:formula="of:=[.B153]-[.B152]" office:value-type="float" office:value="-8.00000000000001" calcext:value-type="float">
            <text:p>-8.00</text:p>
          </table:table-cell>
          <table:table-cell table:formula="of:=[.C153]-[.C152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60" calcext:value-type="float">
            <text:p>60.00</text:p>
          </table:table-cell>
          <table:table-cell office:value-type="float" office:value="43.75" calcext:value-type="float">
            <text:p>43.75</text:p>
          </table:table-cell>
          <table:table-cell table:formula="of:=[.B154]-[.B153]" office:value-type="float" office:value="-1.3333333333" calcext:value-type="float">
            <text:p>-1.33</text:p>
          </table:table-cell>
          <table:table-cell table:formula="of:=[.C154]-[.C153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58.6666666667" calcext:value-type="float">
            <text:p>58.67</text:p>
          </table:table-cell>
          <table:table-cell office:value-type="float" office:value="43.75" calcext:value-type="float">
            <text:p>43.75</text:p>
          </table:table-cell>
          <table:table-cell table:formula="of:=[.B155]-[.B154]" office:value-type="float" office:value="-1.3333333333" calcext:value-type="float">
            <text:p>-1.33</text:p>
          </table:table-cell>
          <table:table-cell table:formula="of:=[.C155]-[.C15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65.3333333333" calcext:value-type="float">
            <text:p>65.33</text:p>
          </table:table-cell>
          <table:table-cell office:value-type="float" office:value="43.75" calcext:value-type="float">
            <text:p>43.75</text:p>
          </table:table-cell>
          <table:table-cell table:formula="of:=[.B156]-[.B155]" office:value-type="float" office:value="6.6666666666" calcext:value-type="float">
            <text:p>6.67</text:p>
          </table:table-cell>
          <table:table-cell table:formula="of:=[.C156]-[.C15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66.6666666667" calcext:value-type="float">
            <text:p>66.67</text:p>
          </table:table-cell>
          <table:table-cell office:value-type="float" office:value="45" calcext:value-type="float">
            <text:p>45.00</text:p>
          </table:table-cell>
          <table:table-cell table:formula="of:=[.B157]-[.B156]" office:value-type="float" office:value="1.33333333339999" calcext:value-type="float">
            <text:p>1.33</text:p>
          </table:table-cell>
          <table:table-cell table:formula="of:=[.C157]-[.C156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70.6666666667" calcext:value-type="float">
            <text:p>70.67</text:p>
          </table:table-cell>
          <table:table-cell office:value-type="float" office:value="42.5" calcext:value-type="float">
            <text:p>42.50</text:p>
          </table:table-cell>
          <table:table-cell table:formula="of:=[.B158]-[.B157]" office:value-type="float" office:value="4" calcext:value-type="float">
            <text:p>4.00</text:p>
          </table:table-cell>
          <table:table-cell table:formula="of:=[.C158]-[.C157]" office:value-type="float" office:value="-2.5" calcext:value-type="float">
            <text:p>-2.50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73.3333333333" calcext:value-type="float">
            <text:p>73.33</text:p>
          </table:table-cell>
          <table:table-cell office:value-type="float" office:value="17.5" calcext:value-type="float">
            <text:p>17.50</text:p>
          </table:table-cell>
          <table:table-cell table:formula="of:=[.B159]-[.B158]" office:value-type="float" office:value="2.66666666660001" calcext:value-type="float">
            <text:p>2.67</text:p>
          </table:table-cell>
          <table:table-cell table:formula="of:=[.C159]-[.C158]" office:value-type="float" office:value="-25" calcext:value-type="float">
            <text:p>-25.00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76" calcext:value-type="float">
            <text:p>76.00</text:p>
          </table:table-cell>
          <table:table-cell office:value-type="float" office:value="12.5" calcext:value-type="float">
            <text:p>12.50</text:p>
          </table:table-cell>
          <table:table-cell table:formula="of:=[.B160]-[.B159]" office:value-type="float" office:value="2.6666666667" calcext:value-type="float">
            <text:p>2.67</text:p>
          </table:table-cell>
          <table:table-cell table:formula="of:=[.C160]-[.C159]" office:value-type="float" office:value="-5" calcext:value-type="float">
            <text:p>-5.00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73.3333333333" calcext:value-type="float">
            <text:p>73.33</text:p>
          </table:table-cell>
          <table:table-cell office:value-type="float" office:value="12.5" calcext:value-type="float">
            <text:p>12.50</text:p>
          </table:table-cell>
          <table:table-cell table:formula="of:=[.B161]-[.B160]" office:value-type="float" office:value="-2.6666666667" calcext:value-type="float">
            <text:p>-2.67</text:p>
          </table:table-cell>
          <table:table-cell table:formula="of:=[.C161]-[.C16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76" calcext:value-type="float">
            <text:p>76.00</text:p>
          </table:table-cell>
          <table:table-cell office:value-type="float" office:value="12.5" calcext:value-type="float">
            <text:p>12.50</text:p>
          </table:table-cell>
          <table:table-cell table:formula="of:=[.B162]-[.B161]" office:value-type="float" office:value="2.6666666667" calcext:value-type="float">
            <text:p>2.67</text:p>
          </table:table-cell>
          <table:table-cell table:formula="of:=[.C162]-[.C16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73.3333333333" calcext:value-type="float">
            <text:p>73.33</text:p>
          </table:table-cell>
          <table:table-cell office:value-type="float" office:value="13.75" calcext:value-type="float">
            <text:p>13.75</text:p>
          </table:table-cell>
          <table:table-cell table:formula="of:=[.B163]-[.B162]" office:value-type="float" office:value="-2.6666666667" calcext:value-type="float">
            <text:p>-2.67</text:p>
          </table:table-cell>
          <table:table-cell table:formula="of:=[.C163]-[.C162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73.3333333333" calcext:value-type="float">
            <text:p>73.33</text:p>
          </table:table-cell>
          <table:table-cell office:value-type="float" office:value="18.75" calcext:value-type="float">
            <text:p>18.75</text:p>
          </table:table-cell>
          <table:table-cell table:formula="of:=[.B164]-[.B163]" office:value-type="float" office:value="0" calcext:value-type="float">
            <text:p>0.00</text:p>
          </table:table-cell>
          <table:table-cell table:formula="of:=[.C164]-[.C163]" office:value-type="float" office:value="5" calcext:value-type="float">
            <text:p>5.00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53.3333333333" calcext:value-type="float">
            <text:p>53.33</text:p>
          </table:table-cell>
          <table:table-cell office:value-type="float" office:value="17.5" calcext:value-type="float">
            <text:p>17.50</text:p>
          </table:table-cell>
          <table:table-cell table:formula="of:=[.B165]-[.B164]" office:value-type="float" office:value="-20" calcext:value-type="float">
            <text:p>-20.00</text:p>
          </table:table-cell>
          <table:table-cell table:formula="of:=[.C165]-[.C164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48" calcext:value-type="float">
            <text:p>48.00</text:p>
          </table:table-cell>
          <table:table-cell office:value-type="float" office:value="21.25" calcext:value-type="float">
            <text:p>21.25</text:p>
          </table:table-cell>
          <table:table-cell table:formula="of:=[.B166]-[.B165]" office:value-type="float" office:value="-5.3333333333" calcext:value-type="float">
            <text:p>-5.33</text:p>
          </table:table-cell>
          <table:table-cell table:formula="of:=[.C166]-[.C165]" office:value-type="float" office:value="3.75" calcext:value-type="float">
            <text:p>3.75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49.3333333333" calcext:value-type="float">
            <text:p>49.33</text:p>
          </table:table-cell>
          <table:table-cell office:value-type="float" office:value="12.5" calcext:value-type="float">
            <text:p>12.50</text:p>
          </table:table-cell>
          <table:table-cell table:formula="of:=[.B167]-[.B166]" office:value-type="float" office:value="1.3333333333" calcext:value-type="float">
            <text:p>1.33</text:p>
          </table:table-cell>
          <table:table-cell table:formula="of:=[.C167]-[.C166]" office:value-type="float" office:value="-8.75" calcext:value-type="float">
            <text:p>-8.75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45.3333333333" calcext:value-type="float">
            <text:p>45.33</text:p>
          </table:table-cell>
          <table:table-cell office:value-type="float" office:value="6.25" calcext:value-type="float">
            <text:p>6.25</text:p>
          </table:table-cell>
          <table:table-cell table:formula="of:=[.B168]-[.B167]" office:value-type="float" office:value="-4" calcext:value-type="float">
            <text:p>-4.00</text:p>
          </table:table-cell>
          <table:table-cell table:formula="of:=[.C168]-[.C167]" office:value-type="float" office:value="-6.25" calcext:value-type="float">
            <text:p>-6.25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46.6666666667" calcext:value-type="float">
            <text:p>46.67</text:p>
          </table:table-cell>
          <table:table-cell office:value-type="float" office:value="3.75" calcext:value-type="float">
            <text:p>3.75</text:p>
          </table:table-cell>
          <table:table-cell table:formula="of:=[.B169]-[.B168]" office:value-type="float" office:value="1.33333333340001" calcext:value-type="float">
            <text:p>1.33</text:p>
          </table:table-cell>
          <table:table-cell table:formula="of:=[.C169]-[.C168]" office:value-type="float" office:value="-2.5" calcext:value-type="float">
            <text:p>-2.50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44" calcext:value-type="float">
            <text:p>44.00</text:p>
          </table:table-cell>
          <table:table-cell office:value-type="float" office:value="3.75" calcext:value-type="float">
            <text:p>3.75</text:p>
          </table:table-cell>
          <table:table-cell table:formula="of:=[.B170]-[.B169]" office:value-type="float" office:value="-2.6666666667" calcext:value-type="float">
            <text:p>-2.67</text:p>
          </table:table-cell>
          <table:table-cell table:formula="of:=[.C170]-[.C16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32" calcext:value-type="float">
            <text:p>32.00</text:p>
          </table:table-cell>
          <table:table-cell office:value-type="float" office:value="5" calcext:value-type="float">
            <text:p>5.00</text:p>
          </table:table-cell>
          <table:table-cell table:formula="of:=[.B171]-[.B170]" office:value-type="float" office:value="-12" calcext:value-type="float">
            <text:p>-12.00</text:p>
          </table:table-cell>
          <table:table-cell table:formula="of:=[.C171]-[.C170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25.3333333333" calcext:value-type="float">
            <text:p>25.33</text:p>
          </table:table-cell>
          <table:table-cell office:value-type="float" office:value="3.75" calcext:value-type="float">
            <text:p>3.75</text:p>
          </table:table-cell>
          <table:table-cell table:formula="of:=[.B172]-[.B171]" office:value-type="float" office:value="-6.6666666667" calcext:value-type="float">
            <text:p>-6.67</text:p>
          </table:table-cell>
          <table:table-cell table:formula="of:=[.C172]-[.C171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22.6666666667" calcext:value-type="float">
            <text:p>22.67</text:p>
          </table:table-cell>
          <table:table-cell office:value-type="float" office:value="3.75" calcext:value-type="float">
            <text:p>3.75</text:p>
          </table:table-cell>
          <table:table-cell table:formula="of:=[.B173]-[.B172]" office:value-type="float" office:value="-2.6666666666" calcext:value-type="float">
            <text:p>-2.67</text:p>
          </table:table-cell>
          <table:table-cell table:formula="of:=[.C173]-[.C172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3.75" calcext:value-type="float">
            <text:p>3.75</text:p>
          </table:table-cell>
          <table:table-cell table:formula="of:=[.B174]-[.B173]" office:value-type="float" office:value="-17.33333333337" calcext:value-type="float">
            <text:p>-17.33</text:p>
          </table:table-cell>
          <table:table-cell table:formula="of:=[.C174]-[.C173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.00</text:p>
          </table:table-cell>
          <table:table-cell office:value-type="float" office:value="3.75" calcext:value-type="float">
            <text:p>3.75</text:p>
          </table:table-cell>
          <table:table-cell table:formula="of:=[.B175]-[.B174]" office:value-type="float" office:value="-1.33333333333" calcext:value-type="float">
            <text:p>-1.33</text:p>
          </table:table-cell>
          <table:table-cell table:formula="of:=[.C175]-[.C17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4" calcext:value-type="float">
            <text:p>4.00</text:p>
          </table:table-cell>
          <table:table-cell office:value-type="float" office:value="3.75" calcext:value-type="float">
            <text:p>3.75</text:p>
          </table:table-cell>
          <table:table-cell table:formula="of:=[.B176]-[.B175]" office:value-type="float" office:value="0" calcext:value-type="float">
            <text:p>0.00</text:p>
          </table:table-cell>
          <table:table-cell table:formula="of:=[.C176]-[.C17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.00</text:p>
          </table:table-cell>
          <table:table-cell office:value-type="float" office:value="3.75" calcext:value-type="float">
            <text:p>3.75</text:p>
          </table:table-cell>
          <table:table-cell table:formula="of:=[.B177]-[.B176]" office:value-type="float" office:value="0" calcext:value-type="float">
            <text:p>0.00</text:p>
          </table:table-cell>
          <table:table-cell table:formula="of:=[.C177]-[.C176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.00</text:p>
          </table:table-cell>
          <table:table-cell office:value-type="float" office:value="3.75" calcext:value-type="float">
            <text:p>3.75</text:p>
          </table:table-cell>
          <table:table-cell table:formula="of:=[.B178]-[.B177]" office:value-type="float" office:value="0" calcext:value-type="float">
            <text:p>0.00</text:p>
          </table:table-cell>
          <table:table-cell table:formula="of:=[.C178]-[.C177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4" calcext:value-type="float">
            <text:p>4.00</text:p>
          </table:table-cell>
          <table:table-cell office:value-type="float" office:value="3.75" calcext:value-type="float">
            <text:p>3.75</text:p>
          </table:table-cell>
          <table:table-cell table:formula="of:=[.B179]-[.B178]" office:value-type="float" office:value="0" calcext:value-type="float">
            <text:p>0.00</text:p>
          </table:table-cell>
          <table:table-cell table:formula="of:=[.C179]-[.C17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.00</text:p>
          </table:table-cell>
          <table:table-cell office:value-type="float" office:value="3.75" calcext:value-type="float">
            <text:p>3.75</text:p>
          </table:table-cell>
          <table:table-cell table:formula="of:=[.B180]-[.B179]" office:value-type="float" office:value="0" calcext:value-type="float">
            <text:p>0.00</text:p>
          </table:table-cell>
          <table:table-cell table:formula="of:=[.C180]-[.C17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.00</text:p>
          </table:table-cell>
          <table:table-cell office:value-type="float" office:value="3.75" calcext:value-type="float">
            <text:p>3.75</text:p>
          </table:table-cell>
          <table:table-cell table:formula="of:=[.B181]-[.B180]" office:value-type="float" office:value="0" calcext:value-type="float">
            <text:p>0.00</text:p>
          </table:table-cell>
          <table:table-cell table:formula="of:=[.C181]-[.C18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.00</text:p>
          </table:table-cell>
          <table:table-cell office:value-type="float" office:value="3.75" calcext:value-type="float">
            <text:p>3.75</text:p>
          </table:table-cell>
          <table:table-cell table:formula="of:=[.B182]-[.B181]" office:value-type="float" office:value="0" calcext:value-type="float">
            <text:p>0.00</text:p>
          </table:table-cell>
          <table:table-cell table:formula="of:=[.C182]-[.C18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3.75" calcext:value-type="float">
            <text:p>3.75</text:p>
          </table:table-cell>
          <table:table-cell table:formula="of:=[.B183]-[.B182]" office:value-type="float" office:value="-1.33333333333" calcext:value-type="float">
            <text:p>-1.33</text:p>
          </table:table-cell>
          <table:table-cell table:formula="of:=[.C183]-[.C182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3.75" calcext:value-type="float">
            <text:p>3.75</text:p>
          </table:table-cell>
          <table:table-cell table:formula="of:=[.B184]-[.B183]" office:value-type="float" office:value="0" calcext:value-type="float">
            <text:p>0.00</text:p>
          </table:table-cell>
          <table:table-cell table:formula="of:=[.C184]-[.C183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3.75" calcext:value-type="float">
            <text:p>3.75</text:p>
          </table:table-cell>
          <table:table-cell table:formula="of:=[.B185]-[.B184]" office:value-type="float" office:value="0" calcext:value-type="float">
            <text:p>0.00</text:p>
          </table:table-cell>
          <table:table-cell table:formula="of:=[.C185]-[.C18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2.5" calcext:value-type="float">
            <text:p>2.50</text:p>
          </table:table-cell>
          <table:table-cell table:formula="of:=[.B186]-[.B185]" office:value-type="float" office:value="0" calcext:value-type="float">
            <text:p>0.00</text:p>
          </table:table-cell>
          <table:table-cell table:formula="of:=[.C186]-[.C185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2.5" calcext:value-type="float">
            <text:p>2.50</text:p>
          </table:table-cell>
          <table:table-cell table:formula="of:=[.B187]-[.B186]" office:value-type="float" office:value="0" calcext:value-type="float">
            <text:p>0.00</text:p>
          </table:table-cell>
          <table:table-cell table:formula="of:=[.C187]-[.C186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3.75" calcext:value-type="float">
            <text:p>3.75</text:p>
          </table:table-cell>
          <table:table-cell table:formula="of:=[.B188]-[.B187]" office:value-type="float" office:value="0" calcext:value-type="float">
            <text:p>0.00</text:p>
          </table:table-cell>
          <table:table-cell table:formula="of:=[.C188]-[.C187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3.75" calcext:value-type="float">
            <text:p>3.75</text:p>
          </table:table-cell>
          <table:table-cell table:formula="of:=[.B189]-[.B188]" office:value-type="float" office:value="0" calcext:value-type="float">
            <text:p>0.00</text:p>
          </table:table-cell>
          <table:table-cell table:formula="of:=[.C189]-[.C18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2.5" calcext:value-type="float">
            <text:p>2.50</text:p>
          </table:table-cell>
          <table:table-cell table:formula="of:=[.B190]-[.B189]" office:value-type="float" office:value="0" calcext:value-type="float">
            <text:p>0.00</text:p>
          </table:table-cell>
          <table:table-cell table:formula="of:=[.C190]-[.C189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2.5" calcext:value-type="float">
            <text:p>2.50</text:p>
          </table:table-cell>
          <table:table-cell table:formula="of:=[.B191]-[.B190]" office:value-type="float" office:value="0" calcext:value-type="float">
            <text:p>0.00</text:p>
          </table:table-cell>
          <table:table-cell table:formula="of:=[.C191]-[.C19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3.75" calcext:value-type="float">
            <text:p>3.75</text:p>
          </table:table-cell>
          <table:table-cell table:formula="of:=[.B192]-[.B191]" office:value-type="float" office:value="0" calcext:value-type="float">
            <text:p>0.00</text:p>
          </table:table-cell>
          <table:table-cell table:formula="of:=[.C192]-[.C191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3.75" calcext:value-type="float">
            <text:p>3.75</text:p>
          </table:table-cell>
          <table:table-cell table:formula="of:=[.B193]-[.B192]" office:value-type="float" office:value="0" calcext:value-type="float">
            <text:p>0.00</text:p>
          </table:table-cell>
          <table:table-cell table:formula="of:=[.C193]-[.C192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2.5" calcext:value-type="float">
            <text:p>2.50</text:p>
          </table:table-cell>
          <table:table-cell table:formula="of:=[.B194]-[.B193]" office:value-type="float" office:value="0" calcext:value-type="float">
            <text:p>0.00</text:p>
          </table:table-cell>
          <table:table-cell table:formula="of:=[.C194]-[.C193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4" calcext:value-type="float">
            <text:p>4.00</text:p>
          </table:table-cell>
          <table:table-cell office:value-type="float" office:value="3.75" calcext:value-type="float">
            <text:p>3.75</text:p>
          </table:table-cell>
          <table:table-cell table:formula="of:=[.B195]-[.B194]" office:value-type="float" office:value="1.33333333333" calcext:value-type="float">
            <text:p>1.33</text:p>
          </table:table-cell>
          <table:table-cell table:formula="of:=[.C195]-[.C194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.00</text:p>
          </table:table-cell>
          <table:table-cell office:value-type="float" office:value="2.5" calcext:value-type="float">
            <text:p>2.50</text:p>
          </table:table-cell>
          <table:table-cell table:formula="of:=[.B196]-[.B195]" office:value-type="float" office:value="0" calcext:value-type="float">
            <text:p>0.00</text:p>
          </table:table-cell>
          <table:table-cell table:formula="of:=[.C196]-[.C195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4" calcext:value-type="float">
            <text:p>4.00</text:p>
          </table:table-cell>
          <table:table-cell office:value-type="float" office:value="2.5" calcext:value-type="float">
            <text:p>2.50</text:p>
          </table:table-cell>
          <table:table-cell table:formula="of:=[.B197]-[.B196]" office:value-type="float" office:value="0" calcext:value-type="float">
            <text:p>0.00</text:p>
          </table:table-cell>
          <table:table-cell table:formula="of:=[.C197]-[.C196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4" calcext:value-type="float">
            <text:p>4.00</text:p>
          </table:table-cell>
          <table:table-cell office:value-type="float" office:value="2.5" calcext:value-type="float">
            <text:p>2.50</text:p>
          </table:table-cell>
          <table:table-cell table:formula="of:=[.B198]-[.B197]" office:value-type="float" office:value="0" calcext:value-type="float">
            <text:p>0.00</text:p>
          </table:table-cell>
          <table:table-cell table:formula="of:=[.C198]-[.C197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4" calcext:value-type="float">
            <text:p>4.00</text:p>
          </table:table-cell>
          <table:table-cell office:value-type="float" office:value="2.5" calcext:value-type="float">
            <text:p>2.50</text:p>
          </table:table-cell>
          <table:table-cell table:formula="of:=[.B199]-[.B198]" office:value-type="float" office:value="0" calcext:value-type="float">
            <text:p>0.00</text:p>
          </table:table-cell>
          <table:table-cell table:formula="of:=[.C199]-[.C19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4" calcext:value-type="float">
            <text:p>4.00</text:p>
          </table:table-cell>
          <table:table-cell office:value-type="float" office:value="2.5" calcext:value-type="float">
            <text:p>2.50</text:p>
          </table:table-cell>
          <table:table-cell table:formula="of:=[.B200]-[.B199]" office:value-type="float" office:value="0" calcext:value-type="float">
            <text:p>0.00</text:p>
          </table:table-cell>
          <table:table-cell table:formula="of:=[.C200]-[.C19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3.75" calcext:value-type="float">
            <text:p>3.75</text:p>
          </table:table-cell>
          <table:table-cell table:formula="of:=[.B201]-[.B200]" office:value-type="float" office:value="-1.33333333333" calcext:value-type="float">
            <text:p>-1.33</text:p>
          </table:table-cell>
          <table:table-cell table:formula="of:=[.C201]-[.C200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3.75" calcext:value-type="float">
            <text:p>3.75</text:p>
          </table:table-cell>
          <table:table-cell table:formula="of:=[.B202]-[.B201]" office:value-type="float" office:value="0" calcext:value-type="float">
            <text:p>0.00</text:p>
          </table:table-cell>
          <table:table-cell table:formula="of:=[.C202]-[.C20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3.75" calcext:value-type="float">
            <text:p>3.75</text:p>
          </table:table-cell>
          <table:table-cell table:formula="of:=[.B203]-[.B202]" office:value-type="float" office:value="0" calcext:value-type="float">
            <text:p>0.00</text:p>
          </table:table-cell>
          <table:table-cell table:formula="of:=[.C203]-[.C202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3.75" calcext:value-type="float">
            <text:p>3.75</text:p>
          </table:table-cell>
          <table:table-cell table:formula="of:=[.B204]-[.B203]" office:value-type="float" office:value="0" calcext:value-type="float">
            <text:p>0.00</text:p>
          </table:table-cell>
          <table:table-cell table:formula="of:=[.C204]-[.C203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3.75" calcext:value-type="float">
            <text:p>3.75</text:p>
          </table:table-cell>
          <table:table-cell table:formula="of:=[.B205]-[.B204]" office:value-type="float" office:value="0" calcext:value-type="float">
            <text:p>0.00</text:p>
          </table:table-cell>
          <table:table-cell table:formula="of:=[.C205]-[.C20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3.75" calcext:value-type="float">
            <text:p>3.75</text:p>
          </table:table-cell>
          <table:table-cell table:formula="of:=[.B206]-[.B205]" office:value-type="float" office:value="0" calcext:value-type="float">
            <text:p>0.00</text:p>
          </table:table-cell>
          <table:table-cell table:formula="of:=[.C206]-[.C20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3.75" calcext:value-type="float">
            <text:p>3.75</text:p>
          </table:table-cell>
          <table:table-cell table:formula="of:=[.B207]-[.B206]" office:value-type="float" office:value="0" calcext:value-type="float">
            <text:p>0.00</text:p>
          </table:table-cell>
          <table:table-cell table:formula="of:=[.C207]-[.C206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3.75" calcext:value-type="float">
            <text:p>3.75</text:p>
          </table:table-cell>
          <table:table-cell table:formula="of:=[.B208]-[.B207]" office:value-type="float" office:value="0" calcext:value-type="float">
            <text:p>0.00</text:p>
          </table:table-cell>
          <table:table-cell table:formula="of:=[.C208]-[.C207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3.75" calcext:value-type="float">
            <text:p>3.75</text:p>
          </table:table-cell>
          <table:table-cell table:formula="of:=[.B209]-[.B208]" office:value-type="float" office:value="0" calcext:value-type="float">
            <text:p>0.00</text:p>
          </table:table-cell>
          <table:table-cell table:formula="of:=[.C209]-[.C20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3.75" calcext:value-type="float">
            <text:p>3.75</text:p>
          </table:table-cell>
          <table:table-cell table:formula="of:=[.B210]-[.B209]" office:value-type="float" office:value="0" calcext:value-type="float">
            <text:p>0.00</text:p>
          </table:table-cell>
          <table:table-cell table:formula="of:=[.C210]-[.C20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5" calcext:value-type="float">
            <text:p>5.00</text:p>
          </table:table-cell>
          <table:table-cell table:formula="of:=[.B211]-[.B210]" office:value-type="float" office:value="0" calcext:value-type="float">
            <text:p>0.00</text:p>
          </table:table-cell>
          <table:table-cell table:formula="of:=[.C211]-[.C210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3.75" calcext:value-type="float">
            <text:p>3.75</text:p>
          </table:table-cell>
          <table:table-cell table:formula="of:=[.B212]-[.B211]" office:value-type="float" office:value="0" calcext:value-type="float">
            <text:p>0.00</text:p>
          </table:table-cell>
          <table:table-cell table:formula="of:=[.C212]-[.C211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4" calcext:value-type="float">
            <text:p>4.00</text:p>
          </table:table-cell>
          <table:table-cell office:value-type="float" office:value="2.5" calcext:value-type="float">
            <text:p>2.50</text:p>
          </table:table-cell>
          <table:table-cell table:formula="of:=[.B213]-[.B212]" office:value-type="float" office:value="1.33333333333" calcext:value-type="float">
            <text:p>1.33</text:p>
          </table:table-cell>
          <table:table-cell table:formula="of:=[.C213]-[.C212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4" calcext:value-type="float">
            <text:p>4.00</text:p>
          </table:table-cell>
          <table:table-cell office:value-type="float" office:value="2.5" calcext:value-type="float">
            <text:p>2.50</text:p>
          </table:table-cell>
          <table:table-cell table:formula="of:=[.B214]-[.B213]" office:value-type="float" office:value="0" calcext:value-type="float">
            <text:p>0.00</text:p>
          </table:table-cell>
          <table:table-cell table:formula="of:=[.C214]-[.C213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.00</text:p>
          </table:table-cell>
          <table:table-cell office:value-type="float" office:value="6.25" calcext:value-type="float">
            <text:p>6.25</text:p>
          </table:table-cell>
          <table:table-cell table:formula="of:=[.B215]-[.B214]" office:value-type="float" office:value="0" calcext:value-type="float">
            <text:p>0.00</text:p>
          </table:table-cell>
          <table:table-cell table:formula="of:=[.C215]-[.C214]" office:value-type="float" office:value="3.75" calcext:value-type="float">
            <text:p>3.75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8.75" calcext:value-type="float">
            <text:p>8.75</text:p>
          </table:table-cell>
          <table:table-cell table:formula="of:=[.B216]-[.B215]" office:value-type="float" office:value="-1.33333333333" calcext:value-type="float">
            <text:p>-1.33</text:p>
          </table:table-cell>
          <table:table-cell table:formula="of:=[.C216]-[.C215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217]-[.B216]" office:value-type="float" office:value="1.33333333333" calcext:value-type="float">
            <text:p>1.33</text:p>
          </table:table-cell>
          <table:table-cell table:formula="of:=[.C217]-[.C216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218]-[.B217]" office:value-type="float" office:value="0" calcext:value-type="float">
            <text:p>0.00</text:p>
          </table:table-cell>
          <table:table-cell table:formula="of:=[.C218]-[.C217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219]-[.B218]" office:value-type="float" office:value="0" calcext:value-type="float">
            <text:p>0.00</text:p>
          </table:table-cell>
          <table:table-cell table:formula="of:=[.C219]-[.C21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220]-[.B219]" office:value-type="float" office:value="0" calcext:value-type="float">
            <text:p>0.00</text:p>
          </table:table-cell>
          <table:table-cell table:formula="of:=[.C220]-[.C21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221]-[.B220]" office:value-type="float" office:value="0" calcext:value-type="float">
            <text:p>0.00</text:p>
          </table:table-cell>
          <table:table-cell table:formula="of:=[.C221]-[.C22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.00</text:p>
          </table:table-cell>
          <table:table-cell office:value-type="float" office:value="6.25" calcext:value-type="float">
            <text:p>6.25</text:p>
          </table:table-cell>
          <table:table-cell table:formula="of:=[.B222]-[.B221]" office:value-type="float" office:value="0" calcext:value-type="float">
            <text:p>0.00</text:p>
          </table:table-cell>
          <table:table-cell table:formula="of:=[.C222]-[.C221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.00</text:p>
          </table:table-cell>
          <table:table-cell office:value-type="float" office:value="5" calcext:value-type="float">
            <text:p>5.00</text:p>
          </table:table-cell>
          <table:table-cell table:formula="of:=[.B223]-[.B222]" office:value-type="float" office:value="0" calcext:value-type="float">
            <text:p>0.00</text:p>
          </table:table-cell>
          <table:table-cell table:formula="of:=[.C223]-[.C222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224]-[.B223]" office:value-type="float" office:value="0" calcext:value-type="float">
            <text:p>0.00</text:p>
          </table:table-cell>
          <table:table-cell table:formula="of:=[.C224]-[.C223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9.33333333333" calcext:value-type="float">
            <text:p>9.33</text:p>
          </table:table-cell>
          <table:table-cell office:value-type="float" office:value="6.25" calcext:value-type="float">
            <text:p>6.25</text:p>
          </table:table-cell>
          <table:table-cell table:formula="of:=[.B225]-[.B224]" office:value-type="float" office:value="5.33333333333" calcext:value-type="float">
            <text:p>5.33</text:p>
          </table:table-cell>
          <table:table-cell table:formula="of:=[.C225]-[.C224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10.6666666667" calcext:value-type="float">
            <text:p>10.67</text:p>
          </table:table-cell>
          <table:table-cell office:value-type="float" office:value="6.25" calcext:value-type="float">
            <text:p>6.25</text:p>
          </table:table-cell>
          <table:table-cell table:formula="of:=[.B226]-[.B225]" office:value-type="float" office:value="1.33333333337" calcext:value-type="float">
            <text:p>1.33</text:p>
          </table:table-cell>
          <table:table-cell table:formula="of:=[.C226]-[.C22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14.6666666667" calcext:value-type="float">
            <text:p>14.67</text:p>
          </table:table-cell>
          <table:table-cell office:value-type="float" office:value="7.5" calcext:value-type="float">
            <text:p>7.50</text:p>
          </table:table-cell>
          <table:table-cell table:formula="of:=[.B227]-[.B226]" office:value-type="float" office:value="4" calcext:value-type="float">
            <text:p>4.00</text:p>
          </table:table-cell>
          <table:table-cell table:formula="of:=[.C227]-[.C226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17.3333333333" calcext:value-type="float">
            <text:p>17.33</text:p>
          </table:table-cell>
          <table:table-cell office:value-type="float" office:value="7.5" calcext:value-type="float">
            <text:p>7.50</text:p>
          </table:table-cell>
          <table:table-cell table:formula="of:=[.B228]-[.B227]" office:value-type="float" office:value="2.6666666666" calcext:value-type="float">
            <text:p>2.67</text:p>
          </table:table-cell>
          <table:table-cell table:formula="of:=[.C228]-[.C227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16" calcext:value-type="float">
            <text:p>16.00</text:p>
          </table:table-cell>
          <table:table-cell office:value-type="float" office:value="7.5" calcext:value-type="float">
            <text:p>7.50</text:p>
          </table:table-cell>
          <table:table-cell table:formula="of:=[.B229]-[.B228]" office:value-type="float" office:value="-1.3333333333" calcext:value-type="float">
            <text:p>-1.33</text:p>
          </table:table-cell>
          <table:table-cell table:formula="of:=[.C229]-[.C22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16" calcext:value-type="float">
            <text:p>16.00</text:p>
          </table:table-cell>
          <table:table-cell office:value-type="float" office:value="10" calcext:value-type="float">
            <text:p>10.00</text:p>
          </table:table-cell>
          <table:table-cell table:formula="of:=[.B230]-[.B229]" office:value-type="float" office:value="0" calcext:value-type="float">
            <text:p>0.00</text:p>
          </table:table-cell>
          <table:table-cell table:formula="of:=[.C230]-[.C229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17.3333333333" calcext:value-type="float">
            <text:p>17.33</text:p>
          </table:table-cell>
          <table:table-cell office:value-type="float" office:value="8.75" calcext:value-type="float">
            <text:p>8.75</text:p>
          </table:table-cell>
          <table:table-cell table:formula="of:=[.B231]-[.B230]" office:value-type="float" office:value="1.3333333333" calcext:value-type="float">
            <text:p>1.33</text:p>
          </table:table-cell>
          <table:table-cell table:formula="of:=[.C231]-[.C230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18.6666666667" calcext:value-type="float">
            <text:p>18.67</text:p>
          </table:table-cell>
          <table:table-cell office:value-type="float" office:value="8.75" calcext:value-type="float">
            <text:p>8.75</text:p>
          </table:table-cell>
          <table:table-cell table:formula="of:=[.B232]-[.B231]" office:value-type="float" office:value="1.3333333334" calcext:value-type="float">
            <text:p>1.33</text:p>
          </table:table-cell>
          <table:table-cell table:formula="of:=[.C232]-[.C23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18.6666666667" calcext:value-type="float">
            <text:p>18.67</text:p>
          </table:table-cell>
          <table:table-cell office:value-type="float" office:value="8.75" calcext:value-type="float">
            <text:p>8.75</text:p>
          </table:table-cell>
          <table:table-cell table:formula="of:=[.B233]-[.B232]" office:value-type="float" office:value="0" calcext:value-type="float">
            <text:p>0.00</text:p>
          </table:table-cell>
          <table:table-cell table:formula="of:=[.C233]-[.C232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20" calcext:value-type="float">
            <text:p>20.00</text:p>
          </table:table-cell>
          <table:table-cell office:value-type="float" office:value="8.75" calcext:value-type="float">
            <text:p>8.75</text:p>
          </table:table-cell>
          <table:table-cell table:formula="of:=[.B234]-[.B233]" office:value-type="float" office:value="1.3333333333" calcext:value-type="float">
            <text:p>1.33</text:p>
          </table:table-cell>
          <table:table-cell table:formula="of:=[.C234]-[.C233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20" calcext:value-type="float">
            <text:p>20.00</text:p>
          </table:table-cell>
          <table:table-cell office:value-type="float" office:value="8.75" calcext:value-type="float">
            <text:p>8.75</text:p>
          </table:table-cell>
          <table:table-cell table:formula="of:=[.B235]-[.B234]" office:value-type="float" office:value="0" calcext:value-type="float">
            <text:p>0.00</text:p>
          </table:table-cell>
          <table:table-cell table:formula="of:=[.C235]-[.C23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21.3333333333" calcext:value-type="float">
            <text:p>21.33</text:p>
          </table:table-cell>
          <table:table-cell office:value-type="float" office:value="8.75" calcext:value-type="float">
            <text:p>8.75</text:p>
          </table:table-cell>
          <table:table-cell table:formula="of:=[.B236]-[.B235]" office:value-type="float" office:value="1.3333333333" calcext:value-type="float">
            <text:p>1.33</text:p>
          </table:table-cell>
          <table:table-cell table:formula="of:=[.C236]-[.C23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18.6666666667" calcext:value-type="float">
            <text:p>18.67</text:p>
          </table:table-cell>
          <table:table-cell office:value-type="float" office:value="8.75" calcext:value-type="float">
            <text:p>8.75</text:p>
          </table:table-cell>
          <table:table-cell table:formula="of:=[.B237]-[.B236]" office:value-type="float" office:value="-2.6666666666" calcext:value-type="float">
            <text:p>-2.67</text:p>
          </table:table-cell>
          <table:table-cell table:formula="of:=[.C237]-[.C236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16" calcext:value-type="float">
            <text:p>16.00</text:p>
          </table:table-cell>
          <table:table-cell office:value-type="float" office:value="8.75" calcext:value-type="float">
            <text:p>8.75</text:p>
          </table:table-cell>
          <table:table-cell table:formula="of:=[.B238]-[.B237]" office:value-type="float" office:value="-2.6666666667" calcext:value-type="float">
            <text:p>-2.67</text:p>
          </table:table-cell>
          <table:table-cell table:formula="of:=[.C238]-[.C237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14.6666666667" calcext:value-type="float">
            <text:p>14.67</text:p>
          </table:table-cell>
          <table:table-cell office:value-type="float" office:value="8.75" calcext:value-type="float">
            <text:p>8.75</text:p>
          </table:table-cell>
          <table:table-cell table:formula="of:=[.B239]-[.B238]" office:value-type="float" office:value="-1.3333333333" calcext:value-type="float">
            <text:p>-1.33</text:p>
          </table:table-cell>
          <table:table-cell table:formula="of:=[.C239]-[.C23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21.3333333333" calcext:value-type="float">
            <text:p>21.33</text:p>
          </table:table-cell>
          <table:table-cell office:value-type="float" office:value="8.75" calcext:value-type="float">
            <text:p>8.75</text:p>
          </table:table-cell>
          <table:table-cell table:formula="of:=[.B240]-[.B239]" office:value-type="float" office:value="6.6666666666" calcext:value-type="float">
            <text:p>6.67</text:p>
          </table:table-cell>
          <table:table-cell table:formula="of:=[.C240]-[.C23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24" calcext:value-type="float">
            <text:p>24.00</text:p>
          </table:table-cell>
          <table:table-cell office:value-type="float" office:value="8.75" calcext:value-type="float">
            <text:p>8.75</text:p>
          </table:table-cell>
          <table:table-cell table:formula="of:=[.B241]-[.B240]" office:value-type="float" office:value="2.6666666667" calcext:value-type="float">
            <text:p>2.67</text:p>
          </table:table-cell>
          <table:table-cell table:formula="of:=[.C241]-[.C24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22.6666666667" calcext:value-type="float">
            <text:p>22.67</text:p>
          </table:table-cell>
          <table:table-cell office:value-type="float" office:value="8.75" calcext:value-type="float">
            <text:p>8.75</text:p>
          </table:table-cell>
          <table:table-cell table:formula="of:=[.B242]-[.B241]" office:value-type="float" office:value="-1.3333333333" calcext:value-type="float">
            <text:p>-1.33</text:p>
          </table:table-cell>
          <table:table-cell table:formula="of:=[.C242]-[.C24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18.6666666667" calcext:value-type="float">
            <text:p>18.67</text:p>
          </table:table-cell>
          <table:table-cell office:value-type="float" office:value="8.75" calcext:value-type="float">
            <text:p>8.75</text:p>
          </table:table-cell>
          <table:table-cell table:formula="of:=[.B243]-[.B242]" office:value-type="float" office:value="-4" calcext:value-type="float">
            <text:p>-4.00</text:p>
          </table:table-cell>
          <table:table-cell table:formula="of:=[.C243]-[.C242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20" calcext:value-type="float">
            <text:p>20.00</text:p>
          </table:table-cell>
          <table:table-cell office:value-type="float" office:value="8.75" calcext:value-type="float">
            <text:p>8.75</text:p>
          </table:table-cell>
          <table:table-cell table:formula="of:=[.B244]-[.B243]" office:value-type="float" office:value="1.3333333333" calcext:value-type="float">
            <text:p>1.33</text:p>
          </table:table-cell>
          <table:table-cell table:formula="of:=[.C244]-[.C243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18.6666666667" calcext:value-type="float">
            <text:p>18.67</text:p>
          </table:table-cell>
          <table:table-cell office:value-type="float" office:value="10" calcext:value-type="float">
            <text:p>10.00</text:p>
          </table:table-cell>
          <table:table-cell table:formula="of:=[.B245]-[.B244]" office:value-type="float" office:value="-1.3333333333" calcext:value-type="float">
            <text:p>-1.33</text:p>
          </table:table-cell>
          <table:table-cell table:formula="of:=[.C245]-[.C244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24" calcext:value-type="float">
            <text:p>24.00</text:p>
          </table:table-cell>
          <table:table-cell office:value-type="float" office:value="10" calcext:value-type="float">
            <text:p>10.00</text:p>
          </table:table-cell>
          <table:table-cell table:formula="of:=[.B246]-[.B245]" office:value-type="float" office:value="5.3333333333" calcext:value-type="float">
            <text:p>5.33</text:p>
          </table:table-cell>
          <table:table-cell table:formula="of:=[.C246]-[.C24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29.3333333333" calcext:value-type="float">
            <text:p>29.33</text:p>
          </table:table-cell>
          <table:table-cell office:value-type="float" office:value="11.25" calcext:value-type="float">
            <text:p>11.25</text:p>
          </table:table-cell>
          <table:table-cell table:formula="of:=[.B247]-[.B246]" office:value-type="float" office:value="5.3333333333" calcext:value-type="float">
            <text:p>5.33</text:p>
          </table:table-cell>
          <table:table-cell table:formula="of:=[.C247]-[.C246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42.6666666667" calcext:value-type="float">
            <text:p>42.67</text:p>
          </table:table-cell>
          <table:table-cell office:value-type="float" office:value="18.75" calcext:value-type="float">
            <text:p>18.75</text:p>
          </table:table-cell>
          <table:table-cell table:formula="of:=[.B248]-[.B247]" office:value-type="float" office:value="13.3333333334" calcext:value-type="float">
            <text:p>13.33</text:p>
          </table:table-cell>
          <table:table-cell table:formula="of:=[.C248]-[.C247]" office:value-type="float" office:value="7.5" calcext:value-type="float">
            <text:p>7.50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49.3333333333" calcext:value-type="float">
            <text:p>49.33</text:p>
          </table:table-cell>
          <table:table-cell office:value-type="float" office:value="20" calcext:value-type="float">
            <text:p>20.00</text:p>
          </table:table-cell>
          <table:table-cell table:formula="of:=[.B249]-[.B248]" office:value-type="float" office:value="6.66666666659999" calcext:value-type="float">
            <text:p>6.67</text:p>
          </table:table-cell>
          <table:table-cell table:formula="of:=[.C249]-[.C248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56" calcext:value-type="float">
            <text:p>56.00</text:p>
          </table:table-cell>
          <table:table-cell office:value-type="float" office:value="22.5" calcext:value-type="float">
            <text:p>22.50</text:p>
          </table:table-cell>
          <table:table-cell table:formula="of:=[.B250]-[.B249]" office:value-type="float" office:value="6.6666666667" calcext:value-type="float">
            <text:p>6.67</text:p>
          </table:table-cell>
          <table:table-cell table:formula="of:=[.C250]-[.C249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61.3333333333" calcext:value-type="float">
            <text:p>61.33</text:p>
          </table:table-cell>
          <table:table-cell office:value-type="float" office:value="22.5" calcext:value-type="float">
            <text:p>22.50</text:p>
          </table:table-cell>
          <table:table-cell table:formula="of:=[.B251]-[.B250]" office:value-type="float" office:value="5.3333333333" calcext:value-type="float">
            <text:p>5.33</text:p>
          </table:table-cell>
          <table:table-cell table:formula="of:=[.C251]-[.C25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64" calcext:value-type="float">
            <text:p>64.00</text:p>
          </table:table-cell>
          <table:table-cell office:value-type="float" office:value="21.25" calcext:value-type="float">
            <text:p>21.25</text:p>
          </table:table-cell>
          <table:table-cell table:formula="of:=[.B252]-[.B251]" office:value-type="float" office:value="2.6666666667" calcext:value-type="float">
            <text:p>2.67</text:p>
          </table:table-cell>
          <table:table-cell table:formula="of:=[.C252]-[.C251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53.3333333333" calcext:value-type="float">
            <text:p>53.33</text:p>
          </table:table-cell>
          <table:table-cell office:value-type="float" office:value="23.75" calcext:value-type="float">
            <text:p>23.75</text:p>
          </table:table-cell>
          <table:table-cell table:formula="of:=[.B253]-[.B252]" office:value-type="float" office:value="-10.6666666667" calcext:value-type="float">
            <text:p>-10.67</text:p>
          </table:table-cell>
          <table:table-cell table:formula="of:=[.C253]-[.C252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72" calcext:value-type="float">
            <text:p>72.00</text:p>
          </table:table-cell>
          <table:table-cell office:value-type="float" office:value="42.5" calcext:value-type="float">
            <text:p>42.50</text:p>
          </table:table-cell>
          <table:table-cell table:formula="of:=[.B254]-[.B253]" office:value-type="float" office:value="18.6666666667" calcext:value-type="float">
            <text:p>18.67</text:p>
          </table:table-cell>
          <table:table-cell table:formula="of:=[.C254]-[.C253]" office:value-type="float" office:value="18.75" calcext:value-type="float">
            <text:p>18.75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.00</text:p>
          </table:table-cell>
          <table:table-cell office:value-type="float" office:value="48.75" calcext:value-type="float">
            <text:p>48.75</text:p>
          </table:table-cell>
          <table:table-cell table:formula="of:=[.B255]-[.B254]" office:value-type="float" office:value="12" calcext:value-type="float">
            <text:p>12.00</text:p>
          </table:table-cell>
          <table:table-cell table:formula="of:=[.C255]-[.C254]" office:value-type="float" office:value="6.25" calcext:value-type="float">
            <text:p>6.25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88" calcext:value-type="float">
            <text:p>88.00</text:p>
          </table:table-cell>
          <table:table-cell office:value-type="float" office:value="58.75" calcext:value-type="float">
            <text:p>58.75</text:p>
          </table:table-cell>
          <table:table-cell table:formula="of:=[.B256]-[.B255]" office:value-type="float" office:value="4" calcext:value-type="float">
            <text:p>4.00</text:p>
          </table:table-cell>
          <table:table-cell table:formula="of:=[.C256]-[.C255]" office:value-type="float" office:value="10" calcext:value-type="float">
            <text:p>10.00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89.3333333333" calcext:value-type="float">
            <text:p>89.33</text:p>
          </table:table-cell>
          <table:table-cell office:value-type="float" office:value="80" calcext:value-type="float">
            <text:p>80.00</text:p>
          </table:table-cell>
          <table:table-cell table:formula="of:=[.B257]-[.B256]" office:value-type="float" office:value="1.3333333333" calcext:value-type="float">
            <text:p>1.33</text:p>
          </table:table-cell>
          <table:table-cell table:formula="of:=[.C257]-[.C256]" office:value-type="float" office:value="21.25" calcext:value-type="float">
            <text:p>21.25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70.6666666667" calcext:value-type="float">
            <text:p>70.67</text:p>
          </table:table-cell>
          <table:table-cell office:value-type="float" office:value="77.5" calcext:value-type="float">
            <text:p>77.50</text:p>
          </table:table-cell>
          <table:table-cell table:formula="of:=[.B258]-[.B257]" office:value-type="float" office:value="-18.6666666666" calcext:value-type="float">
            <text:p>-18.67</text:p>
          </table:table-cell>
          <table:table-cell table:formula="of:=[.C258]-[.C257]" office:value-type="float" office:value="-2.5" calcext:value-type="float">
            <text:p>-2.50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70.6666666667" calcext:value-type="float">
            <text:p>70.67</text:p>
          </table:table-cell>
          <table:table-cell office:value-type="float" office:value="75" calcext:value-type="float">
            <text:p>75.00</text:p>
          </table:table-cell>
          <table:table-cell table:formula="of:=[.B259]-[.B258]" office:value-type="float" office:value="0" calcext:value-type="float">
            <text:p>0.00</text:p>
          </table:table-cell>
          <table:table-cell table:formula="of:=[.C259]-[.C258]" office:value-type="float" office:value="-2.5" calcext:value-type="float">
            <text:p>-2.50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90.6666666667" calcext:value-type="float">
            <text:p>90.67</text:p>
          </table:table-cell>
          <table:table-cell office:value-type="float" office:value="87.5" calcext:value-type="float">
            <text:p>87.50</text:p>
          </table:table-cell>
          <table:table-cell table:formula="of:=[.B260]-[.B259]" office:value-type="float" office:value="20" calcext:value-type="float">
            <text:p>20.00</text:p>
          </table:table-cell>
          <table:table-cell table:formula="of:=[.C260]-[.C259]" office:value-type="float" office:value="12.5" calcext:value-type="float">
            <text:p>12.50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88" calcext:value-type="float">
            <text:p>88.00</text:p>
          </table:table-cell>
          <table:table-cell office:value-type="float" office:value="93.75" calcext:value-type="float">
            <text:p>93.75</text:p>
          </table:table-cell>
          <table:table-cell table:formula="of:=[.B261]-[.B260]" office:value-type="float" office:value="-2.6666666667" calcext:value-type="float">
            <text:p>-2.67</text:p>
          </table:table-cell>
          <table:table-cell table:formula="of:=[.C261]-[.C260]" office:value-type="float" office:value="6.25" calcext:value-type="float">
            <text:p>6.25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72" calcext:value-type="float">
            <text:p>72.00</text:p>
          </table:table-cell>
          <table:table-cell office:value-type="float" office:value="95" calcext:value-type="float">
            <text:p>95.00</text:p>
          </table:table-cell>
          <table:table-cell table:formula="of:=[.B262]-[.B261]" office:value-type="float" office:value="-16" calcext:value-type="float">
            <text:p>-16.00</text:p>
          </table:table-cell>
          <table:table-cell table:formula="of:=[.C262]-[.C261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50.6666666667" calcext:value-type="float">
            <text:p>50.67</text:p>
          </table:table-cell>
          <table:table-cell office:value-type="float" office:value="86.25" calcext:value-type="float">
            <text:p>86.25</text:p>
          </table:table-cell>
          <table:table-cell table:formula="of:=[.B263]-[.B262]" office:value-type="float" office:value="-21.3333333333" calcext:value-type="float">
            <text:p>-21.33</text:p>
          </table:table-cell>
          <table:table-cell table:formula="of:=[.C263]-[.C262]" office:value-type="float" office:value="-8.75" calcext:value-type="float">
            <text:p>-8.75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41.3333333333" calcext:value-type="float">
            <text:p>41.33</text:p>
          </table:table-cell>
          <table:table-cell office:value-type="float" office:value="72.5" calcext:value-type="float">
            <text:p>72.50</text:p>
          </table:table-cell>
          <table:table-cell table:formula="of:=[.B264]-[.B263]" office:value-type="float" office:value="-9.33333333340001" calcext:value-type="float">
            <text:p>-9.33</text:p>
          </table:table-cell>
          <table:table-cell table:formula="of:=[.C264]-[.C263]" office:value-type="float" office:value="-13.75" calcext:value-type="float">
            <text:p>-13.75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53.3333333333" calcext:value-type="float">
            <text:p>53.33</text:p>
          </table:table-cell>
          <table:table-cell office:value-type="float" office:value="83.75" calcext:value-type="float">
            <text:p>83.75</text:p>
          </table:table-cell>
          <table:table-cell table:formula="of:=[.B265]-[.B264]" office:value-type="float" office:value="12" calcext:value-type="float">
            <text:p>12.00</text:p>
          </table:table-cell>
          <table:table-cell table:formula="of:=[.C265]-[.C264]" office:value-type="float" office:value="11.25" calcext:value-type="float">
            <text:p>11.25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53.3333333333" calcext:value-type="float">
            <text:p>53.33</text:p>
          </table:table-cell>
          <table:table-cell office:value-type="float" office:value="90" calcext:value-type="float">
            <text:p>90.00</text:p>
          </table:table-cell>
          <table:table-cell table:formula="of:=[.B266]-[.B265]" office:value-type="float" office:value="0" calcext:value-type="float">
            <text:p>0.00</text:p>
          </table:table-cell>
          <table:table-cell table:formula="of:=[.C266]-[.C265]" office:value-type="float" office:value="6.25" calcext:value-type="float">
            <text:p>6.25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38.6666666667" calcext:value-type="float">
            <text:p>38.67</text:p>
          </table:table-cell>
          <table:table-cell office:value-type="float" office:value="50" calcext:value-type="float">
            <text:p>50.00</text:p>
          </table:table-cell>
          <table:table-cell table:formula="of:=[.B267]-[.B266]" office:value-type="float" office:value="-14.6666666666" calcext:value-type="float">
            <text:p>-14.67</text:p>
          </table:table-cell>
          <table:table-cell table:formula="of:=[.C267]-[.C266]" office:value-type="float" office:value="-40" calcext:value-type="float">
            <text:p>-40.00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9.33333333333" calcext:value-type="float">
            <text:p>9.33</text:p>
          </table:table-cell>
          <table:table-cell office:value-type="float" office:value="43.75" calcext:value-type="float">
            <text:p>43.75</text:p>
          </table:table-cell>
          <table:table-cell table:formula="of:=[.B268]-[.B267]" office:value-type="float" office:value="-29.33333333337" calcext:value-type="float">
            <text:p>-29.33</text:p>
          </table:table-cell>
          <table:table-cell table:formula="of:=[.C268]-[.C267]" office:value-type="float" office:value="-6.25" calcext:value-type="float">
            <text:p>-6.25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8" calcext:value-type="float">
            <text:p>8.00</text:p>
          </table:table-cell>
          <table:table-cell office:value-type="float" office:value="36.25" calcext:value-type="float">
            <text:p>36.25</text:p>
          </table:table-cell>
          <table:table-cell table:formula="of:=[.B269]-[.B268]" office:value-type="float" office:value="-1.33333333333" calcext:value-type="float">
            <text:p>-1.33</text:p>
          </table:table-cell>
          <table:table-cell table:formula="of:=[.C269]-[.C268]" office:value-type="float" office:value="-7.5" calcext:value-type="float">
            <text:p>-7.50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9.33333333333" calcext:value-type="float">
            <text:p>9.33</text:p>
          </table:table-cell>
          <table:table-cell office:value-type="float" office:value="43.75" calcext:value-type="float">
            <text:p>43.75</text:p>
          </table:table-cell>
          <table:table-cell table:formula="of:=[.B270]-[.B269]" office:value-type="float" office:value="1.33333333333" calcext:value-type="float">
            <text:p>1.33</text:p>
          </table:table-cell>
          <table:table-cell table:formula="of:=[.C270]-[.C269]" office:value-type="float" office:value="7.5" calcext:value-type="float">
            <text:p>7.50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10.6666666667" calcext:value-type="float">
            <text:p>10.67</text:p>
          </table:table-cell>
          <table:table-cell office:value-type="float" office:value="43.75" calcext:value-type="float">
            <text:p>43.75</text:p>
          </table:table-cell>
          <table:table-cell table:formula="of:=[.B271]-[.B270]" office:value-type="float" office:value="1.33333333337" calcext:value-type="float">
            <text:p>1.33</text:p>
          </table:table-cell>
          <table:table-cell table:formula="of:=[.C271]-[.C27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10.6666666667" calcext:value-type="float">
            <text:p>10.67</text:p>
          </table:table-cell>
          <table:table-cell office:value-type="float" office:value="47.5" calcext:value-type="float">
            <text:p>47.50</text:p>
          </table:table-cell>
          <table:table-cell table:formula="of:=[.B272]-[.B271]" office:value-type="float" office:value="0" calcext:value-type="float">
            <text:p>0.00</text:p>
          </table:table-cell>
          <table:table-cell table:formula="of:=[.C272]-[.C271]" office:value-type="float" office:value="3.75" calcext:value-type="float">
            <text:p>3.75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10.6666666667" calcext:value-type="float">
            <text:p>10.67</text:p>
          </table:table-cell>
          <table:table-cell office:value-type="float" office:value="41.25" calcext:value-type="float">
            <text:p>41.25</text:p>
          </table:table-cell>
          <table:table-cell table:formula="of:=[.B273]-[.B272]" office:value-type="float" office:value="0" calcext:value-type="float">
            <text:p>0.00</text:p>
          </table:table-cell>
          <table:table-cell table:formula="of:=[.C273]-[.C272]" office:value-type="float" office:value="-6.25" calcext:value-type="float">
            <text:p>-6.25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9.33333333333" calcext:value-type="float">
            <text:p>9.33</text:p>
          </table:table-cell>
          <table:table-cell office:value-type="float" office:value="36.25" calcext:value-type="float">
            <text:p>36.25</text:p>
          </table:table-cell>
          <table:table-cell table:formula="of:=[.B274]-[.B273]" office:value-type="float" office:value="-1.33333333337" calcext:value-type="float">
            <text:p>-1.33</text:p>
          </table:table-cell>
          <table:table-cell table:formula="of:=[.C274]-[.C273]" office:value-type="float" office:value="-5" calcext:value-type="float">
            <text:p>-5.00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9.33333333333" calcext:value-type="float">
            <text:p>9.33</text:p>
          </table:table-cell>
          <table:table-cell office:value-type="float" office:value="31.25" calcext:value-type="float">
            <text:p>31.25</text:p>
          </table:table-cell>
          <table:table-cell table:formula="of:=[.B275]-[.B274]" office:value-type="float" office:value="0" calcext:value-type="float">
            <text:p>0.00</text:p>
          </table:table-cell>
          <table:table-cell table:formula="of:=[.C275]-[.C274]" office:value-type="float" office:value="-5" calcext:value-type="float">
            <text:p>-5.00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10.6666666667" calcext:value-type="float">
            <text:p>10.67</text:p>
          </table:table-cell>
          <table:table-cell office:value-type="float" office:value="26.25" calcext:value-type="float">
            <text:p>26.25</text:p>
          </table:table-cell>
          <table:table-cell table:formula="of:=[.B276]-[.B275]" office:value-type="float" office:value="1.33333333337" calcext:value-type="float">
            <text:p>1.33</text:p>
          </table:table-cell>
          <table:table-cell table:formula="of:=[.C276]-[.C275]" office:value-type="float" office:value="-5" calcext:value-type="float">
            <text:p>-5.00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8" calcext:value-type="float">
            <text:p>8.00</text:p>
          </table:table-cell>
          <table:table-cell office:value-type="float" office:value="12.5" calcext:value-type="float">
            <text:p>12.50</text:p>
          </table:table-cell>
          <table:table-cell table:formula="of:=[.B277]-[.B276]" office:value-type="float" office:value="-2.6666666667" calcext:value-type="float">
            <text:p>-2.67</text:p>
          </table:table-cell>
          <table:table-cell table:formula="of:=[.C277]-[.C276]" office:value-type="float" office:value="-13.75" calcext:value-type="float">
            <text:p>-13.75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9.33333333333" calcext:value-type="float">
            <text:p>9.33</text:p>
          </table:table-cell>
          <table:table-cell office:value-type="float" office:value="11.25" calcext:value-type="float">
            <text:p>11.25</text:p>
          </table:table-cell>
          <table:table-cell table:formula="of:=[.B278]-[.B277]" office:value-type="float" office:value="1.33333333333" calcext:value-type="float">
            <text:p>1.33</text:p>
          </table:table-cell>
          <table:table-cell table:formula="of:=[.C278]-[.C277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9.33333333333" calcext:value-type="float">
            <text:p>9.33</text:p>
          </table:table-cell>
          <table:table-cell office:value-type="float" office:value="10" calcext:value-type="float">
            <text:p>10.00</text:p>
          </table:table-cell>
          <table:table-cell table:formula="of:=[.B279]-[.B278]" office:value-type="float" office:value="0" calcext:value-type="float">
            <text:p>0.00</text:p>
          </table:table-cell>
          <table:table-cell table:formula="of:=[.C279]-[.C278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table:formula="of:=[.B280]-[.B279]" office:value-type="float" office:value="-1.33333333333" calcext:value-type="float">
            <text:p>-1.33</text:p>
          </table:table-cell>
          <table:table-cell table:formula="of:=[.C280]-[.C27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12" calcext:value-type="float">
            <text:p>12.00</text:p>
          </table:table-cell>
          <table:table-cell office:value-type="float" office:value="8.75" calcext:value-type="float">
            <text:p>8.75</text:p>
          </table:table-cell>
          <table:table-cell table:formula="of:=[.B281]-[.B280]" office:value-type="float" office:value="4" calcext:value-type="float">
            <text:p>4.00</text:p>
          </table:table-cell>
          <table:table-cell table:formula="of:=[.C281]-[.C280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9.33333333333" calcext:value-type="float">
            <text:p>9.33</text:p>
          </table:table-cell>
          <table:table-cell office:value-type="float" office:value="15" calcext:value-type="float">
            <text:p>15.00</text:p>
          </table:table-cell>
          <table:table-cell table:formula="of:=[.B282]-[.B281]" office:value-type="float" office:value="-2.66666666667" calcext:value-type="float">
            <text:p>-2.67</text:p>
          </table:table-cell>
          <table:table-cell table:formula="of:=[.C282]-[.C281]" office:value-type="float" office:value="6.25" calcext:value-type="float">
            <text:p>6.25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9.33333333333" calcext:value-type="float">
            <text:p>9.33</text:p>
          </table:table-cell>
          <table:table-cell office:value-type="float" office:value="16.25" calcext:value-type="float">
            <text:p>16.25</text:p>
          </table:table-cell>
          <table:table-cell table:formula="of:=[.B283]-[.B282]" office:value-type="float" office:value="0" calcext:value-type="float">
            <text:p>0.00</text:p>
          </table:table-cell>
          <table:table-cell table:formula="of:=[.C283]-[.C282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6.66666666667" calcext:value-type="float">
            <text:p>6.67</text:p>
          </table:table-cell>
          <table:table-cell office:value-type="float" office:value="11.25" calcext:value-type="float">
            <text:p>11.25</text:p>
          </table:table-cell>
          <table:table-cell table:formula="of:=[.B284]-[.B283]" office:value-type="float" office:value="-2.66666666666" calcext:value-type="float">
            <text:p>-2.67</text:p>
          </table:table-cell>
          <table:table-cell table:formula="of:=[.C284]-[.C283]" office:value-type="float" office:value="-5" calcext:value-type="float">
            <text:p>-5.00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4" calcext:value-type="float">
            <text:p>4.00</text:p>
          </table:table-cell>
          <table:table-cell office:value-type="float" office:value="11.25" calcext:value-type="float">
            <text:p>11.25</text:p>
          </table:table-cell>
          <table:table-cell table:formula="of:=[.B285]-[.B284]" office:value-type="float" office:value="-2.66666666667" calcext:value-type="float">
            <text:p>-2.67</text:p>
          </table:table-cell>
          <table:table-cell table:formula="of:=[.C285]-[.C28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14.6666666667" calcext:value-type="float">
            <text:p>14.67</text:p>
          </table:table-cell>
          <table:table-cell office:value-type="float" office:value="12.5" calcext:value-type="float">
            <text:p>12.50</text:p>
          </table:table-cell>
          <table:table-cell table:formula="of:=[.B286]-[.B285]" office:value-type="float" office:value="10.6666666667" calcext:value-type="float">
            <text:p>10.67</text:p>
          </table:table-cell>
          <table:table-cell table:formula="of:=[.C286]-[.C285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18.6666666667" calcext:value-type="float">
            <text:p>18.67</text:p>
          </table:table-cell>
          <table:table-cell office:value-type="float" office:value="8.75" calcext:value-type="float">
            <text:p>8.75</text:p>
          </table:table-cell>
          <table:table-cell table:formula="of:=[.B287]-[.B286]" office:value-type="float" office:value="4" calcext:value-type="float">
            <text:p>4.00</text:p>
          </table:table-cell>
          <table:table-cell table:formula="of:=[.C287]-[.C286]" office:value-type="float" office:value="-3.75" calcext:value-type="float">
            <text:p>-3.75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37.3333333333" calcext:value-type="float">
            <text:p>37.33</text:p>
          </table:table-cell>
          <table:table-cell office:value-type="float" office:value="10" calcext:value-type="float">
            <text:p>10.00</text:p>
          </table:table-cell>
          <table:table-cell table:formula="of:=[.B288]-[.B287]" office:value-type="float" office:value="18.6666666666" calcext:value-type="float">
            <text:p>18.67</text:p>
          </table:table-cell>
          <table:table-cell table:formula="of:=[.C288]-[.C287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73.3333333333" calcext:value-type="float">
            <text:p>73.33</text:p>
          </table:table-cell>
          <table:table-cell office:value-type="float" office:value="10" calcext:value-type="float">
            <text:p>10.00</text:p>
          </table:table-cell>
          <table:table-cell table:formula="of:=[.B289]-[.B288]" office:value-type="float" office:value="36" calcext:value-type="float">
            <text:p>36.00</text:p>
          </table:table-cell>
          <table:table-cell table:formula="of:=[.C289]-[.C28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78.6666666667" calcext:value-type="float">
            <text:p>78.67</text:p>
          </table:table-cell>
          <table:table-cell office:value-type="float" office:value="7.5" calcext:value-type="float">
            <text:p>7.50</text:p>
          </table:table-cell>
          <table:table-cell table:formula="of:=[.B290]-[.B289]" office:value-type="float" office:value="5.33333333339999" calcext:value-type="float">
            <text:p>5.33</text:p>
          </table:table-cell>
          <table:table-cell table:formula="of:=[.C290]-[.C289]" office:value-type="float" office:value="-2.5" calcext:value-type="float">
            <text:p>-2.50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80" calcext:value-type="float">
            <text:p>80.00</text:p>
          </table:table-cell>
          <table:table-cell office:value-type="float" office:value="18.75" calcext:value-type="float">
            <text:p>18.75</text:p>
          </table:table-cell>
          <table:table-cell table:formula="of:=[.B291]-[.B290]" office:value-type="float" office:value="1.3333333333" calcext:value-type="float">
            <text:p>1.33</text:p>
          </table:table-cell>
          <table:table-cell table:formula="of:=[.C291]-[.C290]" office:value-type="float" office:value="11.25" calcext:value-type="float">
            <text:p>11.25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78.6666666667" calcext:value-type="float">
            <text:p>78.67</text:p>
          </table:table-cell>
          <table:table-cell office:value-type="float" office:value="21.25" calcext:value-type="float">
            <text:p>21.25</text:p>
          </table:table-cell>
          <table:table-cell table:formula="of:=[.B292]-[.B291]" office:value-type="float" office:value="-1.3333333333" calcext:value-type="float">
            <text:p>-1.33</text:p>
          </table:table-cell>
          <table:table-cell table:formula="of:=[.C292]-[.C291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69.3333333333" calcext:value-type="float">
            <text:p>69.33</text:p>
          </table:table-cell>
          <table:table-cell office:value-type="float" office:value="42.5" calcext:value-type="float">
            <text:p>42.50</text:p>
          </table:table-cell>
          <table:table-cell table:formula="of:=[.B293]-[.B292]" office:value-type="float" office:value="-9.33333333339999" calcext:value-type="float">
            <text:p>-9.33</text:p>
          </table:table-cell>
          <table:table-cell table:formula="of:=[.C293]-[.C292]" office:value-type="float" office:value="21.25" calcext:value-type="float">
            <text:p>21.25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69.3333333333" calcext:value-type="float">
            <text:p>69.33</text:p>
          </table:table-cell>
          <table:table-cell office:value-type="float" office:value="46.25" calcext:value-type="float">
            <text:p>46.25</text:p>
          </table:table-cell>
          <table:table-cell table:formula="of:=[.B294]-[.B293]" office:value-type="float" office:value="0" calcext:value-type="float">
            <text:p>0.00</text:p>
          </table:table-cell>
          <table:table-cell table:formula="of:=[.C294]-[.C293]" office:value-type="float" office:value="3.75" calcext:value-type="float">
            <text:p>3.75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84" calcext:value-type="float">
            <text:p>84.00</text:p>
          </table:table-cell>
          <table:table-cell office:value-type="float" office:value="55" calcext:value-type="float">
            <text:p>55.00</text:p>
          </table:table-cell>
          <table:table-cell table:formula="of:=[.B295]-[.B294]" office:value-type="float" office:value="14.6666666667" calcext:value-type="float">
            <text:p>14.67</text:p>
          </table:table-cell>
          <table:table-cell table:formula="of:=[.C295]-[.C294]" office:value-type="float" office:value="8.75" calcext:value-type="float">
            <text:p>8.75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74.6666666667" calcext:value-type="float">
            <text:p>74.67</text:p>
          </table:table-cell>
          <table:table-cell office:value-type="float" office:value="66.25" calcext:value-type="float">
            <text:p>66.25</text:p>
          </table:table-cell>
          <table:table-cell table:formula="of:=[.B296]-[.B295]" office:value-type="float" office:value="-9.3333333333" calcext:value-type="float">
            <text:p>-9.33</text:p>
          </table:table-cell>
          <table:table-cell table:formula="of:=[.C296]-[.C295]" office:value-type="float" office:value="11.25" calcext:value-type="float">
            <text:p>11.25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72" calcext:value-type="float">
            <text:p>72.00</text:p>
          </table:table-cell>
          <table:table-cell office:value-type="float" office:value="68.75" calcext:value-type="float">
            <text:p>68.75</text:p>
          </table:table-cell>
          <table:table-cell table:formula="of:=[.B297]-[.B296]" office:value-type="float" office:value="-2.6666666667" calcext:value-type="float">
            <text:p>-2.67</text:p>
          </table:table-cell>
          <table:table-cell table:formula="of:=[.C297]-[.C296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68" calcext:value-type="float">
            <text:p>68.00</text:p>
          </table:table-cell>
          <table:table-cell office:value-type="float" office:value="71.25" calcext:value-type="float">
            <text:p>71.25</text:p>
          </table:table-cell>
          <table:table-cell table:formula="of:=[.B298]-[.B297]" office:value-type="float" office:value="-4" calcext:value-type="float">
            <text:p>-4.00</text:p>
          </table:table-cell>
          <table:table-cell table:formula="of:=[.C298]-[.C297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78.6666666667" calcext:value-type="float">
            <text:p>78.67</text:p>
          </table:table-cell>
          <table:table-cell office:value-type="float" office:value="81.25" calcext:value-type="float">
            <text:p>81.25</text:p>
          </table:table-cell>
          <table:table-cell table:formula="of:=[.B299]-[.B298]" office:value-type="float" office:value="10.6666666667" calcext:value-type="float">
            <text:p>10.67</text:p>
          </table:table-cell>
          <table:table-cell table:formula="of:=[.C299]-[.C298]" office:value-type="float" office:value="10" calcext:value-type="float">
            <text:p>10.00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89.3333333333" calcext:value-type="float">
            <text:p>89.33</text:p>
          </table:table-cell>
          <table:table-cell office:value-type="float" office:value="76.25" calcext:value-type="float">
            <text:p>76.25</text:p>
          </table:table-cell>
          <table:table-cell table:formula="of:=[.B300]-[.B299]" office:value-type="float" office:value="10.6666666666" calcext:value-type="float">
            <text:p>10.67</text:p>
          </table:table-cell>
          <table:table-cell table:formula="of:=[.C300]-[.C299]" office:value-type="float" office:value="-5" calcext:value-type="float">
            <text:p>-5.00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92" calcext:value-type="float">
            <text:p>92.00</text:p>
          </table:table-cell>
          <table:table-cell office:value-type="float" office:value="72.5" calcext:value-type="float">
            <text:p>72.50</text:p>
          </table:table-cell>
          <table:table-cell table:formula="of:=[.B301]-[.B300]" office:value-type="float" office:value="2.6666666667" calcext:value-type="float">
            <text:p>2.67</text:p>
          </table:table-cell>
          <table:table-cell table:formula="of:=[.C301]-[.C300]" office:value-type="float" office:value="-3.75" calcext:value-type="float">
            <text:p>-3.75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94.6666666667" calcext:value-type="float">
            <text:p>94.67</text:p>
          </table:table-cell>
          <table:table-cell office:value-type="float" office:value="71.25" calcext:value-type="float">
            <text:p>71.25</text:p>
          </table:table-cell>
          <table:table-cell table:formula="of:=[.B302]-[.B301]" office:value-type="float" office:value="2.6666666667" calcext:value-type="float">
            <text:p>2.67</text:p>
          </table:table-cell>
          <table:table-cell table:formula="of:=[.C302]-[.C301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96" calcext:value-type="float">
            <text:p>96.00</text:p>
          </table:table-cell>
          <table:table-cell office:value-type="float" office:value="67.5" calcext:value-type="float">
            <text:p>67.50</text:p>
          </table:table-cell>
          <table:table-cell table:formula="of:=[.B303]-[.B302]" office:value-type="float" office:value="1.3333333333" calcext:value-type="float">
            <text:p>1.33</text:p>
          </table:table-cell>
          <table:table-cell table:formula="of:=[.C303]-[.C302]" office:value-type="float" office:value="-3.75" calcext:value-type="float">
            <text:p>-3.75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97.3333333333" calcext:value-type="float">
            <text:p>97.33</text:p>
          </table:table-cell>
          <table:table-cell office:value-type="float" office:value="86.25" calcext:value-type="float">
            <text:p>86.25</text:p>
          </table:table-cell>
          <table:table-cell table:formula="of:=[.B304]-[.B303]" office:value-type="float" office:value="1.3333333333" calcext:value-type="float">
            <text:p>1.33</text:p>
          </table:table-cell>
          <table:table-cell table:formula="of:=[.C304]-[.C303]" office:value-type="float" office:value="18.75" calcext:value-type="float">
            <text:p>18.75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100" calcext:value-type="float">
            <text:p>100.00</text:p>
          </table:table-cell>
          <table:table-cell office:value-type="float" office:value="93.75" calcext:value-type="float">
            <text:p>93.75</text:p>
          </table:table-cell>
          <table:table-cell table:formula="of:=[.B305]-[.B304]" office:value-type="float" office:value="2.6666666667" calcext:value-type="float">
            <text:p>2.67</text:p>
          </table:table-cell>
          <table:table-cell table:formula="of:=[.C305]-[.C304]" office:value-type="float" office:value="7.5" calcext:value-type="float">
            <text:p>7.50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100" calcext:value-type="float">
            <text:p>100.00</text:p>
          </table:table-cell>
          <table:table-cell office:value-type="float" office:value="93.75" calcext:value-type="float">
            <text:p>93.75</text:p>
          </table:table-cell>
          <table:table-cell table:formula="of:=[.B306]-[.B305]" office:value-type="float" office:value="0" calcext:value-type="float">
            <text:p>0.00</text:p>
          </table:table-cell>
          <table:table-cell table:formula="of:=[.C306]-[.C30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80" calcext:value-type="float">
            <text:p>80.00</text:p>
          </table:table-cell>
          <table:table-cell office:value-type="float" office:value="93.75" calcext:value-type="float">
            <text:p>93.75</text:p>
          </table:table-cell>
          <table:table-cell table:formula="of:=[.B307]-[.B306]" office:value-type="float" office:value="-20" calcext:value-type="float">
            <text:p>-20.00</text:p>
          </table:table-cell>
          <table:table-cell table:formula="of:=[.C307]-[.C306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69.3333333333" calcext:value-type="float">
            <text:p>69.33</text:p>
          </table:table-cell>
          <table:table-cell office:value-type="float" office:value="96.25" calcext:value-type="float">
            <text:p>96.25</text:p>
          </table:table-cell>
          <table:table-cell table:formula="of:=[.B308]-[.B307]" office:value-type="float" office:value="-10.6666666667" calcext:value-type="float">
            <text:p>-10.67</text:p>
          </table:table-cell>
          <table:table-cell table:formula="of:=[.C308]-[.C307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30.6666666667" calcext:value-type="float">
            <text:p>30.67</text:p>
          </table:table-cell>
          <table:table-cell office:value-type="float" office:value="96.25" calcext:value-type="float">
            <text:p>96.25</text:p>
          </table:table-cell>
          <table:table-cell table:formula="of:=[.B309]-[.B308]" office:value-type="float" office:value="-38.6666666666" calcext:value-type="float">
            <text:p>-38.67</text:p>
          </table:table-cell>
          <table:table-cell table:formula="of:=[.C309]-[.C30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30.6666666667" calcext:value-type="float">
            <text:p>30.67</text:p>
          </table:table-cell>
          <table:table-cell office:value-type="float" office:value="96.25" calcext:value-type="float">
            <text:p>96.25</text:p>
          </table:table-cell>
          <table:table-cell table:formula="of:=[.B310]-[.B309]" office:value-type="float" office:value="0" calcext:value-type="float">
            <text:p>0.00</text:p>
          </table:table-cell>
          <table:table-cell table:formula="of:=[.C310]-[.C30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26.6666666667" calcext:value-type="float">
            <text:p>26.67</text:p>
          </table:table-cell>
          <table:table-cell office:value-type="float" office:value="96.25" calcext:value-type="float">
            <text:p>96.25</text:p>
          </table:table-cell>
          <table:table-cell table:formula="of:=[.B311]-[.B310]" office:value-type="float" office:value="-4" calcext:value-type="float">
            <text:p>-4.00</text:p>
          </table:table-cell>
          <table:table-cell table:formula="of:=[.C311]-[.C31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21.3333333333" calcext:value-type="float">
            <text:p>21.33</text:p>
          </table:table-cell>
          <table:table-cell office:value-type="float" office:value="81.25" calcext:value-type="float">
            <text:p>81.25</text:p>
          </table:table-cell>
          <table:table-cell table:formula="of:=[.B312]-[.B311]" office:value-type="float" office:value="-5.3333333334" calcext:value-type="float">
            <text:p>-5.33</text:p>
          </table:table-cell>
          <table:table-cell table:formula="of:=[.C312]-[.C311]" office:value-type="float" office:value="-15" calcext:value-type="float">
            <text:p>-15.00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4" calcext:value-type="float">
            <text:p>4.00</text:p>
          </table:table-cell>
          <table:table-cell office:value-type="float" office:value="41.25" calcext:value-type="float">
            <text:p>41.25</text:p>
          </table:table-cell>
          <table:table-cell table:formula="of:=[.B313]-[.B312]" office:value-type="float" office:value="-17.3333333333" calcext:value-type="float">
            <text:p>-17.33</text:p>
          </table:table-cell>
          <table:table-cell table:formula="of:=[.C313]-[.C312]" office:value-type="float" office:value="-40" calcext:value-type="float">
            <text:p>-40.00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.00</text:p>
          </table:table-cell>
          <table:table-cell office:value-type="float" office:value="32.5" calcext:value-type="float">
            <text:p>32.50</text:p>
          </table:table-cell>
          <table:table-cell table:formula="of:=[.B314]-[.B313]" office:value-type="float" office:value="0" calcext:value-type="float">
            <text:p>0.00</text:p>
          </table:table-cell>
          <table:table-cell table:formula="of:=[.C314]-[.C313]" office:value-type="float" office:value="-8.75" calcext:value-type="float">
            <text:p>-8.75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4" calcext:value-type="float">
            <text:p>4.00</text:p>
          </table:table-cell>
          <table:table-cell office:value-type="float" office:value="28.75" calcext:value-type="float">
            <text:p>28.75</text:p>
          </table:table-cell>
          <table:table-cell table:formula="of:=[.B315]-[.B314]" office:value-type="float" office:value="0" calcext:value-type="float">
            <text:p>0.00</text:p>
          </table:table-cell>
          <table:table-cell table:formula="of:=[.C315]-[.C314]" office:value-type="float" office:value="-3.75" calcext:value-type="float">
            <text:p>-3.75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316]-[.B315]" office:value-type="float" office:value="0" calcext:value-type="float">
            <text:p>0.00</text:p>
          </table:table-cell>
          <table:table-cell table:formula="of:=[.C316]-[.C315]" office:value-type="float" office:value="-21.25" calcext:value-type="float">
            <text:p>-21.25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317]-[.B316]" office:value-type="float" office:value="0" calcext:value-type="float">
            <text:p>0.00</text:p>
          </table:table-cell>
          <table:table-cell table:formula="of:=[.C317]-[.C316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4" calcext:value-type="float">
            <text:p>4.00</text:p>
          </table:table-cell>
          <table:table-cell office:value-type="float" office:value="5" calcext:value-type="float">
            <text:p>5.00</text:p>
          </table:table-cell>
          <table:table-cell table:formula="of:=[.B318]-[.B317]" office:value-type="float" office:value="0" calcext:value-type="float">
            <text:p>0.00</text:p>
          </table:table-cell>
          <table:table-cell table:formula="of:=[.C318]-[.C317]" office:value-type="float" office:value="-2.5" calcext:value-type="float">
            <text:p>-2.50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7.5" calcext:value-type="float">
            <text:p>7.50</text:p>
          </table:table-cell>
          <table:table-cell table:formula="of:=[.B319]-[.B318]" office:value-type="float" office:value="-1.33333333333" calcext:value-type="float">
            <text:p>-1.33</text:p>
          </table:table-cell>
          <table:table-cell table:formula="of:=[.C319]-[.C318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6.25" calcext:value-type="float">
            <text:p>6.25</text:p>
          </table:table-cell>
          <table:table-cell table:formula="of:=[.B320]-[.B319]" office:value-type="float" office:value="0" calcext:value-type="float">
            <text:p>0.00</text:p>
          </table:table-cell>
          <table:table-cell table:formula="of:=[.C320]-[.C319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321]-[.B320]" office:value-type="float" office:value="1.33333333333" calcext:value-type="float">
            <text:p>1.33</text:p>
          </table:table-cell>
          <table:table-cell table:formula="of:=[.C321]-[.C320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.00</text:p>
          </table:table-cell>
          <table:table-cell office:value-type="float" office:value="6.25" calcext:value-type="float">
            <text:p>6.25</text:p>
          </table:table-cell>
          <table:table-cell table:formula="of:=[.B322]-[.B321]" office:value-type="float" office:value="0" calcext:value-type="float">
            <text:p>0.00</text:p>
          </table:table-cell>
          <table:table-cell table:formula="of:=[.C322]-[.C321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323]-[.B322]" office:value-type="float" office:value="0" calcext:value-type="float">
            <text:p>0.00</text:p>
          </table:table-cell>
          <table:table-cell table:formula="of:=[.C323]-[.C322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324]-[.B323]" office:value-type="float" office:value="0" calcext:value-type="float">
            <text:p>0.00</text:p>
          </table:table-cell>
          <table:table-cell table:formula="of:=[.C324]-[.C323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325]-[.B324]" office:value-type="float" office:value="0" calcext:value-type="float">
            <text:p>0.00</text:p>
          </table:table-cell>
          <table:table-cell table:formula="of:=[.C325]-[.C32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326]-[.B325]" office:value-type="float" office:value="0" calcext:value-type="float">
            <text:p>0.00</text:p>
          </table:table-cell>
          <table:table-cell table:formula="of:=[.C326]-[.C32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4" calcext:value-type="float">
            <text:p>4.00</text:p>
          </table:table-cell>
          <table:table-cell office:value-type="float" office:value="8.75" calcext:value-type="float">
            <text:p>8.75</text:p>
          </table:table-cell>
          <table:table-cell table:formula="of:=[.B327]-[.B326]" office:value-type="float" office:value="0" calcext:value-type="float">
            <text:p>0.00</text:p>
          </table:table-cell>
          <table:table-cell table:formula="of:=[.C327]-[.C326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4" calcext:value-type="float">
            <text:p>4.00</text:p>
          </table:table-cell>
          <table:table-cell office:value-type="float" office:value="8.75" calcext:value-type="float">
            <text:p>8.75</text:p>
          </table:table-cell>
          <table:table-cell table:formula="of:=[.B328]-[.B327]" office:value-type="float" office:value="0" calcext:value-type="float">
            <text:p>0.00</text:p>
          </table:table-cell>
          <table:table-cell table:formula="of:=[.C328]-[.C327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4" calcext:value-type="float">
            <text:p>4.00</text:p>
          </table:table-cell>
          <table:table-cell office:value-type="float" office:value="10" calcext:value-type="float">
            <text:p>10.00</text:p>
          </table:table-cell>
          <table:table-cell table:formula="of:=[.B329]-[.B328]" office:value-type="float" office:value="0" calcext:value-type="float">
            <text:p>0.00</text:p>
          </table:table-cell>
          <table:table-cell table:formula="of:=[.C329]-[.C328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.00</text:p>
          </table:table-cell>
          <table:table-cell office:value-type="float" office:value="10" calcext:value-type="float">
            <text:p>10.00</text:p>
          </table:table-cell>
          <table:table-cell table:formula="of:=[.B330]-[.B329]" office:value-type="float" office:value="0" calcext:value-type="float">
            <text:p>0.00</text:p>
          </table:table-cell>
          <table:table-cell table:formula="of:=[.C330]-[.C32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4" calcext:value-type="float">
            <text:p>4.00</text:p>
          </table:table-cell>
          <table:table-cell office:value-type="float" office:value="10" calcext:value-type="float">
            <text:p>10.00</text:p>
          </table:table-cell>
          <table:table-cell table:formula="of:=[.B331]-[.B330]" office:value-type="float" office:value="0" calcext:value-type="float">
            <text:p>0.00</text:p>
          </table:table-cell>
          <table:table-cell table:formula="of:=[.C331]-[.C33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4" calcext:value-type="float">
            <text:p>4.00</text:p>
          </table:table-cell>
          <table:table-cell office:value-type="float" office:value="10" calcext:value-type="float">
            <text:p>10.00</text:p>
          </table:table-cell>
          <table:table-cell table:formula="of:=[.B332]-[.B331]" office:value-type="float" office:value="0" calcext:value-type="float">
            <text:p>0.00</text:p>
          </table:table-cell>
          <table:table-cell table:formula="of:=[.C332]-[.C33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4" calcext:value-type="float">
            <text:p>4.00</text:p>
          </table:table-cell>
          <table:table-cell office:value-type="float" office:value="8.75" calcext:value-type="float">
            <text:p>8.75</text:p>
          </table:table-cell>
          <table:table-cell table:formula="of:=[.B333]-[.B332]" office:value-type="float" office:value="0" calcext:value-type="float">
            <text:p>0.00</text:p>
          </table:table-cell>
          <table:table-cell table:formula="of:=[.C333]-[.C332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.00</text:p>
          </table:table-cell>
          <table:table-cell office:value-type="float" office:value="11.25" calcext:value-type="float">
            <text:p>11.25</text:p>
          </table:table-cell>
          <table:table-cell table:formula="of:=[.B334]-[.B333]" office:value-type="float" office:value="0" calcext:value-type="float">
            <text:p>0.00</text:p>
          </table:table-cell>
          <table:table-cell table:formula="of:=[.C334]-[.C333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4" calcext:value-type="float">
            <text:p>4.00</text:p>
          </table:table-cell>
          <table:table-cell office:value-type="float" office:value="11.25" calcext:value-type="float">
            <text:p>11.25</text:p>
          </table:table-cell>
          <table:table-cell table:formula="of:=[.B335]-[.B334]" office:value-type="float" office:value="0" calcext:value-type="float">
            <text:p>0.00</text:p>
          </table:table-cell>
          <table:table-cell table:formula="of:=[.C335]-[.C33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4" calcext:value-type="float">
            <text:p>4.00</text:p>
          </table:table-cell>
          <table:table-cell office:value-type="float" office:value="8.75" calcext:value-type="float">
            <text:p>8.75</text:p>
          </table:table-cell>
          <table:table-cell table:formula="of:=[.B336]-[.B335]" office:value-type="float" office:value="0" calcext:value-type="float">
            <text:p>0.00</text:p>
          </table:table-cell>
          <table:table-cell table:formula="of:=[.C336]-[.C335]" office:value-type="float" office:value="-2.5" calcext:value-type="float">
            <text:p>-2.50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337]-[.B336]" office:value-type="float" office:value="0" calcext:value-type="float">
            <text:p>0.00</text:p>
          </table:table-cell>
          <table:table-cell table:formula="of:=[.C337]-[.C336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7.5" calcext:value-type="float">
            <text:p>7.50</text:p>
          </table:table-cell>
          <table:table-cell table:formula="of:=[.B338]-[.B337]" office:value-type="float" office:value="-1.33333333333" calcext:value-type="float">
            <text:p>-1.33</text:p>
          </table:table-cell>
          <table:table-cell table:formula="of:=[.C338]-[.C337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339]-[.B338]" office:value-type="float" office:value="1.33333333333" calcext:value-type="float">
            <text:p>1.33</text:p>
          </table:table-cell>
          <table:table-cell table:formula="of:=[.C339]-[.C33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340]-[.B339]" office:value-type="float" office:value="0" calcext:value-type="float">
            <text:p>0.00</text:p>
          </table:table-cell>
          <table:table-cell table:formula="of:=[.C340]-[.C33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341]-[.B340]" office:value-type="float" office:value="0" calcext:value-type="float">
            <text:p>0.00</text:p>
          </table:table-cell>
          <table:table-cell table:formula="of:=[.C341]-[.C34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342]-[.B341]" office:value-type="float" office:value="0" calcext:value-type="float">
            <text:p>0.00</text:p>
          </table:table-cell>
          <table:table-cell table:formula="of:=[.C342]-[.C34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4" calcext:value-type="float">
            <text:p>4.00</text:p>
          </table:table-cell>
          <table:table-cell office:value-type="float" office:value="3.75" calcext:value-type="float">
            <text:p>3.75</text:p>
          </table:table-cell>
          <table:table-cell table:formula="of:=[.B343]-[.B342]" office:value-type="float" office:value="0" calcext:value-type="float">
            <text:p>0.00</text:p>
          </table:table-cell>
          <table:table-cell table:formula="of:=[.C343]-[.C342]" office:value-type="float" office:value="-3.75" calcext:value-type="float">
            <text:p>-3.75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4" calcext:value-type="float">
            <text:p>4.00</text:p>
          </table:table-cell>
          <table:table-cell office:value-type="float" office:value="3.75" calcext:value-type="float">
            <text:p>3.75</text:p>
          </table:table-cell>
          <table:table-cell table:formula="of:=[.B344]-[.B343]" office:value-type="float" office:value="0" calcext:value-type="float">
            <text:p>0.00</text:p>
          </table:table-cell>
          <table:table-cell table:formula="of:=[.C344]-[.C343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4" calcext:value-type="float">
            <text:p>4.00</text:p>
          </table:table-cell>
          <table:table-cell office:value-type="float" office:value="6.25" calcext:value-type="float">
            <text:p>6.25</text:p>
          </table:table-cell>
          <table:table-cell table:formula="of:=[.B345]-[.B344]" office:value-type="float" office:value="0" calcext:value-type="float">
            <text:p>0.00</text:p>
          </table:table-cell>
          <table:table-cell table:formula="of:=[.C345]-[.C344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4" calcext:value-type="float">
            <text:p>4.00</text:p>
          </table:table-cell>
          <table:table-cell office:value-type="float" office:value="6.25" calcext:value-type="float">
            <text:p>6.25</text:p>
          </table:table-cell>
          <table:table-cell table:formula="of:=[.B346]-[.B345]" office:value-type="float" office:value="0" calcext:value-type="float">
            <text:p>0.00</text:p>
          </table:table-cell>
          <table:table-cell table:formula="of:=[.C346]-[.C34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4" calcext:value-type="float">
            <text:p>4.00</text:p>
          </table:table-cell>
          <table:table-cell office:value-type="float" office:value="6.25" calcext:value-type="float">
            <text:p>6.25</text:p>
          </table:table-cell>
          <table:table-cell table:formula="of:=[.B347]-[.B346]" office:value-type="float" office:value="0" calcext:value-type="float">
            <text:p>0.00</text:p>
          </table:table-cell>
          <table:table-cell table:formula="of:=[.C347]-[.C346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6.25" calcext:value-type="float">
            <text:p>6.25</text:p>
          </table:table-cell>
          <table:table-cell table:formula="of:=[.B348]-[.B347]" office:value-type="float" office:value="1.33333333333" calcext:value-type="float">
            <text:p>1.33</text:p>
          </table:table-cell>
          <table:table-cell table:formula="of:=[.C348]-[.C347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5" calcext:value-type="float">
            <text:p>5.00</text:p>
          </table:table-cell>
          <table:table-cell table:formula="of:=[.B349]-[.B348]" office:value-type="float" office:value="0" calcext:value-type="float">
            <text:p>0.00</text:p>
          </table:table-cell>
          <table:table-cell table:formula="of:=[.C349]-[.C348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5" calcext:value-type="float">
            <text:p>5.00</text:p>
          </table:table-cell>
          <table:table-cell table:formula="of:=[.B350]-[.B349]" office:value-type="float" office:value="0" calcext:value-type="float">
            <text:p>0.00</text:p>
          </table:table-cell>
          <table:table-cell table:formula="of:=[.C350]-[.C34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4" calcext:value-type="float">
            <text:p>4.00</text:p>
          </table:table-cell>
          <table:table-cell office:value-type="float" office:value="5" calcext:value-type="float">
            <text:p>5.00</text:p>
          </table:table-cell>
          <table:table-cell table:formula="of:=[.B351]-[.B350]" office:value-type="float" office:value="-1.33333333333" calcext:value-type="float">
            <text:p>-1.33</text:p>
          </table:table-cell>
          <table:table-cell table:formula="of:=[.C351]-[.C35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4" calcext:value-type="float">
            <text:p>4.00</text:p>
          </table:table-cell>
          <table:table-cell office:value-type="float" office:value="5" calcext:value-type="float">
            <text:p>5.00</text:p>
          </table:table-cell>
          <table:table-cell table:formula="of:=[.B352]-[.B351]" office:value-type="float" office:value="0" calcext:value-type="float">
            <text:p>0.00</text:p>
          </table:table-cell>
          <table:table-cell table:formula="of:=[.C352]-[.C35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3.75" calcext:value-type="float">
            <text:p>3.75</text:p>
          </table:table-cell>
          <table:table-cell table:formula="of:=[.B353]-[.B352]" office:value-type="float" office:value="1.33333333333" calcext:value-type="float">
            <text:p>1.33</text:p>
          </table:table-cell>
          <table:table-cell table:formula="of:=[.C353]-[.C352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4" calcext:value-type="float">
            <text:p>4.00</text:p>
          </table:table-cell>
          <table:table-cell office:value-type="float" office:value="3.75" calcext:value-type="float">
            <text:p>3.75</text:p>
          </table:table-cell>
          <table:table-cell table:formula="of:=[.B354]-[.B353]" office:value-type="float" office:value="-1.33333333333" calcext:value-type="float">
            <text:p>-1.33</text:p>
          </table:table-cell>
          <table:table-cell table:formula="of:=[.C354]-[.C353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4" calcext:value-type="float">
            <text:p>4.00</text:p>
          </table:table-cell>
          <table:table-cell office:value-type="float" office:value="3.75" calcext:value-type="float">
            <text:p>3.75</text:p>
          </table:table-cell>
          <table:table-cell table:formula="of:=[.B355]-[.B354]" office:value-type="float" office:value="0" calcext:value-type="float">
            <text:p>0.00</text:p>
          </table:table-cell>
          <table:table-cell table:formula="of:=[.C355]-[.C35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6.25" calcext:value-type="float">
            <text:p>6.25</text:p>
          </table:table-cell>
          <table:table-cell table:formula="of:=[.B356]-[.B355]" office:value-type="float" office:value="1.33333333333" calcext:value-type="float">
            <text:p>1.33</text:p>
          </table:table-cell>
          <table:table-cell table:formula="of:=[.C356]-[.C355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4" calcext:value-type="float">
            <text:p>4.00</text:p>
          </table:table-cell>
          <table:table-cell office:value-type="float" office:value="6.25" calcext:value-type="float">
            <text:p>6.25</text:p>
          </table:table-cell>
          <table:table-cell table:formula="of:=[.B357]-[.B356]" office:value-type="float" office:value="-1.33333333333" calcext:value-type="float">
            <text:p>-1.33</text:p>
          </table:table-cell>
          <table:table-cell table:formula="of:=[.C357]-[.C356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358]-[.B357]" office:value-type="float" office:value="0" calcext:value-type="float">
            <text:p>0.00</text:p>
          </table:table-cell>
          <table:table-cell table:formula="of:=[.C358]-[.C357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4" calcext:value-type="float">
            <text:p>4.00</text:p>
          </table:table-cell>
          <table:table-cell office:value-type="float" office:value="8.75" calcext:value-type="float">
            <text:p>8.75</text:p>
          </table:table-cell>
          <table:table-cell table:formula="of:=[.B359]-[.B358]" office:value-type="float" office:value="0" calcext:value-type="float">
            <text:p>0.00</text:p>
          </table:table-cell>
          <table:table-cell table:formula="of:=[.C359]-[.C358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360]-[.B359]" office:value-type="float" office:value="0" calcext:value-type="float">
            <text:p>0.00</text:p>
          </table:table-cell>
          <table:table-cell table:formula="of:=[.C360]-[.C359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361]-[.B360]" office:value-type="float" office:value="0" calcext:value-type="float">
            <text:p>0.00</text:p>
          </table:table-cell>
          <table:table-cell table:formula="of:=[.C361]-[.C36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362]-[.B361]" office:value-type="float" office:value="0" calcext:value-type="float">
            <text:p>0.00</text:p>
          </table:table-cell>
          <table:table-cell table:formula="of:=[.C362]-[.C36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4" calcext:value-type="float">
            <text:p>4.00</text:p>
          </table:table-cell>
          <table:table-cell office:value-type="float" office:value="6.25" calcext:value-type="float">
            <text:p>6.25</text:p>
          </table:table-cell>
          <table:table-cell table:formula="of:=[.B363]-[.B362]" office:value-type="float" office:value="0" calcext:value-type="float">
            <text:p>0.00</text:p>
          </table:table-cell>
          <table:table-cell table:formula="of:=[.C363]-[.C362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7.5" calcext:value-type="float">
            <text:p>7.50</text:p>
          </table:table-cell>
          <table:table-cell table:formula="of:=[.B364]-[.B363]" office:value-type="float" office:value="1.33333333333" calcext:value-type="float">
            <text:p>1.33</text:p>
          </table:table-cell>
          <table:table-cell table:formula="of:=[.C364]-[.C363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6.25" calcext:value-type="float">
            <text:p>6.25</text:p>
          </table:table-cell>
          <table:table-cell table:formula="of:=[.B365]-[.B364]" office:value-type="float" office:value="0" calcext:value-type="float">
            <text:p>0.00</text:p>
          </table:table-cell>
          <table:table-cell table:formula="of:=[.C365]-[.C364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6.25" calcext:value-type="float">
            <text:p>6.25</text:p>
          </table:table-cell>
          <table:table-cell table:formula="of:=[.B366]-[.B365]" office:value-type="float" office:value="0" calcext:value-type="float">
            <text:p>0.00</text:p>
          </table:table-cell>
          <table:table-cell table:formula="of:=[.C366]-[.C36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7.5" calcext:value-type="float">
            <text:p>7.50</text:p>
          </table:table-cell>
          <table:table-cell table:formula="of:=[.B367]-[.B366]" office:value-type="float" office:value="0" calcext:value-type="float">
            <text:p>0.00</text:p>
          </table:table-cell>
          <table:table-cell table:formula="of:=[.C367]-[.C366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5" calcext:value-type="float">
            <text:p>5.00</text:p>
          </table:table-cell>
          <table:table-cell table:formula="of:=[.B368]-[.B367]" office:value-type="float" office:value="0" calcext:value-type="float">
            <text:p>0.00</text:p>
          </table:table-cell>
          <table:table-cell table:formula="of:=[.C368]-[.C367]" office:value-type="float" office:value="-2.5" calcext:value-type="float">
            <text:p>-2.50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6.66666666667" calcext:value-type="float">
            <text:p>6.67</text:p>
          </table:table-cell>
          <table:table-cell office:value-type="float" office:value="5" calcext:value-type="float">
            <text:p>5.00</text:p>
          </table:table-cell>
          <table:table-cell table:formula="of:=[.B369]-[.B368]" office:value-type="float" office:value="1.33333333334" calcext:value-type="float">
            <text:p>1.33</text:p>
          </table:table-cell>
          <table:table-cell table:formula="of:=[.C369]-[.C36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5" calcext:value-type="float">
            <text:p>5.00</text:p>
          </table:table-cell>
          <table:table-cell table:formula="of:=[.B370]-[.B369]" office:value-type="float" office:value="-1.33333333334" calcext:value-type="float">
            <text:p>-1.33</text:p>
          </table:table-cell>
          <table:table-cell table:formula="of:=[.C370]-[.C36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6.66666666667" calcext:value-type="float">
            <text:p>6.67</text:p>
          </table:table-cell>
          <table:table-cell office:value-type="float" office:value="5" calcext:value-type="float">
            <text:p>5.00</text:p>
          </table:table-cell>
          <table:table-cell table:formula="of:=[.B371]-[.B370]" office:value-type="float" office:value="1.33333333334" calcext:value-type="float">
            <text:p>1.33</text:p>
          </table:table-cell>
          <table:table-cell table:formula="of:=[.C371]-[.C37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6.66666666667" calcext:value-type="float">
            <text:p>6.67</text:p>
          </table:table-cell>
          <table:table-cell office:value-type="float" office:value="5" calcext:value-type="float">
            <text:p>5.00</text:p>
          </table:table-cell>
          <table:table-cell table:formula="of:=[.B372]-[.B371]" office:value-type="float" office:value="0" calcext:value-type="float">
            <text:p>0.00</text:p>
          </table:table-cell>
          <table:table-cell table:formula="of:=[.C372]-[.C37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table:formula="of:=[.B373]-[.B372]" office:value-type="float" office:value="1.33333333333" calcext:value-type="float">
            <text:p>1.33</text:p>
          </table:table-cell>
          <table:table-cell table:formula="of:=[.C373]-[.C372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6.66666666667" calcext:value-type="float">
            <text:p>6.67</text:p>
          </table:table-cell>
          <table:table-cell office:value-type="float" office:value="2.5" calcext:value-type="float">
            <text:p>2.50</text:p>
          </table:table-cell>
          <table:table-cell table:formula="of:=[.B374]-[.B373]" office:value-type="float" office:value="-1.33333333333" calcext:value-type="float">
            <text:p>-1.33</text:p>
          </table:table-cell>
          <table:table-cell table:formula="of:=[.C374]-[.C373]" office:value-type="float" office:value="-2.5" calcext:value-type="float">
            <text:p>-2.50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8" calcext:value-type="float">
            <text:p>8.00</text:p>
          </table:table-cell>
          <table:table-cell office:value-type="float" office:value="2.5" calcext:value-type="float">
            <text:p>2.50</text:p>
          </table:table-cell>
          <table:table-cell table:formula="of:=[.B375]-[.B374]" office:value-type="float" office:value="1.33333333333" calcext:value-type="float">
            <text:p>1.33</text:p>
          </table:table-cell>
          <table:table-cell table:formula="of:=[.C375]-[.C37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table:formula="of:=[.B376]-[.B375]" office:value-type="float" office:value="0" calcext:value-type="float">
            <text:p>0.00</text:p>
          </table:table-cell>
          <table:table-cell table:formula="of:=[.C376]-[.C375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table:formula="of:=[.B377]-[.B376]" office:value-type="float" office:value="0" calcext:value-type="float">
            <text:p>0.00</text:p>
          </table:table-cell>
          <table:table-cell table:formula="of:=[.C377]-[.C376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table:formula="of:=[.B378]-[.B377]" office:value-type="float" office:value="0" calcext:value-type="float">
            <text:p>0.00</text:p>
          </table:table-cell>
          <table:table-cell table:formula="of:=[.C378]-[.C377]" office:value-type="float" office:value="-5" calcext:value-type="float">
            <text:p>-5.00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6.66666666667" calcext:value-type="float">
            <text:p>6.67</text:p>
          </table:table-cell>
          <table:table-cell office:value-type="float" office:value="0" calcext:value-type="float">
            <text:p>0.00</text:p>
          </table:table-cell>
          <table:table-cell table:formula="of:=[.B379]-[.B378]" office:value-type="float" office:value="-1.33333333333" calcext:value-type="float">
            <text:p>-1.33</text:p>
          </table:table-cell>
          <table:table-cell table:formula="of:=[.C379]-[.C37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table:formula="of:=[.B380]-[.B379]" office:value-type="float" office:value="1.33333333333" calcext:value-type="float">
            <text:p>1.33</text:p>
          </table:table-cell>
          <table:table-cell table:formula="of:=[.C380]-[.C379]" office:value-type="float" office:value="5" calcext:value-type="float">
            <text:p>5.00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table:formula="of:=[.B381]-[.B380]" office:value-type="float" office:value="0" calcext:value-type="float">
            <text:p>0.00</text:p>
          </table:table-cell>
          <table:table-cell table:formula="of:=[.C381]-[.C38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table:formula="of:=[.B382]-[.B381]" office:value-type="float" office:value="0" calcext:value-type="float">
            <text:p>0.00</text:p>
          </table:table-cell>
          <table:table-cell table:formula="of:=[.C382]-[.C38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table:formula="of:=[.B383]-[.B382]" office:value-type="float" office:value="0" calcext:value-type="float">
            <text:p>0.00</text:p>
          </table:table-cell>
          <table:table-cell table:formula="of:=[.C383]-[.C382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8" calcext:value-type="float">
            <text:p>8.00</text:p>
          </table:table-cell>
          <table:table-cell office:value-type="float" office:value="3.75" calcext:value-type="float">
            <text:p>3.75</text:p>
          </table:table-cell>
          <table:table-cell table:formula="of:=[.B384]-[.B383]" office:value-type="float" office:value="0" calcext:value-type="float">
            <text:p>0.00</text:p>
          </table:table-cell>
          <table:table-cell table:formula="of:=[.C384]-[.C383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float" office:value="8" calcext:value-type="float">
            <text:p>8.00</text:p>
          </table:table-cell>
          <table:table-cell office:value-type="float" office:value="3.75" calcext:value-type="float">
            <text:p>3.75</text:p>
          </table:table-cell>
          <table:table-cell table:formula="of:=[.B385]-[.B384]" office:value-type="float" office:value="0" calcext:value-type="float">
            <text:p>0.00</text:p>
          </table:table-cell>
          <table:table-cell table:formula="of:=[.C385]-[.C38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8" calcext:value-type="float">
            <text:p>8.00</text:p>
          </table:table-cell>
          <table:table-cell office:value-type="float" office:value="3.75" calcext:value-type="float">
            <text:p>3.75</text:p>
          </table:table-cell>
          <table:table-cell table:formula="of:=[.B386]-[.B385]" office:value-type="float" office:value="0" calcext:value-type="float">
            <text:p>0.00</text:p>
          </table:table-cell>
          <table:table-cell table:formula="of:=[.C386]-[.C38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table:formula="of:=[.B387]-[.B386]" office:value-type="float" office:value="0" calcext:value-type="float">
            <text:p>0.00</text:p>
          </table:table-cell>
          <table:table-cell table:formula="of:=[.C387]-[.C386]" office:value-type="float" office:value="-3.75" calcext:value-type="float">
            <text:p>-3.75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table:formula="of:=[.B388]-[.B387]" office:value-type="float" office:value="0" calcext:value-type="float">
            <text:p>0.00</text:p>
          </table:table-cell>
          <table:table-cell table:formula="of:=[.C388]-[.C387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float" office:value="8" calcext:value-type="float">
            <text:p>8.00</text:p>
          </table:table-cell>
          <table:table-cell office:value-type="float" office:value="3.75" calcext:value-type="float">
            <text:p>3.75</text:p>
          </table:table-cell>
          <table:table-cell table:formula="of:=[.B389]-[.B388]" office:value-type="float" office:value="0" calcext:value-type="float">
            <text:p>0.00</text:p>
          </table:table-cell>
          <table:table-cell table:formula="of:=[.C389]-[.C388]" office:value-type="float" office:value="3.75" calcext:value-type="float">
            <text:p>3.75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6.66666666667" calcext:value-type="float">
            <text:p>6.67</text:p>
          </table:table-cell>
          <table:table-cell office:value-type="float" office:value="3.75" calcext:value-type="float">
            <text:p>3.75</text:p>
          </table:table-cell>
          <table:table-cell table:formula="of:=[.B390]-[.B389]" office:value-type="float" office:value="-1.33333333333" calcext:value-type="float">
            <text:p>-1.33</text:p>
          </table:table-cell>
          <table:table-cell table:formula="of:=[.C390]-[.C38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6.66666666667" calcext:value-type="float">
            <text:p>6.67</text:p>
          </table:table-cell>
          <table:table-cell office:value-type="float" office:value="2.5" calcext:value-type="float">
            <text:p>2.50</text:p>
          </table:table-cell>
          <table:table-cell table:formula="of:=[.B391]-[.B390]" office:value-type="float" office:value="0" calcext:value-type="float">
            <text:p>0.00</text:p>
          </table:table-cell>
          <table:table-cell table:formula="of:=[.C391]-[.C390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6.66666666667" calcext:value-type="float">
            <text:p>6.67</text:p>
          </table:table-cell>
          <table:table-cell office:value-type="float" office:value="0" calcext:value-type="float">
            <text:p>0.00</text:p>
          </table:table-cell>
          <table:table-cell table:formula="of:=[.B392]-[.B391]" office:value-type="float" office:value="0" calcext:value-type="float">
            <text:p>0.00</text:p>
          </table:table-cell>
          <table:table-cell table:formula="of:=[.C392]-[.C391]" office:value-type="float" office:value="-2.5" calcext:value-type="float">
            <text:p>-2.50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6.66666666667" calcext:value-type="float">
            <text:p>6.67</text:p>
          </table:table-cell>
          <table:table-cell office:value-type="float" office:value="3.75" calcext:value-type="float">
            <text:p>3.75</text:p>
          </table:table-cell>
          <table:table-cell table:formula="of:=[.B393]-[.B392]" office:value-type="float" office:value="0" calcext:value-type="float">
            <text:p>0.00</text:p>
          </table:table-cell>
          <table:table-cell table:formula="of:=[.C393]-[.C392]" office:value-type="float" office:value="3.75" calcext:value-type="float">
            <text:p>3.75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4" calcext:value-type="float">
            <text:p>4.00</text:p>
          </table:table-cell>
          <table:table-cell office:value-type="float" office:value="5" calcext:value-type="float">
            <text:p>5.00</text:p>
          </table:table-cell>
          <table:table-cell table:formula="of:=[.B394]-[.B393]" office:value-type="float" office:value="-2.66666666667" calcext:value-type="float">
            <text:p>-2.67</text:p>
          </table:table-cell>
          <table:table-cell table:formula="of:=[.C394]-[.C393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7.5" calcext:value-type="float">
            <text:p>7.50</text:p>
          </table:table-cell>
          <table:table-cell table:formula="of:=[.B395]-[.B394]" office:value-type="float" office:value="1.33333333333" calcext:value-type="float">
            <text:p>1.33</text:p>
          </table:table-cell>
          <table:table-cell table:formula="of:=[.C395]-[.C394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6.66666666667" calcext:value-type="float">
            <text:p>6.67</text:p>
          </table:table-cell>
          <table:table-cell office:value-type="float" office:value="7.5" calcext:value-type="float">
            <text:p>7.50</text:p>
          </table:table-cell>
          <table:table-cell table:formula="of:=[.B396]-[.B395]" office:value-type="float" office:value="1.33333333334" calcext:value-type="float">
            <text:p>1.33</text:p>
          </table:table-cell>
          <table:table-cell table:formula="of:=[.C396]-[.C39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6.666666666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table:formula="of:=[.B397]-[.B396]" office:value-type="float" office:value="0" calcext:value-type="float">
            <text:p>0.00</text:p>
          </table:table-cell>
          <table:table-cell table:formula="of:=[.C397]-[.C396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6.66666666667" calcext:value-type="float">
            <text:p>6.67</text:p>
          </table:table-cell>
          <table:table-cell office:value-type="float" office:value="6.25" calcext:value-type="float">
            <text:p>6.25</text:p>
          </table:table-cell>
          <table:table-cell table:formula="of:=[.B398]-[.B397]" office:value-type="float" office:value="0" calcext:value-type="float">
            <text:p>0.00</text:p>
          </table:table-cell>
          <table:table-cell table:formula="of:=[.C398]-[.C397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6.25" calcext:value-type="float">
            <text:p>6.25</text:p>
          </table:table-cell>
          <table:table-cell table:formula="of:=[.B399]-[.B398]" office:value-type="float" office:value="-1.33333333334" calcext:value-type="float">
            <text:p>-1.33</text:p>
          </table:table-cell>
          <table:table-cell table:formula="of:=[.C399]-[.C39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7.5" calcext:value-type="float">
            <text:p>7.50</text:p>
          </table:table-cell>
          <table:table-cell table:formula="of:=[.B400]-[.B399]" office:value-type="float" office:value="0" calcext:value-type="float">
            <text:p>0.00</text:p>
          </table:table-cell>
          <table:table-cell table:formula="of:=[.C400]-[.C399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8" calcext:value-type="float">
            <text:p>8.00</text:p>
          </table:table-cell>
          <table:table-cell office:value-type="float" office:value="7.5" calcext:value-type="float">
            <text:p>7.50</text:p>
          </table:table-cell>
          <table:table-cell table:formula="of:=[.B401]-[.B400]" office:value-type="float" office:value="2.66666666667" calcext:value-type="float">
            <text:p>2.67</text:p>
          </table:table-cell>
          <table:table-cell table:formula="of:=[.C401]-[.C40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table:formula="of:=[.B402]-[.B401]" office:value-type="float" office:value="0" calcext:value-type="float">
            <text:p>0.00</text:p>
          </table:table-cell>
          <table:table-cell table:formula="of:=[.C402]-[.C401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table:formula="of:=[.B403]-[.B402]" office:value-type="float" office:value="0" calcext:value-type="float">
            <text:p>0.00</text:p>
          </table:table-cell>
          <table:table-cell table:formula="of:=[.C403]-[.C402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8" calcext:value-type="float">
            <text:p>8.00</text:p>
          </table:table-cell>
          <table:table-cell office:value-type="float" office:value="8.75" calcext:value-type="float">
            <text:p>8.75</text:p>
          </table:table-cell>
          <table:table-cell table:formula="of:=[.B404]-[.B403]" office:value-type="float" office:value="0" calcext:value-type="float">
            <text:p>0.00</text:p>
          </table:table-cell>
          <table:table-cell table:formula="of:=[.C404]-[.C403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6.66666666667" calcext:value-type="float">
            <text:p>6.67</text:p>
          </table:table-cell>
          <table:table-cell office:value-type="float" office:value="8.75" calcext:value-type="float">
            <text:p>8.75</text:p>
          </table:table-cell>
          <table:table-cell table:formula="of:=[.B405]-[.B404]" office:value-type="float" office:value="-1.33333333333" calcext:value-type="float">
            <text:p>-1.33</text:p>
          </table:table-cell>
          <table:table-cell table:formula="of:=[.C405]-[.C40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table:formula="of:=[.B406]-[.B405]" office:value-type="float" office:value="1.33333333333" calcext:value-type="float">
            <text:p>1.33</text:p>
          </table:table-cell>
          <table:table-cell table:formula="of:=[.C406]-[.C405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6.66666666667" calcext:value-type="float">
            <text:p>6.67</text:p>
          </table:table-cell>
          <table:table-cell office:value-type="float" office:value="11.25" calcext:value-type="float">
            <text:p>11.25</text:p>
          </table:table-cell>
          <table:table-cell table:formula="of:=[.B407]-[.B406]" office:value-type="float" office:value="-1.33333333333" calcext:value-type="float">
            <text:p>-1.33</text:p>
          </table:table-cell>
          <table:table-cell table:formula="of:=[.C407]-[.C406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8" calcext:value-type="float">
            <text:p>8.00</text:p>
          </table:table-cell>
          <table:table-cell office:value-type="float" office:value="5" calcext:value-type="float">
            <text:p>5.00</text:p>
          </table:table-cell>
          <table:table-cell table:formula="of:=[.B408]-[.B407]" office:value-type="float" office:value="1.33333333333" calcext:value-type="float">
            <text:p>1.33</text:p>
          </table:table-cell>
          <table:table-cell table:formula="of:=[.C408]-[.C407]" office:value-type="float" office:value="-6.25" calcext:value-type="float">
            <text:p>-6.25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.00</text:p>
          </table:table-cell>
          <table:table-cell office:value-type="float" office:value="6.25" calcext:value-type="float">
            <text:p>6.25</text:p>
          </table:table-cell>
          <table:table-cell table:formula="of:=[.B409]-[.B408]" office:value-type="float" office:value="0" calcext:value-type="float">
            <text:p>0.00</text:p>
          </table:table-cell>
          <table:table-cell table:formula="of:=[.C409]-[.C408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float" office:value="9.33333333333" calcext:value-type="float">
            <text:p>9.33</text:p>
          </table:table-cell>
          <table:table-cell office:value-type="float" office:value="7.5" calcext:value-type="float">
            <text:p>7.50</text:p>
          </table:table-cell>
          <table:table-cell table:formula="of:=[.B410]-[.B409]" office:value-type="float" office:value="1.33333333333" calcext:value-type="float">
            <text:p>1.33</text:p>
          </table:table-cell>
          <table:table-cell table:formula="of:=[.C410]-[.C409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13.3333333333" calcext:value-type="float">
            <text:p>13.33</text:p>
          </table:table-cell>
          <table:table-cell office:value-type="float" office:value="5" calcext:value-type="float">
            <text:p>5.00</text:p>
          </table:table-cell>
          <table:table-cell table:formula="of:=[.B411]-[.B410]" office:value-type="float" office:value="3.99999999997" calcext:value-type="float">
            <text:p>4.00</text:p>
          </table:table-cell>
          <table:table-cell table:formula="of:=[.C411]-[.C410]" office:value-type="float" office:value="-2.5" calcext:value-type="float">
            <text:p>-2.50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13.3333333333" calcext:value-type="float">
            <text:p>13.33</text:p>
          </table:table-cell>
          <table:table-cell office:value-type="float" office:value="5" calcext:value-type="float">
            <text:p>5.00</text:p>
          </table:table-cell>
          <table:table-cell table:formula="of:=[.B412]-[.B411]" office:value-type="float" office:value="0" calcext:value-type="float">
            <text:p>0.00</text:p>
          </table:table-cell>
          <table:table-cell table:formula="of:=[.C412]-[.C41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14.6666666667" calcext:value-type="float">
            <text:p>14.67</text:p>
          </table:table-cell>
          <table:table-cell office:value-type="float" office:value="5" calcext:value-type="float">
            <text:p>5.00</text:p>
          </table:table-cell>
          <table:table-cell table:formula="of:=[.B413]-[.B412]" office:value-type="float" office:value="1.3333333334" calcext:value-type="float">
            <text:p>1.33</text:p>
          </table:table-cell>
          <table:table-cell table:formula="of:=[.C413]-[.C412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table:formula="of:=[.B414]-[.B413]" office:value-type="float" office:value="5.3333333333" calcext:value-type="float">
            <text:p>5.33</text:p>
          </table:table-cell>
          <table:table-cell table:formula="of:=[.C414]-[.C413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29.3333333333" calcext:value-type="float">
            <text:p>29.33</text:p>
          </table:table-cell>
          <table:table-cell office:value-type="float" office:value="3.75" calcext:value-type="float">
            <text:p>3.75</text:p>
          </table:table-cell>
          <table:table-cell table:formula="of:=[.B415]-[.B414]" office:value-type="float" office:value="9.3333333333" calcext:value-type="float">
            <text:p>9.33</text:p>
          </table:table-cell>
          <table:table-cell table:formula="of:=[.C415]-[.C414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41.3333333333" calcext:value-type="float">
            <text:p>41.33</text:p>
          </table:table-cell>
          <table:table-cell office:value-type="float" office:value="7.5" calcext:value-type="float">
            <text:p>7.50</text:p>
          </table:table-cell>
          <table:table-cell table:formula="of:=[.B416]-[.B415]" office:value-type="float" office:value="12" calcext:value-type="float">
            <text:p>12.00</text:p>
          </table:table-cell>
          <table:table-cell table:formula="of:=[.C416]-[.C415]" office:value-type="float" office:value="3.75" calcext:value-type="float">
            <text:p>3.75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float" office:value="74.6666666667" calcext:value-type="float">
            <text:p>74.67</text:p>
          </table:table-cell>
          <table:table-cell office:value-type="float" office:value="7.5" calcext:value-type="float">
            <text:p>7.50</text:p>
          </table:table-cell>
          <table:table-cell table:formula="of:=[.B417]-[.B416]" office:value-type="float" office:value="33.3333333334" calcext:value-type="float">
            <text:p>33.33</text:p>
          </table:table-cell>
          <table:table-cell table:formula="of:=[.C417]-[.C416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94.6666666667" calcext:value-type="float">
            <text:p>94.67</text:p>
          </table:table-cell>
          <table:table-cell office:value-type="float" office:value="6.25" calcext:value-type="float">
            <text:p>6.25</text:p>
          </table:table-cell>
          <table:table-cell table:formula="of:=[.B418]-[.B417]" office:value-type="float" office:value="20" calcext:value-type="float">
            <text:p>20.00</text:p>
          </table:table-cell>
          <table:table-cell table:formula="of:=[.C418]-[.C417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93.3333333333" calcext:value-type="float">
            <text:p>93.33</text:p>
          </table:table-cell>
          <table:table-cell office:value-type="float" office:value="7.5" calcext:value-type="float">
            <text:p>7.50</text:p>
          </table:table-cell>
          <table:table-cell table:formula="of:=[.B419]-[.B418]" office:value-type="float" office:value="-1.33333333339999" calcext:value-type="float">
            <text:p>-1.33</text:p>
          </table:table-cell>
          <table:table-cell table:formula="of:=[.C419]-[.C418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86.6666666667" calcext:value-type="float">
            <text:p>86.67</text:p>
          </table:table-cell>
          <table:table-cell office:value-type="float" office:value="35" calcext:value-type="float">
            <text:p>35.00</text:p>
          </table:table-cell>
          <table:table-cell table:formula="of:=[.B420]-[.B419]" office:value-type="float" office:value="-6.66666666660001" calcext:value-type="float">
            <text:p>-6.67</text:p>
          </table:table-cell>
          <table:table-cell table:formula="of:=[.C420]-[.C419]" office:value-type="float" office:value="27.5" calcext:value-type="float">
            <text:p>27.50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88" calcext:value-type="float">
            <text:p>88.00</text:p>
          </table:table-cell>
          <table:table-cell office:value-type="float" office:value="63.75" calcext:value-type="float">
            <text:p>63.75</text:p>
          </table:table-cell>
          <table:table-cell table:formula="of:=[.B421]-[.B420]" office:value-type="float" office:value="1.3333333333" calcext:value-type="float">
            <text:p>1.33</text:p>
          </table:table-cell>
          <table:table-cell table:formula="of:=[.C421]-[.C420]" office:value-type="float" office:value="28.75" calcext:value-type="float">
            <text:p>28.75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97.3333333333" calcext:value-type="float">
            <text:p>97.33</text:p>
          </table:table-cell>
          <table:table-cell office:value-type="float" office:value="81.25" calcext:value-type="float">
            <text:p>81.25</text:p>
          </table:table-cell>
          <table:table-cell table:formula="of:=[.B422]-[.B421]" office:value-type="float" office:value="9.3333333333" calcext:value-type="float">
            <text:p>9.33</text:p>
          </table:table-cell>
          <table:table-cell table:formula="of:=[.C422]-[.C421]" office:value-type="float" office:value="17.5" calcext:value-type="float">
            <text:p>17.50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97.3333333333" calcext:value-type="float">
            <text:p>97.33</text:p>
          </table:table-cell>
          <table:table-cell office:value-type="float" office:value="88.75" calcext:value-type="float">
            <text:p>88.75</text:p>
          </table:table-cell>
          <table:table-cell table:formula="of:=[.B423]-[.B422]" office:value-type="float" office:value="0" calcext:value-type="float">
            <text:p>0.00</text:p>
          </table:table-cell>
          <table:table-cell table:formula="of:=[.C423]-[.C422]" office:value-type="float" office:value="7.5" calcext:value-type="float">
            <text:p>7.50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float" office:value="92" calcext:value-type="float">
            <text:p>92.00</text:p>
          </table:table-cell>
          <table:table-cell office:value-type="float" office:value="80" calcext:value-type="float">
            <text:p>80.00</text:p>
          </table:table-cell>
          <table:table-cell table:formula="of:=[.B424]-[.B423]" office:value-type="float" office:value="-5.3333333333" calcext:value-type="float">
            <text:p>-5.33</text:p>
          </table:table-cell>
          <table:table-cell table:formula="of:=[.C424]-[.C423]" office:value-type="float" office:value="-8.75" calcext:value-type="float">
            <text:p>-8.75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68" calcext:value-type="float">
            <text:p>68.00</text:p>
          </table:table-cell>
          <table:table-cell office:value-type="float" office:value="76.25" calcext:value-type="float">
            <text:p>76.25</text:p>
          </table:table-cell>
          <table:table-cell table:formula="of:=[.B425]-[.B424]" office:value-type="float" office:value="-24" calcext:value-type="float">
            <text:p>-24.00</text:p>
          </table:table-cell>
          <table:table-cell table:formula="of:=[.C425]-[.C424]" office:value-type="float" office:value="-3.75" calcext:value-type="float">
            <text:p>-3.75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73.3333333333" calcext:value-type="float">
            <text:p>73.33</text:p>
          </table:table-cell>
          <table:table-cell office:value-type="float" office:value="93.75" calcext:value-type="float">
            <text:p>93.75</text:p>
          </table:table-cell>
          <table:table-cell table:formula="of:=[.B426]-[.B425]" office:value-type="float" office:value="5.3333333333" calcext:value-type="float">
            <text:p>5.33</text:p>
          </table:table-cell>
          <table:table-cell table:formula="of:=[.C426]-[.C425]" office:value-type="float" office:value="17.5" calcext:value-type="float">
            <text:p>17.50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57.3333333333" calcext:value-type="float">
            <text:p>57.33</text:p>
          </table:table-cell>
          <table:table-cell office:value-type="float" office:value="93.75" calcext:value-type="float">
            <text:p>93.75</text:p>
          </table:table-cell>
          <table:table-cell table:formula="of:=[.B427]-[.B426]" office:value-type="float" office:value="-16" calcext:value-type="float">
            <text:p>-16.00</text:p>
          </table:table-cell>
          <table:table-cell table:formula="of:=[.C427]-[.C426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88" calcext:value-type="float">
            <text:p>88.00</text:p>
          </table:table-cell>
          <table:table-cell office:value-type="float" office:value="87.5" calcext:value-type="float">
            <text:p>87.50</text:p>
          </table:table-cell>
          <table:table-cell table:formula="of:=[.B428]-[.B427]" office:value-type="float" office:value="30.6666666667" calcext:value-type="float">
            <text:p>30.67</text:p>
          </table:table-cell>
          <table:table-cell table:formula="of:=[.C428]-[.C427]" office:value-type="float" office:value="-6.25" calcext:value-type="float">
            <text:p>-6.25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92" calcext:value-type="float">
            <text:p>92.00</text:p>
          </table:table-cell>
          <table:table-cell office:value-type="float" office:value="68.75" calcext:value-type="float">
            <text:p>68.75</text:p>
          </table:table-cell>
          <table:table-cell table:formula="of:=[.B429]-[.B428]" office:value-type="float" office:value="4" calcext:value-type="float">
            <text:p>4.00</text:p>
          </table:table-cell>
          <table:table-cell table:formula="of:=[.C429]-[.C428]" office:value-type="float" office:value="-18.75" calcext:value-type="float">
            <text:p>-18.75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float" office:value="57.3333333333" calcext:value-type="float">
            <text:p>57.33</text:p>
          </table:table-cell>
          <table:table-cell office:value-type="float" office:value="60" calcext:value-type="float">
            <text:p>60.00</text:p>
          </table:table-cell>
          <table:table-cell table:formula="of:=[.B430]-[.B429]" office:value-type="float" office:value="-34.6666666667" calcext:value-type="float">
            <text:p>-34.67</text:p>
          </table:table-cell>
          <table:table-cell table:formula="of:=[.C430]-[.C429]" office:value-type="float" office:value="-8.75" calcext:value-type="float">
            <text:p>-8.75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float" office:value="77.3333333333" calcext:value-type="float">
            <text:p>77.33</text:p>
          </table:table-cell>
          <table:table-cell office:value-type="float" office:value="72.5" calcext:value-type="float">
            <text:p>72.50</text:p>
          </table:table-cell>
          <table:table-cell table:formula="of:=[.B431]-[.B430]" office:value-type="float" office:value="20" calcext:value-type="float">
            <text:p>20.00</text:p>
          </table:table-cell>
          <table:table-cell table:formula="of:=[.C431]-[.C430]" office:value-type="float" office:value="12.5" calcext:value-type="float">
            <text:p>12.50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89.3333333333" calcext:value-type="float">
            <text:p>89.33</text:p>
          </table:table-cell>
          <table:table-cell office:value-type="float" office:value="80" calcext:value-type="float">
            <text:p>80.00</text:p>
          </table:table-cell>
          <table:table-cell table:formula="of:=[.B432]-[.B431]" office:value-type="float" office:value="12" calcext:value-type="float">
            <text:p>12.00</text:p>
          </table:table-cell>
          <table:table-cell table:formula="of:=[.C432]-[.C431]" office:value-type="float" office:value="7.5" calcext:value-type="float">
            <text:p>7.50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88" calcext:value-type="float">
            <text:p>88.00</text:p>
          </table:table-cell>
          <table:table-cell office:value-type="float" office:value="57.5" calcext:value-type="float">
            <text:p>57.50</text:p>
          </table:table-cell>
          <table:table-cell table:formula="of:=[.B433]-[.B432]" office:value-type="float" office:value="-1.3333333333" calcext:value-type="float">
            <text:p>-1.33</text:p>
          </table:table-cell>
          <table:table-cell table:formula="of:=[.C433]-[.C432]" office:value-type="float" office:value="-22.5" calcext:value-type="float">
            <text:p>-22.50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86.6666666667" calcext:value-type="float">
            <text:p>86.67</text:p>
          </table:table-cell>
          <table:table-cell office:value-type="float" office:value="55" calcext:value-type="float">
            <text:p>55.00</text:p>
          </table:table-cell>
          <table:table-cell table:formula="of:=[.B434]-[.B433]" office:value-type="float" office:value="-1.3333333333" calcext:value-type="float">
            <text:p>-1.33</text:p>
          </table:table-cell>
          <table:table-cell table:formula="of:=[.C434]-[.C433]" office:value-type="float" office:value="-2.5" calcext:value-type="float">
            <text:p>-2.50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float" office:value="65.3333333333" calcext:value-type="float">
            <text:p>65.33</text:p>
          </table:table-cell>
          <table:table-cell office:value-type="float" office:value="73.75" calcext:value-type="float">
            <text:p>73.75</text:p>
          </table:table-cell>
          <table:table-cell table:formula="of:=[.B435]-[.B434]" office:value-type="float" office:value="-21.3333333334" calcext:value-type="float">
            <text:p>-21.33</text:p>
          </table:table-cell>
          <table:table-cell table:formula="of:=[.C435]-[.C434]" office:value-type="float" office:value="18.75" calcext:value-type="float">
            <text:p>18.75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60" calcext:value-type="float">
            <text:p>60.00</text:p>
          </table:table-cell>
          <table:table-cell office:value-type="float" office:value="83.75" calcext:value-type="float">
            <text:p>83.75</text:p>
          </table:table-cell>
          <table:table-cell table:formula="of:=[.B436]-[.B435]" office:value-type="float" office:value="-5.3333333333" calcext:value-type="float">
            <text:p>-5.33</text:p>
          </table:table-cell>
          <table:table-cell table:formula="of:=[.C436]-[.C435]" office:value-type="float" office:value="10" calcext:value-type="float">
            <text:p>10.00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62.6666666667" calcext:value-type="float">
            <text:p>62.67</text:p>
          </table:table-cell>
          <table:table-cell office:value-type="float" office:value="87.5" calcext:value-type="float">
            <text:p>87.50</text:p>
          </table:table-cell>
          <table:table-cell table:formula="of:=[.B437]-[.B436]" office:value-type="float" office:value="2.6666666667" calcext:value-type="float">
            <text:p>2.67</text:p>
          </table:table-cell>
          <table:table-cell table:formula="of:=[.C437]-[.C436]" office:value-type="float" office:value="3.75" calcext:value-type="float">
            <text:p>3.75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62.6666666667" calcext:value-type="float">
            <text:p>62.67</text:p>
          </table:table-cell>
          <table:table-cell office:value-type="float" office:value="65" calcext:value-type="float">
            <text:p>65.00</text:p>
          </table:table-cell>
          <table:table-cell table:formula="of:=[.B438]-[.B437]" office:value-type="float" office:value="0" calcext:value-type="float">
            <text:p>0.00</text:p>
          </table:table-cell>
          <table:table-cell table:formula="of:=[.C438]-[.C437]" office:value-type="float" office:value="-22.5" calcext:value-type="float">
            <text:p>-22.50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6.66666666667" calcext:value-type="float">
            <text:p>6.67</text:p>
          </table:table-cell>
          <table:table-cell office:value-type="float" office:value="76.25" calcext:value-type="float">
            <text:p>76.25</text:p>
          </table:table-cell>
          <table:table-cell table:formula="of:=[.B439]-[.B438]" office:value-type="float" office:value="-56.00000000003" calcext:value-type="float">
            <text:p>-56.00</text:p>
          </table:table-cell>
          <table:table-cell table:formula="of:=[.C439]-[.C438]" office:value-type="float" office:value="11.25" calcext:value-type="float">
            <text:p>11.25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4" calcext:value-type="float">
            <text:p>4.00</text:p>
          </table:table-cell>
          <table:table-cell office:value-type="float" office:value="37.5" calcext:value-type="float">
            <text:p>37.50</text:p>
          </table:table-cell>
          <table:table-cell table:formula="of:=[.B440]-[.B439]" office:value-type="float" office:value="-2.66666666667" calcext:value-type="float">
            <text:p>-2.67</text:p>
          </table:table-cell>
          <table:table-cell table:formula="of:=[.C440]-[.C439]" office:value-type="float" office:value="-38.75" calcext:value-type="float">
            <text:p>-38.75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4" calcext:value-type="float">
            <text:p>4.00</text:p>
          </table:table-cell>
          <table:table-cell office:value-type="float" office:value="70" calcext:value-type="float">
            <text:p>70.00</text:p>
          </table:table-cell>
          <table:table-cell table:formula="of:=[.B441]-[.B440]" office:value-type="float" office:value="0" calcext:value-type="float">
            <text:p>0.00</text:p>
          </table:table-cell>
          <table:table-cell table:formula="of:=[.C441]-[.C440]" office:value-type="float" office:value="32.5" calcext:value-type="float">
            <text:p>32.50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.00</text:p>
          </table:table-cell>
          <table:table-cell office:value-type="float" office:value="68.75" calcext:value-type="float">
            <text:p>68.75</text:p>
          </table:table-cell>
          <table:table-cell table:formula="of:=[.B442]-[.B441]" office:value-type="float" office:value="0" calcext:value-type="float">
            <text:p>0.00</text:p>
          </table:table-cell>
          <table:table-cell table:formula="of:=[.C442]-[.C441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4" calcext:value-type="float">
            <text:p>4.00</text:p>
          </table:table-cell>
          <table:table-cell office:value-type="float" office:value="16.25" calcext:value-type="float">
            <text:p>16.25</text:p>
          </table:table-cell>
          <table:table-cell table:formula="of:=[.B443]-[.B442]" office:value-type="float" office:value="0" calcext:value-type="float">
            <text:p>0.00</text:p>
          </table:table-cell>
          <table:table-cell table:formula="of:=[.C443]-[.C442]" office:value-type="float" office:value="-52.5" calcext:value-type="float">
            <text:p>-52.50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4" calcext:value-type="float">
            <text:p>4.00</text:p>
          </table:table-cell>
          <table:table-cell office:value-type="float" office:value="1.25" calcext:value-type="float">
            <text:p>1.25</text:p>
          </table:table-cell>
          <table:table-cell table:formula="of:=[.B444]-[.B443]" office:value-type="float" office:value="0" calcext:value-type="float">
            <text:p>0.00</text:p>
          </table:table-cell>
          <table:table-cell table:formula="of:=[.C444]-[.C443]" office:value-type="float" office:value="-15" calcext:value-type="float">
            <text:p>-15.00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formula="of:=[.B445]-[.B444]" office:value-type="float" office:value="0" calcext:value-type="float">
            <text:p>0.00</text:p>
          </table:table-cell>
          <table:table-cell table:formula="of:=[.C445]-[.C444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4" calcext:value-type="float">
            <text:p>4.00</text:p>
          </table:table-cell>
          <table:table-cell office:value-type="float" office:value="1.25" calcext:value-type="float">
            <text:p>1.25</text:p>
          </table:table-cell>
          <table:table-cell table:formula="of:=[.B446]-[.B445]" office:value-type="float" office:value="0" calcext:value-type="float">
            <text:p>0.00</text:p>
          </table:table-cell>
          <table:table-cell table:formula="of:=[.C446]-[.C445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4" calcext:value-type="float">
            <text:p>4.00</text:p>
          </table:table-cell>
          <table:table-cell office:value-type="float" office:value="1.25" calcext:value-type="float">
            <text:p>1.25</text:p>
          </table:table-cell>
          <table:table-cell table:formula="of:=[.B447]-[.B446]" office:value-type="float" office:value="0" calcext:value-type="float">
            <text:p>0.00</text:p>
          </table:table-cell>
          <table:table-cell table:formula="of:=[.C447]-[.C446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formula="of:=[.B448]-[.B447]" office:value-type="float" office:value="0" calcext:value-type="float">
            <text:p>0.00</text:p>
          </table:table-cell>
          <table:table-cell table:formula="of:=[.C448]-[.C447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formula="of:=[.B449]-[.B448]" office:value-type="float" office:value="0" calcext:value-type="float">
            <text:p>0.00</text:p>
          </table:table-cell>
          <table:table-cell table:formula="of:=[.C449]-[.C44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4" calcext:value-type="float">
            <text:p>4.00</text:p>
          </table:table-cell>
          <table:table-cell office:value-type="float" office:value="1.25" calcext:value-type="float">
            <text:p>1.25</text:p>
          </table:table-cell>
          <table:table-cell table:formula="of:=[.B450]-[.B449]" office:value-type="float" office:value="0" calcext:value-type="float">
            <text:p>0.00</text:p>
          </table:table-cell>
          <table:table-cell table:formula="of:=[.C450]-[.C449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formula="of:=[.B451]-[.B450]" office:value-type="float" office:value="0" calcext:value-type="float">
            <text:p>0.00</text:p>
          </table:table-cell>
          <table:table-cell table:formula="of:=[.C451]-[.C450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0" calcext:value-type="float">
            <text:p>0.00</text:p>
          </table:table-cell>
          <table:table-cell table:formula="of:=[.B452]-[.B451]" office:value-type="float" office:value="1.33333333333" calcext:value-type="float">
            <text:p>1.33</text:p>
          </table:table-cell>
          <table:table-cell table:formula="of:=[.C452]-[.C45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1.25" calcext:value-type="float">
            <text:p>1.25</text:p>
          </table:table-cell>
          <table:table-cell table:formula="of:=[.B453]-[.B452]" office:value-type="float" office:value="0" calcext:value-type="float">
            <text:p>0.00</text:p>
          </table:table-cell>
          <table:table-cell table:formula="of:=[.C453]-[.C452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4" calcext:value-type="float">
            <text:p>4.00</text:p>
          </table:table-cell>
          <table:table-cell office:value-type="float" office:value="3.75" calcext:value-type="float">
            <text:p>3.75</text:p>
          </table:table-cell>
          <table:table-cell table:formula="of:=[.B454]-[.B453]" office:value-type="float" office:value="-1.33333333333" calcext:value-type="float">
            <text:p>-1.33</text:p>
          </table:table-cell>
          <table:table-cell table:formula="of:=[.C454]-[.C453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4" calcext:value-type="float">
            <text:p>4.00</text:p>
          </table:table-cell>
          <table:table-cell office:value-type="float" office:value="3.75" calcext:value-type="float">
            <text:p>3.75</text:p>
          </table:table-cell>
          <table:table-cell table:formula="of:=[.B455]-[.B454]" office:value-type="float" office:value="0" calcext:value-type="float">
            <text:p>0.00</text:p>
          </table:table-cell>
          <table:table-cell table:formula="of:=[.C455]-[.C45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5" calcext:value-type="float">
            <text:p>5.00</text:p>
          </table:table-cell>
          <table:table-cell table:formula="of:=[.B456]-[.B455]" office:value-type="float" office:value="1.33333333333" calcext:value-type="float">
            <text:p>1.33</text:p>
          </table:table-cell>
          <table:table-cell table:formula="of:=[.C456]-[.C455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2.5" calcext:value-type="float">
            <text:p>2.50</text:p>
          </table:table-cell>
          <table:table-cell table:formula="of:=[.B457]-[.B456]" office:value-type="float" office:value="0" calcext:value-type="float">
            <text:p>0.00</text:p>
          </table:table-cell>
          <table:table-cell table:formula="of:=[.C457]-[.C456]" office:value-type="float" office:value="-2.5" calcext:value-type="float">
            <text:p>-2.50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4" calcext:value-type="float">
            <text:p>4.00</text:p>
          </table:table-cell>
          <table:table-cell office:value-type="float" office:value="2.5" calcext:value-type="float">
            <text:p>2.50</text:p>
          </table:table-cell>
          <table:table-cell table:formula="of:=[.B458]-[.B457]" office:value-type="float" office:value="-1.33333333333" calcext:value-type="float">
            <text:p>-1.33</text:p>
          </table:table-cell>
          <table:table-cell table:formula="of:=[.C458]-[.C457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4" calcext:value-type="float">
            <text:p>4.00</text:p>
          </table:table-cell>
          <table:table-cell office:value-type="float" office:value="2.5" calcext:value-type="float">
            <text:p>2.50</text:p>
          </table:table-cell>
          <table:table-cell table:formula="of:=[.B459]-[.B458]" office:value-type="float" office:value="0" calcext:value-type="float">
            <text:p>0.00</text:p>
          </table:table-cell>
          <table:table-cell table:formula="of:=[.C459]-[.C45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4" calcext:value-type="float">
            <text:p>4.00</text:p>
          </table:table-cell>
          <table:table-cell office:value-type="float" office:value="1.25" calcext:value-type="float">
            <text:p>1.25</text:p>
          </table:table-cell>
          <table:table-cell table:formula="of:=[.B460]-[.B459]" office:value-type="float" office:value="0" calcext:value-type="float">
            <text:p>0.00</text:p>
          </table:table-cell>
          <table:table-cell table:formula="of:=[.C460]-[.C459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.00</text:p>
          </table:table-cell>
          <table:table-cell office:value-type="float" office:value="1.25" calcext:value-type="float">
            <text:p>1.25</text:p>
          </table:table-cell>
          <table:table-cell table:formula="of:=[.B461]-[.B460]" office:value-type="float" office:value="0" calcext:value-type="float">
            <text:p>0.00</text:p>
          </table:table-cell>
          <table:table-cell table:formula="of:=[.C461]-[.C46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1.25" calcext:value-type="float">
            <text:p>1.25</text:p>
          </table:table-cell>
          <table:table-cell table:formula="of:=[.B462]-[.B461]" office:value-type="float" office:value="-1.33333333333" calcext:value-type="float">
            <text:p>-1.33</text:p>
          </table:table-cell>
          <table:table-cell table:formula="of:=[.C462]-[.C461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1.25" calcext:value-type="float">
            <text:p>1.25</text:p>
          </table:table-cell>
          <table:table-cell table:formula="of:=[.B463]-[.B462]" office:value-type="float" office:value="0" calcext:value-type="float">
            <text:p>0.00</text:p>
          </table:table-cell>
          <table:table-cell table:formula="of:=[.C463]-[.C462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4" calcext:value-type="float">
            <text:p>4.00</text:p>
          </table:table-cell>
          <table:table-cell office:value-type="float" office:value="1.25" calcext:value-type="float">
            <text:p>1.25</text:p>
          </table:table-cell>
          <table:table-cell table:formula="of:=[.B464]-[.B463]" office:value-type="float" office:value="1.33333333333" calcext:value-type="float">
            <text:p>1.33</text:p>
          </table:table-cell>
          <table:table-cell table:formula="of:=[.C464]-[.C463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4" calcext:value-type="float">
            <text:p>4.00</text:p>
          </table:table-cell>
          <table:table-cell office:value-type="float" office:value="1.25" calcext:value-type="float">
            <text:p>1.25</text:p>
          </table:table-cell>
          <table:table-cell table:formula="of:=[.B465]-[.B464]" office:value-type="float" office:value="0" calcext:value-type="float">
            <text:p>0.00</text:p>
          </table:table-cell>
          <table:table-cell table:formula="of:=[.C465]-[.C46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1.25" calcext:value-type="float">
            <text:p>1.25</text:p>
          </table:table-cell>
          <table:table-cell table:formula="of:=[.B466]-[.B465]" office:value-type="float" office:value="-1.33333333333" calcext:value-type="float">
            <text:p>-1.33</text:p>
          </table:table-cell>
          <table:table-cell table:formula="of:=[.C466]-[.C46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1.25" calcext:value-type="float">
            <text:p>1.25</text:p>
          </table:table-cell>
          <table:table-cell table:formula="of:=[.B467]-[.B466]" office:value-type="float" office:value="0" calcext:value-type="float">
            <text:p>0.00</text:p>
          </table:table-cell>
          <table:table-cell table:formula="of:=[.C467]-[.C466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1.25" calcext:value-type="float">
            <text:p>1.25</text:p>
          </table:table-cell>
          <table:table-cell table:formula="of:=[.B468]-[.B467]" office:value-type="float" office:value="0" calcext:value-type="float">
            <text:p>0.00</text:p>
          </table:table-cell>
          <table:table-cell table:formula="of:=[.C468]-[.C467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4" calcext:value-type="float">
            <text:p>4.00</text:p>
          </table:table-cell>
          <table:table-cell office:value-type="float" office:value="1.25" calcext:value-type="float">
            <text:p>1.25</text:p>
          </table:table-cell>
          <table:table-cell table:formula="of:=[.B469]-[.B468]" office:value-type="float" office:value="1.33333333333" calcext:value-type="float">
            <text:p>1.33</text:p>
          </table:table-cell>
          <table:table-cell table:formula="of:=[.C469]-[.C46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4" calcext:value-type="float">
            <text:p>4.00</text:p>
          </table:table-cell>
          <table:table-cell office:value-type="float" office:value="2.5" calcext:value-type="float">
            <text:p>2.50</text:p>
          </table:table-cell>
          <table:table-cell table:formula="of:=[.B470]-[.B469]" office:value-type="float" office:value="0" calcext:value-type="float">
            <text:p>0.00</text:p>
          </table:table-cell>
          <table:table-cell table:formula="of:=[.C470]-[.C469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4" calcext:value-type="float">
            <text:p>4.00</text:p>
          </table:table-cell>
          <table:table-cell office:value-type="float" office:value="6.25" calcext:value-type="float">
            <text:p>6.25</text:p>
          </table:table-cell>
          <table:table-cell table:formula="of:=[.B471]-[.B470]" office:value-type="float" office:value="0" calcext:value-type="float">
            <text:p>0.00</text:p>
          </table:table-cell>
          <table:table-cell table:formula="of:=[.C471]-[.C470]" office:value-type="float" office:value="3.75" calcext:value-type="float">
            <text:p>3.75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472]-[.B471]" office:value-type="float" office:value="0" calcext:value-type="float">
            <text:p>0.00</text:p>
          </table:table-cell>
          <table:table-cell table:formula="of:=[.C472]-[.C471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4" calcext:value-type="float">
            <text:p>4.00</text:p>
          </table:table-cell>
          <table:table-cell office:value-type="float" office:value="7.5" calcext:value-type="float">
            <text:p>7.50</text:p>
          </table:table-cell>
          <table:table-cell table:formula="of:=[.B473]-[.B472]" office:value-type="float" office:value="0" calcext:value-type="float">
            <text:p>0.00</text:p>
          </table:table-cell>
          <table:table-cell table:formula="of:=[.C473]-[.C472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4" calcext:value-type="float">
            <text:p>4.00</text:p>
          </table:table-cell>
          <table:table-cell office:value-type="float" office:value="16.25" calcext:value-type="float">
            <text:p>16.25</text:p>
          </table:table-cell>
          <table:table-cell table:formula="of:=[.B474]-[.B473]" office:value-type="float" office:value="0" calcext:value-type="float">
            <text:p>0.00</text:p>
          </table:table-cell>
          <table:table-cell table:formula="of:=[.C474]-[.C473]" office:value-type="float" office:value="8.75" calcext:value-type="float">
            <text:p>8.75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17.5" calcext:value-type="float">
            <text:p>17.50</text:p>
          </table:table-cell>
          <table:table-cell table:formula="of:=[.B475]-[.B474]" office:value-type="float" office:value="1.33333333333" calcext:value-type="float">
            <text:p>1.33</text:p>
          </table:table-cell>
          <table:table-cell table:formula="of:=[.C475]-[.C474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float" office:value="4" calcext:value-type="float">
            <text:p>4.00</text:p>
          </table:table-cell>
          <table:table-cell office:value-type="float" office:value="13.75" calcext:value-type="float">
            <text:p>13.75</text:p>
          </table:table-cell>
          <table:table-cell table:formula="of:=[.B476]-[.B475]" office:value-type="float" office:value="-1.33333333333" calcext:value-type="float">
            <text:p>-1.33</text:p>
          </table:table-cell>
          <table:table-cell table:formula="of:=[.C476]-[.C475]" office:value-type="float" office:value="-3.75" calcext:value-type="float">
            <text:p>-3.75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0" calcext:value-type="float">
            <text:p>0.00</text:p>
          </table:table-cell>
          <table:table-cell table:formula="of:=[.B477]-[.B476]" office:value-type="float" office:value="-1.33333333333" calcext:value-type="float">
            <text:p>-1.33</text:p>
          </table:table-cell>
          <table:table-cell table:formula="of:=[.C477]-[.C476]" office:value-type="float" office:value="-13.75" calcext:value-type="float">
            <text:p>-13.75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0" calcext:value-type="float">
            <text:p>0.00</text:p>
          </table:table-cell>
          <table:table-cell table:formula="of:=[.B478]-[.B477]" office:value-type="float" office:value="0" calcext:value-type="float">
            <text:p>0.00</text:p>
          </table:table-cell>
          <table:table-cell table:formula="of:=[.C478]-[.C477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0" calcext:value-type="float">
            <text:p>0.00</text:p>
          </table:table-cell>
          <table:table-cell table:formula="of:=[.B479]-[.B478]" office:value-type="float" office:value="0" calcext:value-type="float">
            <text:p>0.00</text:p>
          </table:table-cell>
          <table:table-cell table:formula="of:=[.C479]-[.C47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2.66666666667" calcext:value-type="float">
            <text:p>2.67</text:p>
          </table:table-cell>
          <table:table-cell office:value-type="float" office:value="0" calcext:value-type="float">
            <text:p>0.00</text:p>
          </table:table-cell>
          <table:table-cell table:formula="of:=[.B480]-[.B479]" office:value-type="float" office:value="0" calcext:value-type="float">
            <text:p>0.00</text:p>
          </table:table-cell>
          <table:table-cell table:formula="of:=[.C480]-[.C47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4" calcext:value-type="float">
            <text:p>4.00</text:p>
          </table:table-cell>
          <table:table-cell office:value-type="float" office:value="0" calcext:value-type="float">
            <text:p>0.00</text:p>
          </table:table-cell>
          <table:table-cell table:formula="of:=[.B481]-[.B480]" office:value-type="float" office:value="1.33333333333" calcext:value-type="float">
            <text:p>1.33</text:p>
          </table:table-cell>
          <table:table-cell table:formula="of:=[.C481]-[.C48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.00</text:p>
          </table:table-cell>
          <table:table-cell office:value-type="float" office:value="2.5" calcext:value-type="float">
            <text:p>2.50</text:p>
          </table:table-cell>
          <table:table-cell table:formula="of:=[.B482]-[.B481]" office:value-type="float" office:value="0" calcext:value-type="float">
            <text:p>0.00</text:p>
          </table:table-cell>
          <table:table-cell table:formula="of:=[.C482]-[.C481]" office:value-type="float" office:value="2.5" calcext:value-type="float">
            <text:p>2.50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4" calcext:value-type="float">
            <text:p>4.00</text:p>
          </table:table-cell>
          <table:table-cell office:value-type="float" office:value="2.5" calcext:value-type="float">
            <text:p>2.50</text:p>
          </table:table-cell>
          <table:table-cell table:formula="of:=[.B483]-[.B482]" office:value-type="float" office:value="0" calcext:value-type="float">
            <text:p>0.00</text:p>
          </table:table-cell>
          <table:table-cell table:formula="of:=[.C483]-[.C482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1.25" calcext:value-type="float">
            <text:p>1.25</text:p>
          </table:table-cell>
          <table:table-cell table:formula="of:=[.B484]-[.B483]" office:value-type="float" office:value="1.33333333333" calcext:value-type="float">
            <text:p>1.33</text:p>
          </table:table-cell>
          <table:table-cell table:formula="of:=[.C484]-[.C483]" office:value-type="float" office:value="-1.25" calcext:value-type="float">
            <text:p>-1.25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1.25" calcext:value-type="float">
            <text:p>1.25</text:p>
          </table:table-cell>
          <table:table-cell table:formula="of:=[.B485]-[.B484]" office:value-type="float" office:value="0" calcext:value-type="float">
            <text:p>0.00</text:p>
          </table:table-cell>
          <table:table-cell table:formula="of:=[.C485]-[.C484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1.25" calcext:value-type="float">
            <text:p>1.25</text:p>
          </table:table-cell>
          <table:table-cell table:formula="of:=[.B486]-[.B485]" office:value-type="float" office:value="0" calcext:value-type="float">
            <text:p>0.00</text:p>
          </table:table-cell>
          <table:table-cell table:formula="of:=[.C486]-[.C48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4" calcext:value-type="float">
            <text:p>4.00</text:p>
          </table:table-cell>
          <table:table-cell office:value-type="float" office:value="2.5" calcext:value-type="float">
            <text:p>2.50</text:p>
          </table:table-cell>
          <table:table-cell table:formula="of:=[.B487]-[.B486]" office:value-type="float" office:value="-1.33333333333" calcext:value-type="float">
            <text:p>-1.33</text:p>
          </table:table-cell>
          <table:table-cell table:formula="of:=[.C487]-[.C486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4" calcext:value-type="float">
            <text:p>4.00</text:p>
          </table:table-cell>
          <table:table-cell office:value-type="float" office:value="2.5" calcext:value-type="float">
            <text:p>2.50</text:p>
          </table:table-cell>
          <table:table-cell table:formula="of:=[.B488]-[.B487]" office:value-type="float" office:value="0" calcext:value-type="float">
            <text:p>0.00</text:p>
          </table:table-cell>
          <table:table-cell table:formula="of:=[.C488]-[.C487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.00</text:p>
          </table:table-cell>
          <table:table-cell office:value-type="float" office:value="2.5" calcext:value-type="float">
            <text:p>2.50</text:p>
          </table:table-cell>
          <table:table-cell table:formula="of:=[.B489]-[.B488]" office:value-type="float" office:value="0" calcext:value-type="float">
            <text:p>0.00</text:p>
          </table:table-cell>
          <table:table-cell table:formula="of:=[.C489]-[.C488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float" office:value="4" calcext:value-type="float">
            <text:p>4.00</text:p>
          </table:table-cell>
          <table:table-cell office:value-type="float" office:value="2.5" calcext:value-type="float">
            <text:p>2.50</text:p>
          </table:table-cell>
          <table:table-cell table:formula="of:=[.B490]-[.B489]" office:value-type="float" office:value="0" calcext:value-type="float">
            <text:p>0.00</text:p>
          </table:table-cell>
          <table:table-cell table:formula="of:=[.C490]-[.C489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4" calcext:value-type="float">
            <text:p>4.00</text:p>
          </table:table-cell>
          <table:table-cell office:value-type="float" office:value="2.5" calcext:value-type="float">
            <text:p>2.50</text:p>
          </table:table-cell>
          <table:table-cell table:formula="of:=[.B491]-[.B490]" office:value-type="float" office:value="0" calcext:value-type="float">
            <text:p>0.00</text:p>
          </table:table-cell>
          <table:table-cell table:formula="of:=[.C491]-[.C490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4" calcext:value-type="float">
            <text:p>4.00</text:p>
          </table:table-cell>
          <table:table-cell office:value-type="float" office:value="3.75" calcext:value-type="float">
            <text:p>3.75</text:p>
          </table:table-cell>
          <table:table-cell table:formula="of:=[.B492]-[.B491]" office:value-type="float" office:value="0" calcext:value-type="float">
            <text:p>0.00</text:p>
          </table:table-cell>
          <table:table-cell table:formula="of:=[.C492]-[.C491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1.25" calcext:value-type="float">
            <text:p>1.25</text:p>
          </table:table-cell>
          <table:table-cell table:formula="of:=[.B493]-[.B492]" office:value-type="float" office:value="1.33333333333" calcext:value-type="float">
            <text:p>1.33</text:p>
          </table:table-cell>
          <table:table-cell table:formula="of:=[.C493]-[.C492]" office:value-type="float" office:value="-2.5" calcext:value-type="float">
            <text:p>-2.50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4" calcext:value-type="float">
            <text:p>4.00</text:p>
          </table:table-cell>
          <table:table-cell office:value-type="float" office:value="1.25" calcext:value-type="float">
            <text:p>1.25</text:p>
          </table:table-cell>
          <table:table-cell table:formula="of:=[.B494]-[.B493]" office:value-type="float" office:value="-1.33333333333" calcext:value-type="float">
            <text:p>-1.33</text:p>
          </table:table-cell>
          <table:table-cell table:formula="of:=[.C494]-[.C493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2.5" calcext:value-type="float">
            <text:p>2.50</text:p>
          </table:table-cell>
          <table:table-cell table:formula="of:=[.B495]-[.B494]" office:value-type="float" office:value="1.33333333333" calcext:value-type="float">
            <text:p>1.33</text:p>
          </table:table-cell>
          <table:table-cell table:formula="of:=[.C495]-[.C494]" office:value-type="float" office:value="1.25" calcext:value-type="float">
            <text:p>1.25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2.5" calcext:value-type="float">
            <text:p>2.50</text:p>
          </table:table-cell>
          <table:table-cell table:formula="of:=[.B496]-[.B495]" office:value-type="float" office:value="0" calcext:value-type="float">
            <text:p>0.00</text:p>
          </table:table-cell>
          <table:table-cell table:formula="of:=[.C496]-[.C495]" office:value-type="float" office:value="0" calcext:value-type="float">
            <text:p>0.00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5.33333333333" calcext:value-type="float">
            <text:p>5.33</text:p>
          </table:table-cell>
          <table:table-cell office:value-type="float" office:value="2.5" calcext:value-type="float">
            <text:p>2.50</text:p>
          </table:table-cell>
          <table:table-cell table:formula="of:=[.B497]-[.B496]" office:value-type="float" office:value="0" calcext:value-type="float">
            <text:p>0.00</text:p>
          </table:table-cell>
          <table:table-cell table:formula="of:=[.C497]-[.C496]" office:value-type="float" office:value="0" calcext:value-type="float">
            <text:p>0.00</text:p>
          </table:table-cell>
        </table:table-row>
        <table:table-row table:style-name="ro2" table:number-rows-repeated="104807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4T23:30:39.713885528</dc:date>
    <dc:creator>pif </dc:creator>
    <meta:generator>LibreOffice/4.2.8.2$Linux_X86_64 LibreOffice_project/420$Build-2</meta:generator>
    <meta:editing-duration>P0D</meta:editing-duration>
    <meta:editing-cycles>1</meta:editing-cycles>
    <meta:document-statistic meta:table-count="1" meta:cell-count="248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-10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minimum="-50" chart:maximum="15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8080" draw:fill-color="#ff808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4.644cm" svg:height="19.525cm" xlink:href=".." xlink:type="simple" chart:class="chart:line" chart:style-name="ch1">
        <chart:legend chart:legend-position="end" svg:x="41.607cm" svg:y="8.716cm" style:legend-expansion="high" chart:style-name="ch2"/>
        <chart:plot-area chart:style-name="ch3" table:cell-range-address="Sheet1.A1:Sheet1.E497" chart:data-source-has-labels="both" svg:x="0.892cm" svg:y="0.39cm" svg:width="39.823cm" svg:height="18.745cm">
          <chartooo:coordinate-region svg:x="2.281cm" svg:y="0.589cm" svg:width="37.15cm" svg:height="18.347cm"/>
          <chart:axis chart:dimension="x" chart:name="primary-x" chart:style-name="ch4" chartooo:axis-type="auto">
            <chartooo:date-scale/>
            <chart:categories table:cell-range-address="Sheet1.A2:Sheet1.A49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B2:Sheet1.B497" chart:label-cell-address="Sheet1.B1:Sheet1.B1" chart:class="chart:line">
            <chart:data-point chart:repeated="496"/>
          </chart:series>
          <chart:series chart:attached-axis="primary-y" chart:style-name="ch9" chart:values-cell-range-address="Sheet1.C2:Sheet1.C497" chart:label-cell-address="Sheet1.C1:Sheet1.C1" chart:class="chart:line">
            <chart:data-point chart:repeated="496"/>
          </chart:series>
          <chart:series chart:attached-axis="secondary-y" chart:style-name="ch10" chart:values-cell-range-address="Sheet1.D2:Sheet1.D497" chart:label-cell-address="Sheet1.D1:Sheet1.D1" chart:class="chart:line">
            <chart:data-point chart:repeated="496"/>
          </chart:series>
          <chart:series chart:attached-axis="secondary-y" chart:style-name="ch11" chart:values-cell-range-address="Sheet1.E2:Sheet1.E497" chart:label-cell-address="Sheet1.E1:Sheet1.E1" chart:class="chart:line">
            <chart:data-point chart:repeated="49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n</text:p>
                <draw:g>
                  <svg:desc>Sheet1.B1:Sheet1.B1</svg:desc>
                </draw:g>
              </table:table-cell>
              <table:table-cell office:value-type="string">
                <text:p>red</text:p>
                <draw:g>
                  <svg:desc>Sheet1.C1:Sheet1.C1</svg:desc>
                </draw:g>
              </table:table-cell>
              <table:table-cell office:value-type="string">
                <text:p>delta green</text:p>
                <draw:g>
                  <svg:desc>Sheet1.D1:Sheet1.D1</svg:desc>
                </draw:g>
              </table:table-cell>
              <table:table-cell office:value-type="string">
                <text:p>delta red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Sheet1.A2:Sheet1.A497</svg:desc>
                </draw:g>
              </table:table-cell>
              <table:table-cell office:value-type="float" office:value="1.33333333333">
                <text:p>1.33333333333</text:p>
                <draw:g>
                  <svg:desc>Sheet1.B2:Sheet1.B497</svg:desc>
                </draw:g>
              </table:table-cell>
              <table:table-cell office:value-type="float" office:value="5">
                <text:p>5</text:p>
                <draw:g>
                  <svg:desc>Sheet1.C2:Sheet1.C497</svg:desc>
                </draw:g>
              </table:table-cell>
              <table:table-cell office:value-type="float" office:value="NaN">
                <text:p>NaN</text:p>
                <draw:g>
                  <svg:desc>Sheet1.D2:Sheet1.D497</svg:desc>
                </draw:g>
              </table:table-cell>
              <table:table-cell office:value-type="float" office:value="NaN">
                <text:p>NaN</text:p>
                <draw:g>
                  <svg:desc>Sheet1.E2:Sheet1.E497</svg:desc>
                </draw:g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7.5">
                <text:p>7.5</text:p>
              </table:table-cell>
              <table:table-cell office:value-type="float" office:value="5.33333333334">
                <text:p>5.3333333333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0.6666666667">
                <text:p>10.6666666667</text:p>
              </table:table-cell>
              <table:table-cell office:value-type="float" office:value="7.5">
                <text:p>7.5</text:p>
              </table:table-cell>
              <table:table-cell office:value-type="float" office:value="4.00000000003">
                <text:p>4.000000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9.33333333333">
                <text:p>9.33333333333</text:p>
              </table:table-cell>
              <table:table-cell office:value-type="float" office:value="7.5">
                <text:p>7.5</text:p>
              </table:table-cell>
              <table:table-cell office:value-type="float" office:value="-1.33333333337">
                <text:p>-1.3333333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0.6666666667">
                <text:p>10.6666666667</text:p>
              </table:table-cell>
              <table:table-cell office:value-type="float" office:value="7.5">
                <text:p>7.5</text:p>
              </table:table-cell>
              <table:table-cell office:value-type="float" office:value="1.33333333337">
                <text:p>1.3333333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8.75">
                <text:p>8.75</text:p>
              </table:table-cell>
              <table:table-cell office:value-type="float" office:value="-5.33333333337">
                <text:p>-5.333333333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  <table:table-cell office:value-type="float" office:value="-5.33333333333">
                <text:p>-5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6.25">
                <text:p>6.2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5">
                <text:p>5</text:p>
              </table:table-cell>
              <table:table-cell office:value-type="float" office:value="1.33333333334">
                <text:p>1.33333333334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6.25">
                <text:p>6.25</text:p>
              </table:table-cell>
              <table:table-cell office:value-type="float" office:value="-1.33333333334">
                <text:p>-1.3333333333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1.25">
                <text:p>1.2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1.25">
                <text:p>1.25</text:p>
              </table:table-cell>
              <table:table-cell office:value-type="float" office:value="1.33333333334">
                <text:p>1.3333333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2">
                <text:p>12</text:p>
              </table:table-cell>
              <table:table-cell office:value-type="float" office:value="1.25">
                <text:p>1.25</text:p>
              </table:table-cell>
              <table:table-cell office:value-type="float" office:value="9.33333333333">
                <text:p>9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14.6666666667">
                <text:p>14.6666666667</text:p>
              </table:table-cell>
              <table:table-cell office:value-type="float" office:value="1.25">
                <text:p>1.25</text:p>
              </table:table-cell>
              <table:table-cell office:value-type="float" office:value="2.6666666667">
                <text:p>2.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7.3333333333">
                <text:p>17.3333333333</text:p>
              </table:table-cell>
              <table:table-cell office:value-type="float" office:value="1.25">
                <text:p>1.25</text:p>
              </table:table-cell>
              <table:table-cell office:value-type="float" office:value="2.6666666666">
                <text:p>2.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16">
                <text:p>16</text:p>
              </table:table-cell>
              <table:table-cell office:value-type="float" office:value="1.25">
                <text:p>1.25</text:p>
              </table:table-cell>
              <table:table-cell office:value-type="float" office:value="-1.3333333333">
                <text:p>-1.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5.3333333333">
                <text:p>25.3333333333</text:p>
              </table:table-cell>
              <table:table-cell office:value-type="float" office:value="1.25">
                <text:p>1.25</text:p>
              </table:table-cell>
              <table:table-cell office:value-type="float" office:value="9.3333333333">
                <text:p>9.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45.3333333333">
                <text:p>45.3333333333</text:p>
              </table:table-cell>
              <table:table-cell office:value-type="float" office:value="1.25">
                <text:p>1.2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50.6666666667">
                <text:p>50.6666666667</text:p>
              </table:table-cell>
              <table:table-cell office:value-type="float" office:value="2.5">
                <text:p>2.5</text:p>
              </table:table-cell>
              <table:table-cell office:value-type="float" office:value="5.33333333340001">
                <text:p>5.3333333334000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52">
                <text:p>52</text:p>
              </table:table-cell>
              <table:table-cell office:value-type="float" office:value="13.75">
                <text:p>13.75</text:p>
              </table:table-cell>
              <table:table-cell office:value-type="float" office:value="1.3333333333">
                <text:p>1.333333333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50.6666666667">
                <text:p>50.6666666667</text:p>
              </table:table-cell>
              <table:table-cell office:value-type="float" office:value="17.5">
                <text:p>17.5</text:p>
              </table:table-cell>
              <table:table-cell office:value-type="float" office:value="-1.3333333333">
                <text:p>-1.333333333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60">
                <text:p>60</text:p>
              </table:table-cell>
              <table:table-cell office:value-type="float" office:value="18.75">
                <text:p>18.75</text:p>
              </table:table-cell>
              <table:table-cell office:value-type="float" office:value="9.3333333333">
                <text:p>9.3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69.3333333333">
                <text:p>69.3333333333</text:p>
              </table:table-cell>
              <table:table-cell office:value-type="float" office:value="22.5">
                <text:p>22.5</text:p>
              </table:table-cell>
              <table:table-cell office:value-type="float" office:value="9.3333333333">
                <text:p>9.333333333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76">
                <text:p>76</text:p>
              </table:table-cell>
              <table:table-cell office:value-type="float" office:value="23.75">
                <text:p>23.75</text:p>
              </table:table-cell>
              <table:table-cell office:value-type="float" office:value="6.6666666667">
                <text:p>6.66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80">
                <text:p>80</text:p>
              </table:table-cell>
              <table:table-cell office:value-type="float" office:value="47.5">
                <text:p>47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94.6666666667">
                <text:p>94.6666666667</text:p>
              </table:table-cell>
              <table:table-cell office:value-type="float" office:value="68.75">
                <text:p>68.75</text:p>
              </table:table-cell>
              <table:table-cell office:value-type="float" office:value="14.6666666667">
                <text:p>14.6666666667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94.6666666667">
                <text:p>94.6666666667</text:p>
              </table:table-cell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93.3333333333">
                <text:p>93.3333333333</text:p>
              </table:table-cell>
              <table:table-cell office:value-type="float" office:value="85">
                <text:p>85</text:p>
              </table:table-cell>
              <table:table-cell office:value-type="float" office:value="-1.33333333339999">
                <text:p>-1.3333333333999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89.3333333333">
                <text:p>89.3333333333</text:p>
              </table:table-cell>
              <table:table-cell office:value-type="float" office:value="98.75">
                <text:p>98.75</text:p>
              </table:table-cell>
              <table:table-cell office:value-type="float" office:value="-4">
                <text:p>-4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10.6666666667">
                <text:p>10.6666666667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00">
                <text:p>100</text:p>
              </table:table-cell>
              <table:table-cell office:value-type="float" office:value="97.5">
                <text:p>97.5</text:p>
              </table:table-cell>
              <table:table-cell office:value-type="float" office:value="0">
                <text:p>0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98.6666666667">
                <text:p>98.6666666667</text:p>
              </table:table-cell>
              <table:table-cell office:value-type="float" office:value="93.75">
                <text:p>93.75</text:p>
              </table:table-cell>
              <table:table-cell office:value-type="float" office:value="-1.3333333333">
                <text:p>-1.3333333333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81.3333333333">
                <text:p>81.3333333333</text:p>
              </table:table-cell>
              <table:table-cell office:value-type="float" office:value="100">
                <text:p>100</text:p>
              </table:table-cell>
              <table:table-cell office:value-type="float" office:value="-17.3333333334">
                <text:p>-17.3333333334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66.6666666667">
                <text:p>66.6666666667</text:p>
              </table:table-cell>
              <table:table-cell office:value-type="float" office:value="100">
                <text:p>100</text:p>
              </table:table-cell>
              <table:table-cell office:value-type="float" office:value="-14.6666666666">
                <text:p>-14.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-22.6666666667">
                <text:p>-22.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44">
                <text:p>4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42.6666666667">
                <text:p>42.6666666667</text:p>
              </table:table-cell>
              <table:table-cell office:value-type="float" office:value="98.75">
                <text:p>98.75</text:p>
              </table:table-cell>
              <table:table-cell office:value-type="float" office:value="-1.3333333333">
                <text:p>-1.333333333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41.3333333333">
                <text:p>41.3333333333</text:p>
              </table:table-cell>
              <table:table-cell office:value-type="float" office:value="97.5">
                <text:p>97.5</text:p>
              </table:table-cell>
              <table:table-cell office:value-type="float" office:value="-1.33333333340001">
                <text:p>-1.33333333340001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40">
                <text:p>40</text:p>
              </table:table-cell>
              <table:table-cell office:value-type="float" office:value="91.25">
                <text:p>91.25</text:p>
              </table:table-cell>
              <table:table-cell office:value-type="float" office:value="-1.3333333333">
                <text:p>-1.3333333333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40">
                <text:p>40</text:p>
              </table:table-cell>
              <table:table-cell office:value-type="float" office:value="71.25">
                <text:p>71.25</text:p>
              </table:table-cell>
              <table:table-cell office:value-type="float" office:value="0">
                <text:p>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0">
                <text:p>40</text:p>
              </table:table-cell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8.6666666667">
                <text:p>38.6666666667</text:p>
              </table:table-cell>
              <table:table-cell office:value-type="float" office:value="67.5">
                <text:p>67.5</text:p>
              </table:table-cell>
              <table:table-cell office:value-type="float" office:value="-1.3333333333">
                <text:p>-1.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66.25">
                <text:p>66.25</text:p>
              </table:table-cell>
              <table:table-cell office:value-type="float" office:value="-5.33333333340001">
                <text:p>-5.33333333340001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41.3333333333">
                <text:p>41.3333333333</text:p>
              </table:table-cell>
              <table:table-cell office:value-type="float" office:value="61.25">
                <text:p>61.25</text:p>
              </table:table-cell>
              <table:table-cell office:value-type="float" office:value="8">
                <text:p>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56">
                <text:p>56</text:p>
              </table:table-cell>
              <table:table-cell office:value-type="float" office:value="57.5">
                <text:p>57.5</text:p>
              </table:table-cell>
              <table:table-cell office:value-type="float" office:value="14.6666666667">
                <text:p>14.6666666667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73.3333333333">
                <text:p>73.3333333333</text:p>
              </table:table-cell>
              <table:table-cell office:value-type="float" office:value="55">
                <text:p>55</text:p>
              </table:table-cell>
              <table:table-cell office:value-type="float" office:value="17.3333333333">
                <text:p>17.3333333333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74.6666666667">
                <text:p>74.6666666667</text:p>
              </table:table-cell>
              <table:table-cell office:value-type="float" office:value="33.75">
                <text:p>33.75</text:p>
              </table:table-cell>
              <table:table-cell office:value-type="float" office:value="1.33333333339999">
                <text:p>1.33333333339999</text:p>
              </table:table-cell>
              <table:table-cell office:value-type="float" office:value="-21.25">
                <text:p>-21.25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76">
                <text:p>76</text:p>
              </table:table-cell>
              <table:table-cell office:value-type="float" office:value="16.25">
                <text:p>16.25</text:p>
              </table:table-cell>
              <table:table-cell office:value-type="float" office:value="1.3333333333">
                <text:p>1.3333333333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77.3333333333">
                <text:p>77.3333333333</text:p>
              </table:table-cell>
              <table:table-cell office:value-type="float" office:value="18.75">
                <text:p>18.75</text:p>
              </table:table-cell>
              <table:table-cell office:value-type="float" office:value="1.3333333333">
                <text:p>1.3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74.6666666667">
                <text:p>74.6666666667</text:p>
              </table:table-cell>
              <table:table-cell office:value-type="float" office:value="23.75">
                <text:p>23.75</text:p>
              </table:table-cell>
              <table:table-cell office:value-type="float" office:value="-2.66666666660001">
                <text:p>-2.666666666600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74.6666666667">
                <text:p>74.6666666667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73.3333333333">
                <text:p>73.3333333333</text:p>
              </table:table-cell>
              <table:table-cell office:value-type="float" office:value="25">
                <text:p>25</text:p>
              </table:table-cell>
              <table:table-cell office:value-type="float" office:value="-1.33333333339999">
                <text:p>-1.3333333333999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73.3333333333">
                <text:p>73.3333333333</text:p>
              </table:table-cell>
              <table:table-cell office:value-type="float" office:value="27.5">
                <text:p>2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70.6666666667">
                <text:p>70.6666666667</text:p>
              </table:table-cell>
              <table:table-cell office:value-type="float" office:value="35">
                <text:p>35</text:p>
              </table:table-cell>
              <table:table-cell office:value-type="float" office:value="-2.66666666660001">
                <text:p>-2.6666666666000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72">
                <text:p>72</text:p>
              </table:table-cell>
              <table:table-cell office:value-type="float" office:value="38.75">
                <text:p>38.75</text:p>
              </table:table-cell>
              <table:table-cell office:value-type="float" office:value="1.3333333333">
                <text:p>1.333333333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70.6666666667">
                <text:p>70.6666666667</text:p>
              </table:table-cell>
              <table:table-cell office:value-type="float" office:value="30">
                <text:p>30</text:p>
              </table:table-cell>
              <table:table-cell office:value-type="float" office:value="-1.3333333333">
                <text:p>-1.3333333333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69.3333333333">
                <text:p>69.3333333333</text:p>
              </table:table-cell>
              <table:table-cell office:value-type="float" office:value="32.5">
                <text:p>32.5</text:p>
              </table:table-cell>
              <table:table-cell office:value-type="float" office:value="-1.33333333339999">
                <text:p>-1.3333333333999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68">
                <text:p>68</text:p>
              </table:table-cell>
              <table:table-cell office:value-type="float" office:value="51.25">
                <text:p>51.25</text:p>
              </table:table-cell>
              <table:table-cell office:value-type="float" office:value="-1.3333333333">
                <text:p>-1.3333333333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72">
                <text:p>72</text:p>
              </table:table-cell>
              <table:table-cell office:value-type="float" office:value="53.75">
                <text:p>53.7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70.6666666667">
                <text:p>70.6666666667</text:p>
              </table:table-cell>
              <table:table-cell office:value-type="float" office:value="58.75">
                <text:p>58.75</text:p>
              </table:table-cell>
              <table:table-cell office:value-type="float" office:value="-1.3333333333">
                <text:p>-1.3333333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70.6666666667">
                <text:p>70.6666666667</text:p>
              </table:table-cell>
              <table:table-cell office:value-type="float" office:value="58.75">
                <text:p>5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69.3333333333">
                <text:p>69.3333333333</text:p>
              </table:table-cell>
              <table:table-cell office:value-type="float" office:value="53.75">
                <text:p>53.75</text:p>
              </table:table-cell>
              <table:table-cell office:value-type="float" office:value="-1.33333333339999">
                <text:p>-1.3333333333999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68">
                <text:p>68</text:p>
              </table:table-cell>
              <table:table-cell office:value-type="float" office:value="58.75">
                <text:p>58.75</text:p>
              </table:table-cell>
              <table:table-cell office:value-type="float" office:value="-1.3333333333">
                <text:p>-1.3333333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72">
                <text:p>72</text:p>
              </table:table-cell>
              <table:table-cell office:value-type="float" office:value="53.75">
                <text:p>53.75</text:p>
              </table:table-cell>
              <table:table-cell office:value-type="float" office:value="4">
                <text:p>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69.3333333333">
                <text:p>69.3333333333</text:p>
              </table:table-cell>
              <table:table-cell office:value-type="float" office:value="53.75">
                <text:p>53.75</text:p>
              </table:table-cell>
              <table:table-cell office:value-type="float" office:value="-2.6666666667">
                <text:p>-2.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69.3333333333">
                <text:p>69.3333333333</text:p>
              </table:table-cell>
              <table:table-cell office:value-type="float" office:value="48.75">
                <text:p>48.75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69.3333333333">
                <text:p>69.3333333333</text:p>
              </table:table-cell>
              <table:table-cell office:value-type="float" office:value="47.5">
                <text:p>47.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73.3333333333">
                <text:p>73.3333333333</text:p>
              </table:table-cell>
              <table:table-cell office:value-type="float" office:value="46.25">
                <text:p>46.25</text:p>
              </table:table-cell>
              <table:table-cell office:value-type="float" office:value="4">
                <text:p>4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72">
                <text:p>72</text:p>
              </table:table-cell>
              <table:table-cell office:value-type="float" office:value="45">
                <text:p>45</text:p>
              </table:table-cell>
              <table:table-cell office:value-type="float" office:value="-1.3333333333">
                <text:p>-1.333333333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72">
                <text:p>72</text:p>
              </table:table-cell>
              <table:table-cell office:value-type="float" office:value="43.75">
                <text:p>43.7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9.3333333333">
                <text:p>69.3333333333</text:p>
              </table:table-cell>
              <table:table-cell office:value-type="float" office:value="43.75">
                <text:p>43.75</text:p>
              </table:table-cell>
              <table:table-cell office:value-type="float" office:value="-2.6666666667">
                <text:p>-2.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61.3333333333">
                <text:p>61.3333333333</text:p>
              </table:table-cell>
              <table:table-cell office:value-type="float" office:value="45">
                <text:p>45</text:p>
              </table:table-cell>
              <table:table-cell office:value-type="float" office:value="-8.00000000000001">
                <text:p>-8.0000000000000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60">
                <text:p>60</text:p>
              </table:table-cell>
              <table:table-cell office:value-type="float" office:value="43.75">
                <text:p>43.75</text:p>
              </table:table-cell>
              <table:table-cell office:value-type="float" office:value="-1.3333333333">
                <text:p>-1.333333333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58.6666666667">
                <text:p>58.6666666667</text:p>
              </table:table-cell>
              <table:table-cell office:value-type="float" office:value="43.75">
                <text:p>43.75</text:p>
              </table:table-cell>
              <table:table-cell office:value-type="float" office:value="-1.3333333333">
                <text:p>-1.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65.3333333333">
                <text:p>65.3333333333</text:p>
              </table:table-cell>
              <table:table-cell office:value-type="float" office:value="43.75">
                <text:p>43.75</text:p>
              </table:table-cell>
              <table:table-cell office:value-type="float" office:value="6.6666666666">
                <text:p>6.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66.6666666667">
                <text:p>66.6666666667</text:p>
              </table:table-cell>
              <table:table-cell office:value-type="float" office:value="45">
                <text:p>45</text:p>
              </table:table-cell>
              <table:table-cell office:value-type="float" office:value="1.33333333339999">
                <text:p>1.3333333333999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70.6666666667">
                <text:p>70.6666666667</text:p>
              </table:table-cell>
              <table:table-cell office:value-type="float" office:value="42.5">
                <text:p>42.5</text:p>
              </table:table-cell>
              <table:table-cell office:value-type="float" office:value="4">
                <text:p>4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73.3333333333">
                <text:p>73.3333333333</text:p>
              </table:table-cell>
              <table:table-cell office:value-type="float" office:value="17.5">
                <text:p>17.5</text:p>
              </table:table-cell>
              <table:table-cell office:value-type="float" office:value="2.66666666660001">
                <text:p>2.66666666660001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76">
                <text:p>76</text:p>
              </table:table-cell>
              <table:table-cell office:value-type="float" office:value="12.5">
                <text:p>12.5</text:p>
              </table:table-cell>
              <table:table-cell office:value-type="float" office:value="2.6666666667">
                <text:p>2.666666666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73.3333333333">
                <text:p>73.3333333333</text:p>
              </table:table-cell>
              <table:table-cell office:value-type="float" office:value="12.5">
                <text:p>12.5</text:p>
              </table:table-cell>
              <table:table-cell office:value-type="float" office:value="-2.6666666667">
                <text:p>-2.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76">
                <text:p>76</text:p>
              </table:table-cell>
              <table:table-cell office:value-type="float" office:value="12.5">
                <text:p>12.5</text:p>
              </table:table-cell>
              <table:table-cell office:value-type="float" office:value="2.6666666667">
                <text:p>2.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73.3333333333">
                <text:p>73.3333333333</text:p>
              </table:table-cell>
              <table:table-cell office:value-type="float" office:value="13.75">
                <text:p>13.75</text:p>
              </table:table-cell>
              <table:table-cell office:value-type="float" office:value="-2.6666666667">
                <text:p>-2.66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73.3333333333">
                <text:p>73.3333333333</text:p>
              </table:table-cell>
              <table:table-cell office:value-type="float" office:value="18.75">
                <text:p>18.7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53.3333333333">
                <text:p>53.3333333333</text:p>
              </table:table-cell>
              <table:table-cell office:value-type="float" office:value="17.5">
                <text:p>17.5</text:p>
              </table:table-cell>
              <table:table-cell office:value-type="float" office:value="-20">
                <text:p>-2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48">
                <text:p>48</text:p>
              </table:table-cell>
              <table:table-cell office:value-type="float" office:value="21.25">
                <text:p>21.25</text:p>
              </table:table-cell>
              <table:table-cell office:value-type="float" office:value="-5.3333333333">
                <text:p>-5.333333333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49.3333333333">
                <text:p>49.3333333333</text:p>
              </table:table-cell>
              <table:table-cell office:value-type="float" office:value="12.5">
                <text:p>12.5</text:p>
              </table:table-cell>
              <table:table-cell office:value-type="float" office:value="1.3333333333">
                <text:p>1.3333333333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45.3333333333">
                <text:p>45.3333333333</text:p>
              </table:table-cell>
              <table:table-cell office:value-type="float" office:value="6.25">
                <text:p>6.25</text:p>
              </table:table-cell>
              <table:table-cell office:value-type="float" office:value="-4">
                <text:p>-4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46.6666666667">
                <text:p>46.6666666667</text:p>
              </table:table-cell>
              <table:table-cell office:value-type="float" office:value="3.75">
                <text:p>3.75</text:p>
              </table:table-cell>
              <table:table-cell office:value-type="float" office:value="1.33333333340001">
                <text:p>1.33333333340001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44">
                <text:p>44</text:p>
              </table:table-cell>
              <table:table-cell office:value-type="float" office:value="3.75">
                <text:p>3.75</text:p>
              </table:table-cell>
              <table:table-cell office:value-type="float" office:value="-2.6666666667">
                <text:p>-2.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5.3333333333">
                <text:p>25.3333333333</text:p>
              </table:table-cell>
              <table:table-cell office:value-type="float" office:value="3.75">
                <text:p>3.75</text:p>
              </table:table-cell>
              <table:table-cell office:value-type="float" office:value="-6.6666666667">
                <text:p>-6.6666666667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22.6666666667">
                <text:p>22.6666666667</text:p>
              </table:table-cell>
              <table:table-cell office:value-type="float" office:value="3.75">
                <text:p>3.75</text:p>
              </table:table-cell>
              <table:table-cell office:value-type="float" office:value="-2.6666666666">
                <text:p>-2.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3.75">
                <text:p>3.75</text:p>
              </table:table-cell>
              <table:table-cell office:value-type="float" office:value="-17.33333333337">
                <text:p>-17.3333333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4">
                <text:p>4</text:p>
              </table:table-cell>
              <table:table-cell office:value-type="float" office:value="3.75">
                <text:p>3.75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4">
                <text:p>4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4">
                <text:p>4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4">
                <text:p>4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4">
                <text:p>4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4">
                <text:p>4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4">
                <text:p>4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4">
                <text:p>4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3.75">
                <text:p>3.75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4">
                <text:p>4</text:p>
              </table:table-cell>
              <table:table-cell office:value-type="float" office:value="3.75">
                <text:p>3.7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3.75">
                <text:p>3.75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">
                <text:p>4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8.75">
                <text:p>8.75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">
                <text:p>4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9.33333333333">
                <text:p>9.33333333333</text:p>
              </table:table-cell>
              <table:table-cell office:value-type="float" office:value="6.25">
                <text:p>6.25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10.6666666667">
                <text:p>10.6666666667</text:p>
              </table:table-cell>
              <table:table-cell office:value-type="float" office:value="6.25">
                <text:p>6.25</text:p>
              </table:table-cell>
              <table:table-cell office:value-type="float" office:value="1.33333333337">
                <text:p>1.3333333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14.6666666667">
                <text:p>14.6666666667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17.3333333333">
                <text:p>17.3333333333</text:p>
              </table:table-cell>
              <table:table-cell office:value-type="float" office:value="7.5">
                <text:p>7.5</text:p>
              </table:table-cell>
              <table:table-cell office:value-type="float" office:value="2.6666666666">
                <text:p>2.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16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-1.3333333333">
                <text:p>-1.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17.3333333333">
                <text:p>17.3333333333</text:p>
              </table:table-cell>
              <table:table-cell office:value-type="float" office:value="8.75">
                <text:p>8.75</text:p>
              </table:table-cell>
              <table:table-cell office:value-type="float" office:value="1.3333333333">
                <text:p>1.333333333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8.6666666667">
                <text:p>18.6666666667</text:p>
              </table:table-cell>
              <table:table-cell office:value-type="float" office:value="8.75">
                <text:p>8.75</text:p>
              </table:table-cell>
              <table:table-cell office:value-type="float" office:value="1.3333333334">
                <text:p>1.333333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18.6666666667">
                <text:p>18.6666666667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20">
                <text:p>20</text:p>
              </table:table-cell>
              <table:table-cell office:value-type="float" office:value="8.75">
                <text:p>8.75</text:p>
              </table:table-cell>
              <table:table-cell office:value-type="float" office:value="1.3333333333">
                <text:p>1.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20">
                <text:p>20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21.3333333333">
                <text:p>21.3333333333</text:p>
              </table:table-cell>
              <table:table-cell office:value-type="float" office:value="8.75">
                <text:p>8.75</text:p>
              </table:table-cell>
              <table:table-cell office:value-type="float" office:value="1.3333333333">
                <text:p>1.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18.6666666667">
                <text:p>18.6666666667</text:p>
              </table:table-cell>
              <table:table-cell office:value-type="float" office:value="8.75">
                <text:p>8.75</text:p>
              </table:table-cell>
              <table:table-cell office:value-type="float" office:value="-2.6666666666">
                <text:p>-2.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16">
                <text:p>16</text:p>
              </table:table-cell>
              <table:table-cell office:value-type="float" office:value="8.75">
                <text:p>8.75</text:p>
              </table:table-cell>
              <table:table-cell office:value-type="float" office:value="-2.6666666667">
                <text:p>-2.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14.6666666667">
                <text:p>14.6666666667</text:p>
              </table:table-cell>
              <table:table-cell office:value-type="float" office:value="8.75">
                <text:p>8.75</text:p>
              </table:table-cell>
              <table:table-cell office:value-type="float" office:value="-1.3333333333">
                <text:p>-1.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21.3333333333">
                <text:p>21.3333333333</text:p>
              </table:table-cell>
              <table:table-cell office:value-type="float" office:value="8.75">
                <text:p>8.75</text:p>
              </table:table-cell>
              <table:table-cell office:value-type="float" office:value="6.6666666666">
                <text:p>6.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24">
                <text:p>24</text:p>
              </table:table-cell>
              <table:table-cell office:value-type="float" office:value="8.75">
                <text:p>8.75</text:p>
              </table:table-cell>
              <table:table-cell office:value-type="float" office:value="2.6666666667">
                <text:p>2.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22.6666666667">
                <text:p>22.6666666667</text:p>
              </table:table-cell>
              <table:table-cell office:value-type="float" office:value="8.75">
                <text:p>8.75</text:p>
              </table:table-cell>
              <table:table-cell office:value-type="float" office:value="-1.3333333333">
                <text:p>-1.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8.6666666667">
                <text:p>18.6666666667</text:p>
              </table:table-cell>
              <table:table-cell office:value-type="float" office:value="8.75">
                <text:p>8.75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20">
                <text:p>20</text:p>
              </table:table-cell>
              <table:table-cell office:value-type="float" office:value="8.75">
                <text:p>8.75</text:p>
              </table:table-cell>
              <table:table-cell office:value-type="float" office:value="1.3333333333">
                <text:p>1.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18.6666666667">
                <text:p>18.6666666667</text:p>
              </table:table-cell>
              <table:table-cell office:value-type="float" office:value="10">
                <text:p>10</text:p>
              </table:table-cell>
              <table:table-cell office:value-type="float" office:value="-1.3333333333">
                <text:p>-1.3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5.3333333333">
                <text:p>5.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29.3333333333">
                <text:p>29.3333333333</text:p>
              </table:table-cell>
              <table:table-cell office:value-type="float" office:value="11.25">
                <text:p>11.25</text:p>
              </table:table-cell>
              <table:table-cell office:value-type="float" office:value="5.3333333333">
                <text:p>5.3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2.6666666667">
                <text:p>42.6666666667</text:p>
              </table:table-cell>
              <table:table-cell office:value-type="float" office:value="18.75">
                <text:p>18.75</text:p>
              </table:table-cell>
              <table:table-cell office:value-type="float" office:value="13.3333333334">
                <text:p>13.333333333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9.3333333333">
                <text:p>49.3333333333</text:p>
              </table:table-cell>
              <table:table-cell office:value-type="float" office:value="20">
                <text:p>20</text:p>
              </table:table-cell>
              <table:table-cell office:value-type="float" office:value="6.66666666659999">
                <text:p>6.6666666665999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56">
                <text:p>56</text:p>
              </table:table-cell>
              <table:table-cell office:value-type="float" office:value="22.5">
                <text:p>22.5</text:p>
              </table:table-cell>
              <table:table-cell office:value-type="float" office:value="6.6666666667">
                <text:p>6.666666666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61.3333333333">
                <text:p>61.3333333333</text:p>
              </table:table-cell>
              <table:table-cell office:value-type="float" office:value="22.5">
                <text:p>22.5</text:p>
              </table:table-cell>
              <table:table-cell office:value-type="float" office:value="5.3333333333">
                <text:p>5.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64">
                <text:p>64</text:p>
              </table:table-cell>
              <table:table-cell office:value-type="float" office:value="21.25">
                <text:p>21.25</text:p>
              </table:table-cell>
              <table:table-cell office:value-type="float" office:value="2.6666666667">
                <text:p>2.6666666667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53.3333333333">
                <text:p>53.3333333333</text:p>
              </table:table-cell>
              <table:table-cell office:value-type="float" office:value="23.75">
                <text:p>23.75</text:p>
              </table:table-cell>
              <table:table-cell office:value-type="float" office:value="-10.6666666667">
                <text:p>-10.666666666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72">
                <text:p>72</text:p>
              </table:table-cell>
              <table:table-cell office:value-type="float" office:value="42.5">
                <text:p>42.5</text:p>
              </table:table-cell>
              <table:table-cell office:value-type="float" office:value="18.6666666667">
                <text:p>18.6666666667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84">
                <text:p>84</text:p>
              </table:table-cell>
              <table:table-cell office:value-type="float" office:value="48.75">
                <text:p>48.75</text:p>
              </table:table-cell>
              <table:table-cell office:value-type="float" office:value="12">
                <text:p>12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88">
                <text:p>88</text:p>
              </table:table-cell>
              <table:table-cell office:value-type="float" office:value="58.75">
                <text:p>58.7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89.3333333333">
                <text:p>89.3333333333</text:p>
              </table:table-cell>
              <table:table-cell office:value-type="float" office:value="80">
                <text:p>80</text:p>
              </table:table-cell>
              <table:table-cell office:value-type="float" office:value="1.3333333333">
                <text:p>1.3333333333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70.6666666667">
                <text:p>70.6666666667</text:p>
              </table:table-cell>
              <table:table-cell office:value-type="float" office:value="77.5">
                <text:p>77.5</text:p>
              </table:table-cell>
              <table:table-cell office:value-type="float" office:value="-18.6666666666">
                <text:p>-18.6666666666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70.6666666667">
                <text:p>70.6666666667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90.6666666667">
                <text:p>90.6666666667</text:p>
              </table:table-cell>
              <table:table-cell office:value-type="float" office:value="87.5">
                <text:p>87.5</text:p>
              </table:table-cell>
              <table:table-cell office:value-type="float" office:value="20">
                <text:p>2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88">
                <text:p>88</text:p>
              </table:table-cell>
              <table:table-cell office:value-type="float" office:value="93.75">
                <text:p>93.75</text:p>
              </table:table-cell>
              <table:table-cell office:value-type="float" office:value="-2.6666666667">
                <text:p>-2.6666666667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72">
                <text:p>72</text:p>
              </table:table-cell>
              <table:table-cell office:value-type="float" office:value="95">
                <text:p>95</text:p>
              </table:table-cell>
              <table:table-cell office:value-type="float" office:value="-16">
                <text:p>-1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50.6666666667">
                <text:p>50.6666666667</text:p>
              </table:table-cell>
              <table:table-cell office:value-type="float" office:value="86.25">
                <text:p>86.25</text:p>
              </table:table-cell>
              <table:table-cell office:value-type="float" office:value="-21.3333333333">
                <text:p>-21.3333333333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1.3333333333">
                <text:p>41.3333333333</text:p>
              </table:table-cell>
              <table:table-cell office:value-type="float" office:value="72.5">
                <text:p>72.5</text:p>
              </table:table-cell>
              <table:table-cell office:value-type="float" office:value="-9.33333333340001">
                <text:p>-9.33333333340001</text:p>
              </table:table-cell>
              <table:table-cell office:value-type="float" office:value="-13.75">
                <text:p>-13.75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53.3333333333">
                <text:p>53.3333333333</text:p>
              </table:table-cell>
              <table:table-cell office:value-type="float" office:value="83.75">
                <text:p>83.75</text:p>
              </table:table-cell>
              <table:table-cell office:value-type="float" office:value="12">
                <text:p>12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53.3333333333">
                <text:p>53.333333333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38.6666666667">
                <text:p>38.6666666667</text:p>
              </table:table-cell>
              <table:table-cell office:value-type="float" office:value="50">
                <text:p>50</text:p>
              </table:table-cell>
              <table:table-cell office:value-type="float" office:value="-14.6666666666">
                <text:p>-14.6666666666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9.33333333333">
                <text:p>9.33333333333</text:p>
              </table:table-cell>
              <table:table-cell office:value-type="float" office:value="43.75">
                <text:p>43.75</text:p>
              </table:table-cell>
              <table:table-cell office:value-type="float" office:value="-29.33333333337">
                <text:p>-29.33333333337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8">
                <text:p>8</text:p>
              </table:table-cell>
              <table:table-cell office:value-type="float" office:value="36.25">
                <text:p>36.25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9.33333333333">
                <text:p>9.33333333333</text:p>
              </table:table-cell>
              <table:table-cell office:value-type="float" office:value="43.75">
                <text:p>43.7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10.6666666667">
                <text:p>10.6666666667</text:p>
              </table:table-cell>
              <table:table-cell office:value-type="float" office:value="43.75">
                <text:p>43.75</text:p>
              </table:table-cell>
              <table:table-cell office:value-type="float" office:value="1.33333333337">
                <text:p>1.3333333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0.6666666667">
                <text:p>10.6666666667</text:p>
              </table:table-cell>
              <table:table-cell office:value-type="float" office:value="47.5">
                <text:p>47.5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10.6666666667">
                <text:p>10.6666666667</text:p>
              </table:table-cell>
              <table:table-cell office:value-type="float" office:value="41.25">
                <text:p>41.25</text:p>
              </table:table-cell>
              <table:table-cell office:value-type="float" office:value="0">
                <text:p>0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9.33333333333">
                <text:p>9.33333333333</text:p>
              </table:table-cell>
              <table:table-cell office:value-type="float" office:value="36.25">
                <text:p>36.25</text:p>
              </table:table-cell>
              <table:table-cell office:value-type="float" office:value="-1.33333333337">
                <text:p>-1.3333333333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9.33333333333">
                <text:p>9.33333333333</text:p>
              </table:table-cell>
              <table:table-cell office:value-type="float" office:value="31.25">
                <text:p>31.25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10.6666666667">
                <text:p>10.6666666667</text:p>
              </table:table-cell>
              <table:table-cell office:value-type="float" office:value="26.25">
                <text:p>26.25</text:p>
              </table:table-cell>
              <table:table-cell office:value-type="float" office:value="1.33333333337">
                <text:p>1.3333333333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8">
                <text:p>8</text:p>
              </table:table-cell>
              <table:table-cell office:value-type="float" office:value="12.5">
                <text:p>12.5</text:p>
              </table:table-cell>
              <table:table-cell office:value-type="float" office:value="-2.6666666667">
                <text:p>-2.6666666667</text:p>
              </table:table-cell>
              <table:table-cell office:value-type="float" office:value="-13.75">
                <text:p>-13.75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9.33333333333">
                <text:p>9.33333333333</text:p>
              </table:table-cell>
              <table:table-cell office:value-type="float" office:value="11.25">
                <text:p>11.2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9.33333333333">
                <text:p>9.3333333333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12">
                <text:p>12</text:p>
              </table:table-cell>
              <table:table-cell office:value-type="float" office:value="8.75">
                <text:p>8.75</text:p>
              </table:table-cell>
              <table:table-cell office:value-type="float" office:value="4">
                <text:p>4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9.33333333333">
                <text:p>9.33333333333</text:p>
              </table:table-cell>
              <table:table-cell office:value-type="float" office:value="15">
                <text:p>15</text:p>
              </table:table-cell>
              <table:table-cell office:value-type="float" office:value="-2.66666666667">
                <text:p>-2.66666666667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9.33333333333">
                <text:p>9.33333333333</text:p>
              </table:table-cell>
              <table:table-cell office:value-type="float" office:value="16.25">
                <text:p>16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-2.66666666666">
                <text:p>-2.6666666666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">
                <text:p>4</text:p>
              </table:table-cell>
              <table:table-cell office:value-type="float" office:value="11.25">
                <text:p>11.25</text:p>
              </table:table-cell>
              <table:table-cell office:value-type="float" office:value="-2.66666666667">
                <text:p>-2.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14.6666666667">
                <text:p>14.6666666667</text:p>
              </table:table-cell>
              <table:table-cell office:value-type="float" office:value="12.5">
                <text:p>12.5</text:p>
              </table:table-cell>
              <table:table-cell office:value-type="float" office:value="10.6666666667">
                <text:p>10.66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18.6666666667">
                <text:p>18.6666666667</text:p>
              </table:table-cell>
              <table:table-cell office:value-type="float" office:value="8.75">
                <text:p>8.75</text:p>
              </table:table-cell>
              <table:table-cell office:value-type="float" office:value="4">
                <text:p>4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37.3333333333">
                <text:p>37.3333333333</text:p>
              </table:table-cell>
              <table:table-cell office:value-type="float" office:value="10">
                <text:p>10</text:p>
              </table:table-cell>
              <table:table-cell office:value-type="float" office:value="18.6666666666">
                <text:p>18.666666666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73.3333333333">
                <text:p>73.3333333333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78.6666666667">
                <text:p>78.6666666667</text:p>
              </table:table-cell>
              <table:table-cell office:value-type="float" office:value="7.5">
                <text:p>7.5</text:p>
              </table:table-cell>
              <table:table-cell office:value-type="float" office:value="5.33333333339999">
                <text:p>5.33333333339999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80">
                <text:p>80</text:p>
              </table:table-cell>
              <table:table-cell office:value-type="float" office:value="18.75">
                <text:p>18.75</text:p>
              </table:table-cell>
              <table:table-cell office:value-type="float" office:value="1.3333333333">
                <text:p>1.333333333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78.6666666667">
                <text:p>78.6666666667</text:p>
              </table:table-cell>
              <table:table-cell office:value-type="float" office:value="21.25">
                <text:p>21.25</text:p>
              </table:table-cell>
              <table:table-cell office:value-type="float" office:value="-1.3333333333">
                <text:p>-1.3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69.3333333333">
                <text:p>69.3333333333</text:p>
              </table:table-cell>
              <table:table-cell office:value-type="float" office:value="42.5">
                <text:p>42.5</text:p>
              </table:table-cell>
              <table:table-cell office:value-type="float" office:value="-9.33333333339999">
                <text:p>-9.33333333339999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69.3333333333">
                <text:p>69.3333333333</text:p>
              </table:table-cell>
              <table:table-cell office:value-type="float" office:value="46.25">
                <text:p>46.25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84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14.6666666667">
                <text:p>14.666666666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74.6666666667">
                <text:p>74.6666666667</text:p>
              </table:table-cell>
              <table:table-cell office:value-type="float" office:value="66.25">
                <text:p>66.25</text:p>
              </table:table-cell>
              <table:table-cell office:value-type="float" office:value="-9.3333333333">
                <text:p>-9.333333333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72">
                <text:p>72</text:p>
              </table:table-cell>
              <table:table-cell office:value-type="float" office:value="68.75">
                <text:p>68.75</text:p>
              </table:table-cell>
              <table:table-cell office:value-type="float" office:value="-2.6666666667">
                <text:p>-2.666666666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68">
                <text:p>68</text:p>
              </table:table-cell>
              <table:table-cell office:value-type="float" office:value="71.25">
                <text:p>71.25</text:p>
              </table:table-cell>
              <table:table-cell office:value-type="float" office:value="-4">
                <text:p>-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78.6666666667">
                <text:p>78.6666666667</text:p>
              </table:table-cell>
              <table:table-cell office:value-type="float" office:value="81.25">
                <text:p>81.25</text:p>
              </table:table-cell>
              <table:table-cell office:value-type="float" office:value="10.6666666667">
                <text:p>10.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89.3333333333">
                <text:p>89.3333333333</text:p>
              </table:table-cell>
              <table:table-cell office:value-type="float" office:value="76.25">
                <text:p>76.25</text:p>
              </table:table-cell>
              <table:table-cell office:value-type="float" office:value="10.6666666666">
                <text:p>10.666666666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92">
                <text:p>92</text:p>
              </table:table-cell>
              <table:table-cell office:value-type="float" office:value="72.5">
                <text:p>72.5</text:p>
              </table:table-cell>
              <table:table-cell office:value-type="float" office:value="2.6666666667">
                <text:p>2.6666666667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94.6666666667">
                <text:p>94.6666666667</text:p>
              </table:table-cell>
              <table:table-cell office:value-type="float" office:value="71.25">
                <text:p>71.25</text:p>
              </table:table-cell>
              <table:table-cell office:value-type="float" office:value="2.6666666667">
                <text:p>2.6666666667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96">
                <text:p>96</text:p>
              </table:table-cell>
              <table:table-cell office:value-type="float" office:value="67.5">
                <text:p>67.5</text:p>
              </table:table-cell>
              <table:table-cell office:value-type="float" office:value="1.3333333333">
                <text:p>1.3333333333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97.3333333333">
                <text:p>97.3333333333</text:p>
              </table:table-cell>
              <table:table-cell office:value-type="float" office:value="86.25">
                <text:p>86.25</text:p>
              </table:table-cell>
              <table:table-cell office:value-type="float" office:value="1.3333333333">
                <text:p>1.3333333333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93.75">
                <text:p>93.75</text:p>
              </table:table-cell>
              <table:table-cell office:value-type="float" office:value="2.6666666667">
                <text:p>2.666666666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93.75">
                <text:p>9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80">
                <text:p>80</text:p>
              </table:table-cell>
              <table:table-cell office:value-type="float" office:value="93.75">
                <text:p>93.75</text:p>
              </table:table-cell>
              <table:table-cell office:value-type="float" office:value="-20">
                <text:p>-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69.3333333333">
                <text:p>69.3333333333</text:p>
              </table:table-cell>
              <table:table-cell office:value-type="float" office:value="96.25">
                <text:p>96.25</text:p>
              </table:table-cell>
              <table:table-cell office:value-type="float" office:value="-10.6666666667">
                <text:p>-10.666666666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30.6666666667">
                <text:p>30.6666666667</text:p>
              </table:table-cell>
              <table:table-cell office:value-type="float" office:value="96.25">
                <text:p>96.25</text:p>
              </table:table-cell>
              <table:table-cell office:value-type="float" office:value="-38.6666666666">
                <text:p>-38.6666666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30.6666666667">
                <text:p>30.6666666667</text:p>
              </table:table-cell>
              <table:table-cell office:value-type="float" office:value="96.25">
                <text:p>9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26.6666666667">
                <text:p>26.6666666667</text:p>
              </table:table-cell>
              <table:table-cell office:value-type="float" office:value="96.25">
                <text:p>96.25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1.3333333333">
                <text:p>21.3333333333</text:p>
              </table:table-cell>
              <table:table-cell office:value-type="float" office:value="81.25">
                <text:p>81.25</text:p>
              </table:table-cell>
              <table:table-cell office:value-type="float" office:value="-5.3333333334">
                <text:p>-5.3333333334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4">
                <text:p>4</text:p>
              </table:table-cell>
              <table:table-cell office:value-type="float" office:value="41.25">
                <text:p>41.25</text:p>
              </table:table-cell>
              <table:table-cell office:value-type="float" office:value="-17.3333333333">
                <text:p>-17.333333333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">
                <text:p>4</text:p>
              </table:table-cell>
              <table:table-cell office:value-type="float" office:value="32.5">
                <text:p>32.5</text:p>
              </table:table-cell>
              <table:table-cell office:value-type="float" office:value="0">
                <text:p>0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4">
                <text:p>4</text:p>
              </table:table-cell>
              <table:table-cell office:value-type="float" office:value="28.75">
                <text:p>28.75</text:p>
              </table:table-cell>
              <table:table-cell office:value-type="float" office:value="0">
                <text:p>0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-21.25">
                <text:p>-21.25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7.5">
                <text:p>7.5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4">
                <text:p>4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4">
                <text:p>4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4">
                <text:p>4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4">
                <text:p>4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4">
                <text:p>4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4">
                <text:p>4</text:p>
              </table:table-cell>
              <table:table-cell office:value-type="float" office:value="11.25">
                <text:p>1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4">
                <text:p>4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7.5">
                <text:p>7.5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4">
                <text:p>4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4">
                <text:p>4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4">
                <text:p>4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4">
                <text:p>4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6.25">
                <text:p>6.2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3.75">
                <text:p>3.7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3.75">
                <text:p>3.75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6.25">
                <text:p>6.2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4">
                <text:p>4</text:p>
              </table:table-cell>
              <table:table-cell office:value-type="float" office:value="6.25">
                <text:p>6.25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4">
                <text:p>4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4">
                <text:p>4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7.5">
                <text:p>7.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5">
                <text:p>5</text:p>
              </table:table-cell>
              <table:table-cell office:value-type="float" office:value="1.33333333334">
                <text:p>1.3333333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5">
                <text:p>5</text:p>
              </table:table-cell>
              <table:table-cell office:value-type="float" office:value="-1.33333333334">
                <text:p>-1.3333333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5">
                <text:p>5</text:p>
              </table:table-cell>
              <table:table-cell office:value-type="float" office:value="1.33333333334">
                <text:p>1.3333333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2.5">
                <text:p>2.5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0">
                <text:p>0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8">
                <text:p>8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8">
                <text:p>8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8">
                <text:p>8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8">
                <text:p>8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3.75">
                <text:p>3.75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2.66666666667">
                <text:p>-2.6666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7.5">
                <text:p>7.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7.5">
                <text:p>7.5</text:p>
              </table:table-cell>
              <table:table-cell office:value-type="float" office:value="1.33333333334">
                <text:p>1.3333333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6.25">
                <text:p>6.25</text:p>
              </table:table-cell>
              <table:table-cell office:value-type="float" office:value="-1.33333333334">
                <text:p>-1.3333333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8">
                <text:p>8</text:p>
              </table:table-cell>
              <table:table-cell office:value-type="float" office:value="8.75">
                <text:p>8.7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8.75">
                <text:p>8.75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8">
                <text:p>8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9.33333333333">
                <text:p>9.33333333333</text:p>
              </table:table-cell>
              <table:table-cell office:value-type="float" office:value="7.5">
                <text:p>7.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5">
                <text:p>5</text:p>
              </table:table-cell>
              <table:table-cell office:value-type="float" office:value="3.99999999997">
                <text:p>3.99999999997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3.3333333333">
                <text:p>13.333333333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14.6666666667">
                <text:p>14.6666666667</text:p>
              </table:table-cell>
              <table:table-cell office:value-type="float" office:value="5">
                <text:p>5</text:p>
              </table:table-cell>
              <table:table-cell office:value-type="float" office:value="1.3333333334">
                <text:p>1.333333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5.3333333333">
                <text:p>5.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29.3333333333">
                <text:p>29.3333333333</text:p>
              </table:table-cell>
              <table:table-cell office:value-type="float" office:value="3.75">
                <text:p>3.75</text:p>
              </table:table-cell>
              <table:table-cell office:value-type="float" office:value="9.3333333333">
                <text:p>9.333333333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41.3333333333">
                <text:p>41.3333333333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74.6666666667">
                <text:p>74.6666666667</text:p>
              </table:table-cell>
              <table:table-cell office:value-type="float" office:value="7.5">
                <text:p>7.5</text:p>
              </table:table-cell>
              <table:table-cell office:value-type="float" office:value="33.3333333334">
                <text:p>33.333333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94.6666666667">
                <text:p>94.6666666667</text:p>
              </table:table-cell>
              <table:table-cell office:value-type="float" office:value="6.25">
                <text:p>6.25</text:p>
              </table:table-cell>
              <table:table-cell office:value-type="float" office:value="20">
                <text:p>2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93.3333333333">
                <text:p>93.3333333333</text:p>
              </table:table-cell>
              <table:table-cell office:value-type="float" office:value="7.5">
                <text:p>7.5</text:p>
              </table:table-cell>
              <table:table-cell office:value-type="float" office:value="-1.33333333339999">
                <text:p>-1.3333333333999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86.6666666667">
                <text:p>86.6666666667</text:p>
              </table:table-cell>
              <table:table-cell office:value-type="float" office:value="35">
                <text:p>35</text:p>
              </table:table-cell>
              <table:table-cell office:value-type="float" office:value="-6.66666666660001">
                <text:p>-6.66666666660001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88">
                <text:p>88</text:p>
              </table:table-cell>
              <table:table-cell office:value-type="float" office:value="63.75">
                <text:p>63.75</text:p>
              </table:table-cell>
              <table:table-cell office:value-type="float" office:value="1.3333333333">
                <text:p>1.3333333333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97.3333333333">
                <text:p>97.3333333333</text:p>
              </table:table-cell>
              <table:table-cell office:value-type="float" office:value="81.25">
                <text:p>81.25</text:p>
              </table:table-cell>
              <table:table-cell office:value-type="float" office:value="9.3333333333">
                <text:p>9.333333333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97.3333333333">
                <text:p>97.3333333333</text:p>
              </table:table-cell>
              <table:table-cell office:value-type="float" office:value="88.75">
                <text:p>88.7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92">
                <text:p>92</text:p>
              </table:table-cell>
              <table:table-cell office:value-type="float" office:value="80">
                <text:p>80</text:p>
              </table:table-cell>
              <table:table-cell office:value-type="float" office:value="-5.3333333333">
                <text:p>-5.3333333333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68">
                <text:p>68</text:p>
              </table:table-cell>
              <table:table-cell office:value-type="float" office:value="76.25">
                <text:p>76.25</text:p>
              </table:table-cell>
              <table:table-cell office:value-type="float" office:value="-24">
                <text:p>-24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73.3333333333">
                <text:p>73.3333333333</text:p>
              </table:table-cell>
              <table:table-cell office:value-type="float" office:value="93.75">
                <text:p>93.75</text:p>
              </table:table-cell>
              <table:table-cell office:value-type="float" office:value="5.3333333333">
                <text:p>5.333333333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57.3333333333">
                <text:p>57.3333333333</text:p>
              </table:table-cell>
              <table:table-cell office:value-type="float" office:value="93.75">
                <text:p>93.75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88">
                <text:p>88</text:p>
              </table:table-cell>
              <table:table-cell office:value-type="float" office:value="87.5">
                <text:p>87.5</text:p>
              </table:table-cell>
              <table:table-cell office:value-type="float" office:value="30.6666666667">
                <text:p>30.6666666667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92">
                <text:p>92</text:p>
              </table:table-cell>
              <table:table-cell office:value-type="float" office:value="68.75">
                <text:p>68.75</text:p>
              </table:table-cell>
              <table:table-cell office:value-type="float" office:value="4">
                <text:p>4</text:p>
              </table:table-cell>
              <table:table-cell office:value-type="float" office:value="-18.75">
                <text:p>-18.75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57.3333333333">
                <text:p>57.3333333333</text:p>
              </table:table-cell>
              <table:table-cell office:value-type="float" office:value="60">
                <text:p>60</text:p>
              </table:table-cell>
              <table:table-cell office:value-type="float" office:value="-34.6666666667">
                <text:p>-34.6666666667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77.3333333333">
                <text:p>77.3333333333</text:p>
              </table:table-cell>
              <table:table-cell office:value-type="float" office:value="72.5">
                <text:p>72.5</text:p>
              </table:table-cell>
              <table:table-cell office:value-type="float" office:value="20">
                <text:p>2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89.3333333333">
                <text:p>89.3333333333</text:p>
              </table:table-cell>
              <table:table-cell office:value-type="float" office:value="80">
                <text:p>80</text:p>
              </table:table-cell>
              <table:table-cell office:value-type="float" office:value="12">
                <text:p>1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88">
                <text:p>88</text:p>
              </table:table-cell>
              <table:table-cell office:value-type="float" office:value="57.5">
                <text:p>57.5</text:p>
              </table:table-cell>
              <table:table-cell office:value-type="float" office:value="-1.3333333333">
                <text:p>-1.3333333333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86.6666666667">
                <text:p>86.6666666667</text:p>
              </table:table-cell>
              <table:table-cell office:value-type="float" office:value="55">
                <text:p>55</text:p>
              </table:table-cell>
              <table:table-cell office:value-type="float" office:value="-1.3333333333">
                <text:p>-1.3333333333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65.3333333333">
                <text:p>65.3333333333</text:p>
              </table:table-cell>
              <table:table-cell office:value-type="float" office:value="73.75">
                <text:p>73.75</text:p>
              </table:table-cell>
              <table:table-cell office:value-type="float" office:value="-21.3333333334">
                <text:p>-21.3333333334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60">
                <text:p>60</text:p>
              </table:table-cell>
              <table:table-cell office:value-type="float" office:value="83.75">
                <text:p>83.75</text:p>
              </table:table-cell>
              <table:table-cell office:value-type="float" office:value="-5.3333333333">
                <text:p>-5.3333333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62.6666666667">
                <text:p>62.6666666667</text:p>
              </table:table-cell>
              <table:table-cell office:value-type="float" office:value="87.5">
                <text:p>87.5</text:p>
              </table:table-cell>
              <table:table-cell office:value-type="float" office:value="2.6666666667">
                <text:p>2.6666666667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62.6666666667">
                <text:p>62.6666666667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6.66666666667">
                <text:p>6.66666666667</text:p>
              </table:table-cell>
              <table:table-cell office:value-type="float" office:value="76.25">
                <text:p>76.25</text:p>
              </table:table-cell>
              <table:table-cell office:value-type="float" office:value="-56.00000000003">
                <text:p>-56.0000000000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4">
                <text:p>4</text:p>
              </table:table-cell>
              <table:table-cell office:value-type="float" office:value="37.5">
                <text:p>37.5</text:p>
              </table:table-cell>
              <table:table-cell office:value-type="float" office:value="-2.66666666667">
                <text:p>-2.66666666667</text:p>
              </table:table-cell>
              <table:table-cell office:value-type="float" office:value="-38.75">
                <text:p>-38.75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4">
                <text:p>4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4">
                <text:p>4</text:p>
              </table:table-cell>
              <table:table-cell office:value-type="float" office:value="68.75">
                <text:p>68.7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4">
                <text:p>4</text:p>
              </table:table-cell>
              <table:table-cell office:value-type="float" office:value="16.25">
                <text:p>16.25</text:p>
              </table:table-cell>
              <table:table-cell office:value-type="float" office:value="0">
                <text:p>0</text:p>
              </table:table-cell>
              <table:table-cell office:value-type="float" office:value="-52.5">
                <text:p>-52.5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4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4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4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4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0">
                <text:p>0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4">
                <text:p>4</text:p>
              </table:table-cell>
              <table:table-cell office:value-type="float" office:value="3.75">
                <text:p>3.75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4">
                <text:p>4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5">
                <text:p>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4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4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1.25">
                <text:p>1.25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4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4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1.25">
                <text:p>1.25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4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4">
                <text:p>4</text:p>
              </table:table-cell>
              <table:table-cell office:value-type="float" office:value="6.25">
                <text:p>6.25</text:p>
              </table:table-cell>
              <table:table-cell office:value-type="float" office:value="0">
                <text:p>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4">
                <text:p>4</text:p>
              </table:table-cell>
              <table:table-cell office:value-type="float" office:value="16.25">
                <text:p>16.25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17.5">
                <text:p>17.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4">
                <text:p>4</text:p>
              </table:table-cell>
              <table:table-cell office:value-type="float" office:value="13.75">
                <text:p>13.75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0">
                <text:p>0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-13.75">
                <text:p>-13.75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2.66666666667">
                <text:p>2.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1.25">
                <text:p>1.2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4">
                <text:p>4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1.25">
                <text:p>1.2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4">
                <text:p>4</text:p>
              </table:table-cell>
              <table:table-cell office:value-type="float" office:value="1.25">
                <text:p>1.25</text:p>
              </table:table-cell>
              <table:table-cell office:value-type="float" office:value="-1.33333333333">
                <text:p>-1.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2.5">
                <text:p>2.5</text:p>
              </table:table-cell>
              <table:table-cell office:value-type="float" office:value="1.33333333333">
                <text:p>1.333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5.33333333333">
                <text:p>5.33333333333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